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189cm" style:rel-column-width="4582*"/>
    </style:style>
    <style:style style:name="Таблица1.B" style:family="table-column">
      <style:table-column-properties style:column-width="3.992cm" style:rel-column-width="15387*"/>
    </style:style>
    <style:style style:name="Таблица1.C" style:family="table-column">
      <style:table-column-properties style:column-width="4.918cm" style:rel-column-width="18957*"/>
    </style:style>
    <style:style style:name="Таблица1.D" style:family="table-column">
      <style:table-column-properties style:column-width="2.688cm" style:rel-column-width="10362*"/>
    </style:style>
    <style:style style:name="Таблица1.E" style:family="table-column">
      <style:table-column-properties style:column-width="4.214cm" style:rel-column-width="1624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189cm" style:rel-column-width="4582*"/>
    </style:style>
    <style:style style:name="Таблица2.B" style:family="table-column">
      <style:table-column-properties style:column-width="3.992cm" style:rel-column-width="15387*"/>
    </style:style>
    <style:style style:name="Таблица2.C" style:family="table-column">
      <style:table-column-properties style:column-width="4.918cm" style:rel-column-width="18957*"/>
    </style:style>
    <style:style style:name="Таблица2.D" style:family="table-column">
      <style:table-column-properties style:column-width="2.688cm" style:rel-column-width="10362*"/>
    </style:style>
    <style:style style:name="Таблица2.E" style:family="table-column">
      <style:table-column-properties style:column-width="4.214cm" style:rel-column-width="16247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.189cm" style:rel-column-width="4582*"/>
    </style:style>
    <style:style style:name="Таблица3.B" style:family="table-column">
      <style:table-column-properties style:column-width="3.992cm" style:rel-column-width="15387*"/>
    </style:style>
    <style:style style:name="Таблица3.C" style:family="table-column">
      <style:table-column-properties style:column-width="4.918cm" style:rel-column-width="18957*"/>
    </style:style>
    <style:style style:name="Таблица3.D" style:family="table-column">
      <style:table-column-properties style:column-width="2.688cm" style:rel-column-width="10362*"/>
    </style:style>
    <style:style style:name="Таблица3.E" style:family="table-column">
      <style:table-column-properties style:column-width="4.214cm" style:rel-column-width="16247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.189cm" style:rel-column-width="4582*"/>
    </style:style>
    <style:style style:name="Таблица5.B" style:family="table-column">
      <style:table-column-properties style:column-width="3.992cm" style:rel-column-width="15387*"/>
    </style:style>
    <style:style style:name="Таблица5.C" style:family="table-column">
      <style:table-column-properties style:column-width="4.918cm" style:rel-column-width="18957*"/>
    </style:style>
    <style:style style:name="Таблица5.D" style:family="table-column">
      <style:table-column-properties style:column-width="2.688cm" style:rel-column-width="10362*"/>
    </style:style>
    <style:style style:name="Таблица5.E" style:family="table-column">
      <style:table-column-properties style:column-width="4.214cm" style:rel-column-width="16247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E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.189cm" style:rel-column-width="4582*"/>
    </style:style>
    <style:style style:name="Таблица6.B" style:family="table-column">
      <style:table-column-properties style:column-width="3.992cm" style:rel-column-width="15387*"/>
    </style:style>
    <style:style style:name="Таблица6.C" style:family="table-column">
      <style:table-column-properties style:column-width="4.918cm" style:rel-column-width="18957*"/>
    </style:style>
    <style:style style:name="Таблица6.D" style:family="table-column">
      <style:table-column-properties style:column-width="2.688cm" style:rel-column-width="10362*"/>
    </style:style>
    <style:style style:name="Таблица6.E" style:family="table-column">
      <style:table-column-properties style:column-width="4.214cm" style:rel-column-width="16247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E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.189cm" style:rel-column-width="4582*"/>
    </style:style>
    <style:style style:name="Таблица7.B" style:family="table-column">
      <style:table-column-properties style:column-width="3.992cm" style:rel-column-width="15387*"/>
    </style:style>
    <style:style style:name="Таблица7.C" style:family="table-column">
      <style:table-column-properties style:column-width="4.918cm" style:rel-column-width="18957*"/>
    </style:style>
    <style:style style:name="Таблица7.D" style:family="table-column">
      <style:table-column-properties style:column-width="2.688cm" style:rel-column-width="10362*"/>
    </style:style>
    <style:style style:name="Таблица7.E" style:family="table-column">
      <style:table-column-properties style:column-width="4.214cm" style:rel-column-width="16247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.189cm" style:rel-column-width="4582*"/>
    </style:style>
    <style:style style:name="Таблица8.B" style:family="table-column">
      <style:table-column-properties style:column-width="4.699cm" style:rel-column-width="18114*"/>
    </style:style>
    <style:style style:name="Таблица8.C" style:family="table-column">
      <style:table-column-properties style:column-width="4.21cm" style:rel-column-width="16230*"/>
    </style:style>
    <style:style style:name="Таблица8.D" style:family="table-column">
      <style:table-column-properties style:column-width="2.688cm" style:rel-column-width="10362*"/>
    </style:style>
    <style:style style:name="Таблица8.E" style:family="table-column">
      <style:table-column-properties style:column-width="4.214cm" style:rel-column-width="16247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E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.189cm" style:rel-column-width="4582*"/>
    </style:style>
    <style:style style:name="Таблица9.B" style:family="table-column">
      <style:table-column-properties style:column-width="4.699cm" style:rel-column-width="18114*"/>
    </style:style>
    <style:style style:name="Таблица9.C" style:family="table-column">
      <style:table-column-properties style:column-width="4.21cm" style:rel-column-width="16230*"/>
    </style:style>
    <style:style style:name="Таблица9.D" style:family="table-column">
      <style:table-column-properties style:column-width="2.688cm" style:rel-column-width="10362*"/>
    </style:style>
    <style:style style:name="Таблица9.E" style:family="table-column">
      <style:table-column-properties style:column-width="4.214cm" style:rel-column-width="16247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E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.201cm" style:rel-column-width="4629*"/>
    </style:style>
    <style:style style:name="Таблица10.B" style:family="table-column">
      <style:table-column-properties style:column-width="4.708cm" style:rel-column-width="18145*"/>
    </style:style>
    <style:style style:name="Таблица10.C" style:family="table-column">
      <style:table-column-properties style:column-width="4.202cm" style:rel-column-width="16197*"/>
    </style:style>
    <style:style style:name="Таблица10.D" style:family="table-column">
      <style:table-column-properties style:column-width="2.688cm" style:rel-column-width="10365*"/>
    </style:style>
    <style:style style:name="Таблица10.E" style:family="table-column">
      <style:table-column-properties style:column-width="4.202cm" style:rel-column-width="16199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E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.189cm" style:rel-column-width="4582*"/>
    </style:style>
    <style:style style:name="Таблица11.B" style:family="table-column">
      <style:table-column-properties style:column-width="3.992cm" style:rel-column-width="15387*"/>
    </style:style>
    <style:style style:name="Таблица11.C" style:family="table-column">
      <style:table-column-properties style:column-width="4.918cm" style:rel-column-width="18957*"/>
    </style:style>
    <style:style style:name="Таблица11.D" style:family="table-column">
      <style:table-column-properties style:column-width="2.688cm" style:rel-column-width="10362*"/>
    </style:style>
    <style:style style:name="Таблица11.E" style:family="table-column">
      <style:table-column-properties style:column-width="4.214cm" style:rel-column-width="16247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E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.189cm" style:rel-column-width="4582*"/>
    </style:style>
    <style:style style:name="Таблица12.B" style:family="table-column">
      <style:table-column-properties style:column-width="3.992cm" style:rel-column-width="15387*"/>
    </style:style>
    <style:style style:name="Таблица12.C" style:family="table-column">
      <style:table-column-properties style:column-width="4.918cm" style:rel-column-width="18957*"/>
    </style:style>
    <style:style style:name="Таблица12.D" style:family="table-column">
      <style:table-column-properties style:column-width="2.688cm" style:rel-column-width="10362*"/>
    </style:style>
    <style:style style:name="Таблица12.E" style:family="table-column">
      <style:table-column-properties style:column-width="4.214cm" style:rel-column-width="16247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E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1.189cm" style:rel-column-width="4582*"/>
    </style:style>
    <style:style style:name="Таблица13.B" style:family="table-column">
      <style:table-column-properties style:column-width="3.992cm" style:rel-column-width="15387*"/>
    </style:style>
    <style:style style:name="Таблица13.C" style:family="table-column">
      <style:table-column-properties style:column-width="4.918cm" style:rel-column-width="18957*"/>
    </style:style>
    <style:style style:name="Таблица13.D" style:family="table-column">
      <style:table-column-properties style:column-width="2.688cm" style:rel-column-width="10362*"/>
    </style:style>
    <style:style style:name="Таблица13.E" style:family="table-column">
      <style:table-column-properties style:column-width="4.214cm" style:rel-column-width="16247*"/>
    </style:style>
    <style:style style:name="Таблица1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3.E1" style:family="table-cell">
      <style:table-cell-properties fo:padding="0.097cm" fo:border="0.5pt solid #000000"/>
    </style:style>
    <style:style style:name="Таблица13.A2" style:family="table-cell">
      <style:table-cell-properties fo:padding="0.097cm" fo:border-left="0.5pt solid #000000" fo:border-right="none" fo:border-top="none" fo:border-bottom="0.5pt solid #000000"/>
    </style:style>
    <style:style style:name="Таблица1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1.189cm" style:rel-column-width="4582*"/>
    </style:style>
    <style:style style:name="Таблица14.B" style:family="table-column">
      <style:table-column-properties style:column-width="3.992cm" style:rel-column-width="15387*"/>
    </style:style>
    <style:style style:name="Таблица14.C" style:family="table-column">
      <style:table-column-properties style:column-width="4.918cm" style:rel-column-width="18957*"/>
    </style:style>
    <style:style style:name="Таблица14.D" style:family="table-column">
      <style:table-column-properties style:column-width="2.688cm" style:rel-column-width="10362*"/>
    </style:style>
    <style:style style:name="Таблица14.E" style:family="table-column">
      <style:table-column-properties style:column-width="4.214cm" style:rel-column-width="16247*"/>
    </style:style>
    <style:style style:name="Таблица1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4.E1" style:family="table-cell">
      <style:table-cell-properties fo:padding="0.097cm" fo:border="0.5pt solid #000000"/>
    </style:style>
    <style:style style:name="Таблица14.A2" style:family="table-cell">
      <style:table-cell-properties fo:padding="0.097cm" fo:border-left="0.5pt solid #000000" fo:border-right="none" fo:border-top="none" fo:border-bottom="0.5pt solid #000000"/>
    </style:style>
    <style:style style:name="Таблица1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0" style:family="table">
      <style:table-properties style:width="17cm" table:align="margins"/>
    </style:style>
    <style:style style:name="Таблица30.A" style:family="table-column">
      <style:table-column-properties style:column-width="1.189cm" style:rel-column-width="4582*"/>
    </style:style>
    <style:style style:name="Таблица30.B" style:family="table-column">
      <style:table-column-properties style:column-width="3.992cm" style:rel-column-width="15387*"/>
    </style:style>
    <style:style style:name="Таблица30.C" style:family="table-column">
      <style:table-column-properties style:column-width="4.918cm" style:rel-column-width="18957*"/>
    </style:style>
    <style:style style:name="Таблица30.D" style:family="table-column">
      <style:table-column-properties style:column-width="2.688cm" style:rel-column-width="10362*"/>
    </style:style>
    <style:style style:name="Таблица30.E" style:family="table-column">
      <style:table-column-properties style:column-width="4.214cm" style:rel-column-width="16247*"/>
    </style:style>
    <style:style style:name="Таблица3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0.E1" style:family="table-cell">
      <style:table-cell-properties fo:padding="0.097cm" fo:border="0.5pt solid #000000"/>
    </style:style>
    <style:style style:name="Таблица30.A2" style:family="table-cell">
      <style:table-cell-properties fo:padding="0.097cm" fo:border-left="0.5pt solid #000000" fo:border-right="none" fo:border-top="none" fo:border-bottom="0.5pt solid #000000"/>
    </style:style>
    <style:style style:name="Таблица3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1.189cm" style:rel-column-width="4582*"/>
    </style:style>
    <style:style style:name="Таблица15.B" style:family="table-column">
      <style:table-column-properties style:column-width="3.992cm" style:rel-column-width="15387*"/>
    </style:style>
    <style:style style:name="Таблица15.C" style:family="table-column">
      <style:table-column-properties style:column-width="4.918cm" style:rel-column-width="18957*"/>
    </style:style>
    <style:style style:name="Таблица15.D" style:family="table-column">
      <style:table-column-properties style:column-width="2.688cm" style:rel-column-width="10362*"/>
    </style:style>
    <style:style style:name="Таблица15.E" style:family="table-column">
      <style:table-column-properties style:column-width="4.214cm" style:rel-column-width="16247*"/>
    </style:style>
    <style:style style:name="Таблица1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5.E1" style:family="table-cell">
      <style:table-cell-properties fo:padding="0.097cm" fo:border="0.5pt solid #000000"/>
    </style:style>
    <style:style style:name="Таблица15.A2" style:family="table-cell">
      <style:table-cell-properties fo:padding="0.097cm" fo:border-left="0.5pt solid #000000" fo:border-right="none" fo:border-top="none" fo:border-bottom="0.5pt solid #000000"/>
    </style:style>
    <style:style style:name="Таблица1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1.187cm" style:rel-column-width="4576*"/>
    </style:style>
    <style:style style:name="Таблица16.B" style:family="table-column">
      <style:table-column-properties style:column-width="3.992cm" style:rel-column-width="15387*"/>
    </style:style>
    <style:style style:name="Таблица16.C" style:family="table-column">
      <style:table-column-properties style:column-width="4.918cm" style:rel-column-width="18957*"/>
    </style:style>
    <style:style style:name="Таблица16.D" style:family="table-column">
      <style:table-column-properties style:column-width="2.688cm" style:rel-column-width="10362*"/>
    </style:style>
    <style:style style:name="Таблица16.E" style:family="table-column">
      <style:table-column-properties style:column-width="4.216cm" style:rel-column-width="16253*"/>
    </style:style>
    <style:style style:name="Таблица1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6.E1" style:family="table-cell">
      <style:table-cell-properties fo:padding="0.097cm" fo:border="0.5pt solid #000000"/>
    </style:style>
    <style:style style:name="Таблица16.A2" style:family="table-cell">
      <style:table-cell-properties fo:padding="0.097cm" fo:border-left="0.5pt solid #000000" fo:border-right="none" fo:border-top="none" fo:border-bottom="0.5pt solid #000000"/>
    </style:style>
    <style:style style:name="Таблица1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1.187cm" style:rel-column-width="4576*"/>
    </style:style>
    <style:style style:name="Таблица17.B" style:family="table-column">
      <style:table-column-properties style:column-width="4.202cm" style:rel-column-width="16196*"/>
    </style:style>
    <style:style style:name="Таблица17.C" style:family="table-column">
      <style:table-column-properties style:column-width="4.708cm" style:rel-column-width="18148*"/>
    </style:style>
    <style:style style:name="Таблица17.D" style:family="table-column">
      <style:table-column-properties style:column-width="2.688cm" style:rel-column-width="10362*"/>
    </style:style>
    <style:style style:name="Таблица17.E" style:family="table-column">
      <style:table-column-properties style:column-width="4.216cm" style:rel-column-width="16253*"/>
    </style:style>
    <style:style style:name="Таблица1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7.E1" style:family="table-cell">
      <style:table-cell-properties fo:padding="0.097cm" fo:border="0.5pt solid #000000"/>
    </style:style>
    <style:style style:name="Таблица17.A2" style:family="table-cell">
      <style:table-cell-properties fo:padding="0.097cm" fo:border-left="0.5pt solid #000000" fo:border-right="none" fo:border-top="none" fo:border-bottom="0.5pt solid #000000"/>
    </style:style>
    <style:style style:name="Таблица1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8" style:family="table">
      <style:table-properties style:width="17cm" table:align="margins"/>
    </style:style>
    <style:style style:name="Таблица18.A" style:family="table-column">
      <style:table-column-properties style:column-width="1.187cm" style:rel-column-width="4576*"/>
    </style:style>
    <style:style style:name="Таблица18.B" style:family="table-column">
      <style:table-column-properties style:column-width="4.202cm" style:rel-column-width="16196*"/>
    </style:style>
    <style:style style:name="Таблица18.C" style:family="table-column">
      <style:table-column-properties style:column-width="4.708cm" style:rel-column-width="18148*"/>
    </style:style>
    <style:style style:name="Таблица18.D" style:family="table-column">
      <style:table-column-properties style:column-width="2.688cm" style:rel-column-width="10362*"/>
    </style:style>
    <style:style style:name="Таблица18.E" style:family="table-column">
      <style:table-column-properties style:column-width="4.216cm" style:rel-column-width="16253*"/>
    </style:style>
    <style:style style:name="Таблица1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8.E1" style:family="table-cell">
      <style:table-cell-properties fo:padding="0.097cm" fo:border="0.5pt solid #000000"/>
    </style:style>
    <style:style style:name="Таблица18.A2" style:family="table-cell">
      <style:table-cell-properties fo:padding="0.097cm" fo:border-left="0.5pt solid #000000" fo:border-right="none" fo:border-top="none" fo:border-bottom="0.5pt solid #000000"/>
    </style:style>
    <style:style style:name="Таблица1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1.187cm" style:rel-column-width="4576*"/>
    </style:style>
    <style:style style:name="Таблица19.B" style:family="table-column">
      <style:table-column-properties style:column-width="3.992cm" style:rel-column-width="15387*"/>
    </style:style>
    <style:style style:name="Таблица19.C" style:family="table-column">
      <style:table-column-properties style:column-width="4.918cm" style:rel-column-width="18957*"/>
    </style:style>
    <style:style style:name="Таблица19.D" style:family="table-column">
      <style:table-column-properties style:column-width="2.688cm" style:rel-column-width="10362*"/>
    </style:style>
    <style:style style:name="Таблица19.E" style:family="table-column">
      <style:table-column-properties style:column-width="4.216cm" style:rel-column-width="16253*"/>
    </style:style>
    <style:style style:name="Таблица1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9.E1" style:family="table-cell">
      <style:table-cell-properties fo:padding="0.097cm" fo:border="0.5pt solid #000000"/>
    </style:style>
    <style:style style:name="Таблица19.A2" style:family="table-cell">
      <style:table-cell-properties fo:padding="0.097cm" fo:border-left="0.5pt solid #000000" fo:border-right="none" fo:border-top="none" fo:border-bottom="0.5pt solid #000000"/>
    </style:style>
    <style:style style:name="Таблица1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0" style:family="table">
      <style:table-properties style:width="17cm" table:align="margins"/>
    </style:style>
    <style:style style:name="Таблица20.A" style:family="table-column">
      <style:table-column-properties style:column-width="1.187cm" style:rel-column-width="4576*"/>
    </style:style>
    <style:style style:name="Таблица20.B" style:family="table-column">
      <style:table-column-properties style:column-width="3.992cm" style:rel-column-width="15387*"/>
    </style:style>
    <style:style style:name="Таблица20.C" style:family="table-column">
      <style:table-column-properties style:column-width="4.918cm" style:rel-column-width="18957*"/>
    </style:style>
    <style:style style:name="Таблица20.D" style:family="table-column">
      <style:table-column-properties style:column-width="2.688cm" style:rel-column-width="10362*"/>
    </style:style>
    <style:style style:name="Таблица20.E" style:family="table-column">
      <style:table-column-properties style:column-width="4.216cm" style:rel-column-width="16253*"/>
    </style:style>
    <style:style style:name="Таблица2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0.E1" style:family="table-cell">
      <style:table-cell-properties fo:padding="0.097cm" fo:border="0.5pt solid #000000"/>
    </style:style>
    <style:style style:name="Таблица20.A2" style:family="table-cell">
      <style:table-cell-properties fo:padding="0.097cm" fo:border-left="0.5pt solid #000000" fo:border-right="none" fo:border-top="none" fo:border-bottom="0.5pt solid #000000"/>
    </style:style>
    <style:style style:name="Таблица2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" style:family="table">
      <style:table-properties style:width="17cm" table:align="margins"/>
    </style:style>
    <style:style style:name="Таблица21.A" style:family="table-column">
      <style:table-column-properties style:column-width="1.187cm" style:rel-column-width="4576*"/>
    </style:style>
    <style:style style:name="Таблица21.B" style:family="table-column">
      <style:table-column-properties style:column-width="3.992cm" style:rel-column-width="15387*"/>
    </style:style>
    <style:style style:name="Таблица21.C" style:family="table-column">
      <style:table-column-properties style:column-width="4.918cm" style:rel-column-width="18957*"/>
    </style:style>
    <style:style style:name="Таблица21.D" style:family="table-column">
      <style:table-column-properties style:column-width="2.688cm" style:rel-column-width="10362*"/>
    </style:style>
    <style:style style:name="Таблица21.E" style:family="table-column">
      <style:table-column-properties style:column-width="4.216cm" style:rel-column-width="16253*"/>
    </style:style>
    <style:style style:name="Таблица2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1.E1" style:family="table-cell">
      <style:table-cell-properties fo:padding="0.097cm" fo:border="0.5pt solid #000000"/>
    </style:style>
    <style:style style:name="Таблица21.A2" style:family="table-cell">
      <style:table-cell-properties fo:padding="0.097cm" fo:border-left="0.5pt solid #000000" fo:border-right="none" fo:border-top="none" fo:border-bottom="0.5pt solid #000000"/>
    </style:style>
    <style:style style:name="Таблица2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2" style:family="table">
      <style:table-properties style:width="17cm" table:align="margins"/>
    </style:style>
    <style:style style:name="Таблица22.A" style:family="table-column">
      <style:table-column-properties style:column-width="1.187cm" style:rel-column-width="4576*"/>
    </style:style>
    <style:style style:name="Таблица22.B" style:family="table-column">
      <style:table-column-properties style:column-width="3.992cm" style:rel-column-width="15387*"/>
    </style:style>
    <style:style style:name="Таблица22.C" style:family="table-column">
      <style:table-column-properties style:column-width="4.918cm" style:rel-column-width="18957*"/>
    </style:style>
    <style:style style:name="Таблица22.D" style:family="table-column">
      <style:table-column-properties style:column-width="2.688cm" style:rel-column-width="10362*"/>
    </style:style>
    <style:style style:name="Таблица22.E" style:family="table-column">
      <style:table-column-properties style:column-width="4.216cm" style:rel-column-width="16253*"/>
    </style:style>
    <style:style style:name="Таблица2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2.E1" style:family="table-cell">
      <style:table-cell-properties fo:padding="0.097cm" fo:border="0.5pt solid #000000"/>
    </style:style>
    <style:style style:name="Таблица22.A2" style:family="table-cell">
      <style:table-cell-properties fo:padding="0.097cm" fo:border-left="0.5pt solid #000000" fo:border-right="none" fo:border-top="none" fo:border-bottom="0.5pt solid #000000"/>
    </style:style>
    <style:style style:name="Таблица2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3" style:family="table">
      <style:table-properties style:width="17cm" table:align="margins"/>
    </style:style>
    <style:style style:name="Таблица23.A" style:family="table-column">
      <style:table-column-properties style:column-width="1.187cm" style:rel-column-width="4576*"/>
    </style:style>
    <style:style style:name="Таблица23.B" style:family="table-column">
      <style:table-column-properties style:column-width="3.992cm" style:rel-column-width="15387*"/>
    </style:style>
    <style:style style:name="Таблица23.C" style:family="table-column">
      <style:table-column-properties style:column-width="4.918cm" style:rel-column-width="18957*"/>
    </style:style>
    <style:style style:name="Таблица23.D" style:family="table-column">
      <style:table-column-properties style:column-width="2.688cm" style:rel-column-width="10362*"/>
    </style:style>
    <style:style style:name="Таблица23.E" style:family="table-column">
      <style:table-column-properties style:column-width="4.216cm" style:rel-column-width="16253*"/>
    </style:style>
    <style:style style:name="Таблица2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3.E1" style:family="table-cell">
      <style:table-cell-properties fo:padding="0.097cm" fo:border="0.5pt solid #000000"/>
    </style:style>
    <style:style style:name="Таблица23.A2" style:family="table-cell">
      <style:table-cell-properties fo:padding="0.097cm" fo:border-left="0.5pt solid #000000" fo:border-right="none" fo:border-top="none" fo:border-bottom="0.5pt solid #000000"/>
    </style:style>
    <style:style style:name="Таблица2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4" style:family="table">
      <style:table-properties style:width="17cm" table:align="margins"/>
    </style:style>
    <style:style style:name="Таблица24.A" style:family="table-column">
      <style:table-column-properties style:column-width="1.187cm" style:rel-column-width="4576*"/>
    </style:style>
    <style:style style:name="Таблица24.B" style:family="table-column">
      <style:table-column-properties style:column-width="3.992cm" style:rel-column-width="15387*"/>
    </style:style>
    <style:style style:name="Таблица24.C" style:family="table-column">
      <style:table-column-properties style:column-width="4.918cm" style:rel-column-width="18957*"/>
    </style:style>
    <style:style style:name="Таблица24.D" style:family="table-column">
      <style:table-column-properties style:column-width="2.688cm" style:rel-column-width="10362*"/>
    </style:style>
    <style:style style:name="Таблица24.E" style:family="table-column">
      <style:table-column-properties style:column-width="4.216cm" style:rel-column-width="16253*"/>
    </style:style>
    <style:style style:name="Таблица2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4.E1" style:family="table-cell">
      <style:table-cell-properties fo:padding="0.097cm" fo:border="0.5pt solid #000000"/>
    </style:style>
    <style:style style:name="Таблица24.A2" style:family="table-cell">
      <style:table-cell-properties fo:padding="0.097cm" fo:border-left="0.5pt solid #000000" fo:border-right="none" fo:border-top="none" fo:border-bottom="0.5pt solid #000000"/>
    </style:style>
    <style:style style:name="Таблица2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17cm" table:align="margins"/>
    </style:style>
    <style:style style:name="Таблица25.A" style:family="table-column">
      <style:table-column-properties style:column-width="1.187cm" style:rel-column-width="4576*"/>
    </style:style>
    <style:style style:name="Таблица25.B" style:family="table-column">
      <style:table-column-properties style:column-width="3.992cm" style:rel-column-width="15387*"/>
    </style:style>
    <style:style style:name="Таблица25.C" style:family="table-column">
      <style:table-column-properties style:column-width="4.918cm" style:rel-column-width="18957*"/>
    </style:style>
    <style:style style:name="Таблица25.D" style:family="table-column">
      <style:table-column-properties style:column-width="2.688cm" style:rel-column-width="10362*"/>
    </style:style>
    <style:style style:name="Таблица25.E" style:family="table-column">
      <style:table-column-properties style:column-width="4.216cm" style:rel-column-width="16253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E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6" style:family="table">
      <style:table-properties style:width="17cm" table:align="margins"/>
    </style:style>
    <style:style style:name="Таблица26.A" style:family="table-column">
      <style:table-column-properties style:column-width="1.187cm" style:rel-column-width="4576*"/>
    </style:style>
    <style:style style:name="Таблица26.B" style:family="table-column">
      <style:table-column-properties style:column-width="3.992cm" style:rel-column-width="15387*"/>
    </style:style>
    <style:style style:name="Таблица26.C" style:family="table-column">
      <style:table-column-properties style:column-width="4.918cm" style:rel-column-width="18957*"/>
    </style:style>
    <style:style style:name="Таблица26.D" style:family="table-column">
      <style:table-column-properties style:column-width="2.688cm" style:rel-column-width="10362*"/>
    </style:style>
    <style:style style:name="Таблица26.E" style:family="table-column">
      <style:table-column-properties style:column-width="4.216cm" style:rel-column-width="16253*"/>
    </style:style>
    <style:style style:name="Таблица2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6.E1" style:family="table-cell">
      <style:table-cell-properties fo:padding="0.097cm" fo:border="0.5pt solid #000000"/>
    </style:style>
    <style:style style:name="Таблица26.A2" style:family="table-cell">
      <style:table-cell-properties fo:padding="0.097cm" fo:border-left="0.5pt solid #000000" fo:border-right="none" fo:border-top="none" fo:border-bottom="0.5pt solid #000000"/>
    </style:style>
    <style:style style:name="Таблица2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17cm" table:align="margins"/>
    </style:style>
    <style:style style:name="Таблица27.A" style:family="table-column">
      <style:table-column-properties style:column-width="1.187cm" style:rel-column-width="4576*"/>
    </style:style>
    <style:style style:name="Таблица27.B" style:family="table-column">
      <style:table-column-properties style:column-width="3.992cm" style:rel-column-width="15387*"/>
    </style:style>
    <style:style style:name="Таблица27.C" style:family="table-column">
      <style:table-column-properties style:column-width="4.918cm" style:rel-column-width="18957*"/>
    </style:style>
    <style:style style:name="Таблица27.D" style:family="table-column">
      <style:table-column-properties style:column-width="2.688cm" style:rel-column-width="10362*"/>
    </style:style>
    <style:style style:name="Таблица27.E" style:family="table-column">
      <style:table-column-properties style:column-width="4.216cm" style:rel-column-width="16253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E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8" style:family="table">
      <style:table-properties style:width="17cm" table:align="margins"/>
    </style:style>
    <style:style style:name="Таблица28.A" style:family="table-column">
      <style:table-column-properties style:column-width="1.187cm" style:rel-column-width="4576*"/>
    </style:style>
    <style:style style:name="Таблица28.B" style:family="table-column">
      <style:table-column-properties style:column-width="3.992cm" style:rel-column-width="15387*"/>
    </style:style>
    <style:style style:name="Таблица28.C" style:family="table-column">
      <style:table-column-properties style:column-width="4.918cm" style:rel-column-width="18957*"/>
    </style:style>
    <style:style style:name="Таблица28.D" style:family="table-column">
      <style:table-column-properties style:column-width="2.688cm" style:rel-column-width="10362*"/>
    </style:style>
    <style:style style:name="Таблица28.E" style:family="table-column">
      <style:table-column-properties style:column-width="4.216cm" style:rel-column-width="16253*"/>
    </style:style>
    <style:style style:name="Таблица2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8.E1" style:family="table-cell">
      <style:table-cell-properties fo:padding="0.097cm" fo:border="0.5pt solid #000000"/>
    </style:style>
    <style:style style:name="Таблица28.A2" style:family="table-cell">
      <style:table-cell-properties fo:padding="0.097cm" fo:border-left="0.5pt solid #000000" fo:border-right="none" fo:border-top="none" fo:border-bottom="0.5pt solid #000000"/>
    </style:style>
    <style:style style:name="Таблица2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9" style:family="table">
      <style:table-properties style:width="17cm" table:align="margins"/>
    </style:style>
    <style:style style:name="Таблица29.A" style:family="table-column">
      <style:table-column-properties style:column-width="1.187cm" style:rel-column-width="4576*"/>
    </style:style>
    <style:style style:name="Таблица29.B" style:family="table-column">
      <style:table-column-properties style:column-width="3.992cm" style:rel-column-width="15387*"/>
    </style:style>
    <style:style style:name="Таблица29.C" style:family="table-column">
      <style:table-column-properties style:column-width="4.918cm" style:rel-column-width="18957*"/>
    </style:style>
    <style:style style:name="Таблица29.D" style:family="table-column">
      <style:table-column-properties style:column-width="2.688cm" style:rel-column-width="10362*"/>
    </style:style>
    <style:style style:name="Таблица29.E" style:family="table-column">
      <style:table-column-properties style:column-width="4.216cm" style:rel-column-width="16253*"/>
    </style:style>
    <style:style style:name="Таблица2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9.E1" style:family="table-cell">
      <style:table-cell-properties fo:padding="0.097cm" fo:border="0.5pt solid #000000"/>
    </style:style>
    <style:style style:name="Таблица29.A2" style:family="table-cell">
      <style:table-cell-properties fo:padding="0.097cm" fo:border-left="0.5pt solid #000000" fo:border-right="none" fo:border-top="none" fo:border-bottom="0.5pt solid #000000"/>
    </style:style>
    <style:style style:name="Таблица2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1" style:family="table">
      <style:table-properties style:width="17cm" table:align="margins"/>
    </style:style>
    <style:style style:name="Таблица31.A" style:family="table-column">
      <style:table-column-properties style:column-width="1.189cm" style:rel-column-width="4582*"/>
    </style:style>
    <style:style style:name="Таблица31.B" style:family="table-column">
      <style:table-column-properties style:column-width="3.992cm" style:rel-column-width="15387*"/>
    </style:style>
    <style:style style:name="Таблица31.C" style:family="table-column">
      <style:table-column-properties style:column-width="4.918cm" style:rel-column-width="18957*"/>
    </style:style>
    <style:style style:name="Таблица31.D" style:family="table-column">
      <style:table-column-properties style:column-width="2.688cm" style:rel-column-width="10362*"/>
    </style:style>
    <style:style style:name="Таблица31.E" style:family="table-column">
      <style:table-column-properties style:column-width="4.214cm" style:rel-column-width="16247*"/>
    </style:style>
    <style:style style:name="Таблица3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1.E1" style:family="table-cell">
      <style:table-cell-properties fo:padding="0.097cm" fo:border="0.5pt solid #000000"/>
    </style:style>
    <style:style style:name="Таблица31.A2" style:family="table-cell">
      <style:table-cell-properties fo:padding="0.097cm" fo:border-left="0.5pt solid #000000" fo:border-right="none" fo:border-top="none" fo:border-bottom="0.5pt solid #000000"/>
    </style:style>
    <style:style style:name="Таблица3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17cm" table:align="margins"/>
    </style:style>
    <style:style style:name="Таблица32.A" style:family="table-column">
      <style:table-column-properties style:column-width="1.189cm" style:rel-column-width="4582*"/>
    </style:style>
    <style:style style:name="Таблица32.B" style:family="table-column">
      <style:table-column-properties style:column-width="3.992cm" style:rel-column-width="15387*"/>
    </style:style>
    <style:style style:name="Таблица32.C" style:family="table-column">
      <style:table-column-properties style:column-width="4.918cm" style:rel-column-width="18957*"/>
    </style:style>
    <style:style style:name="Таблица32.D" style:family="table-column">
      <style:table-column-properties style:column-width="2.688cm" style:rel-column-width="10362*"/>
    </style:style>
    <style:style style:name="Таблица32.E" style:family="table-column">
      <style:table-column-properties style:column-width="4.214cm" style:rel-column-width="16247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E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17cm" table:align="margins"/>
    </style:style>
    <style:style style:name="Таблица33.A" style:family="table-column">
      <style:table-column-properties style:column-width="1.189cm" style:rel-column-width="4582*"/>
    </style:style>
    <style:style style:name="Таблица33.B" style:family="table-column">
      <style:table-column-properties style:column-width="3.992cm" style:rel-column-width="15387*"/>
    </style:style>
    <style:style style:name="Таблица33.C" style:family="table-column">
      <style:table-column-properties style:column-width="4.918cm" style:rel-column-width="18957*"/>
    </style:style>
    <style:style style:name="Таблица33.D" style:family="table-column">
      <style:table-column-properties style:column-width="2.688cm" style:rel-column-width="10362*"/>
    </style:style>
    <style:style style:name="Таблица33.E" style:family="table-column">
      <style:table-column-properties style:column-width="4.214cm" style:rel-column-width="16247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E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4" style:family="table">
      <style:table-properties style:width="17cm" table:align="margins"/>
    </style:style>
    <style:style style:name="Таблица34.A" style:family="table-column">
      <style:table-column-properties style:column-width="1.187cm" style:rel-column-width="4576*"/>
    </style:style>
    <style:style style:name="Таблица34.B" style:family="table-column">
      <style:table-column-properties style:column-width="3.992cm" style:rel-column-width="15387*"/>
    </style:style>
    <style:style style:name="Таблица34.C" style:family="table-column">
      <style:table-column-properties style:column-width="4.918cm" style:rel-column-width="18957*"/>
    </style:style>
    <style:style style:name="Таблица34.D" style:family="table-column">
      <style:table-column-properties style:column-width="2.688cm" style:rel-column-width="10362*"/>
    </style:style>
    <style:style style:name="Таблица34.E" style:family="table-column">
      <style:table-column-properties style:column-width="4.216cm" style:rel-column-width="16253*"/>
    </style:style>
    <style:style style:name="Таблица3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4.E1" style:family="table-cell">
      <style:table-cell-properties fo:padding="0.097cm" fo:border="0.5pt solid #000000"/>
    </style:style>
    <style:style style:name="Таблица34.A2" style:family="table-cell">
      <style:table-cell-properties fo:padding="0.097cm" fo:border-left="0.5pt solid #000000" fo:border-right="none" fo:border-top="none" fo:border-bottom="0.5pt solid #000000"/>
    </style:style>
    <style:style style:name="Таблица34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Cascadia Mono" officeooo:rsid="000210e1" officeooo:paragraph-rsid="000210e1"/>
    </style:style>
    <style:style style:name="P2" style:family="paragraph" style:parent-style-name="Standard">
      <style:paragraph-properties fo:text-align="start" style:justify-single-word="false" fo:break-before="page"/>
      <style:text-properties style:font-name="Cascadia Mono" fo:font-size="14pt" fo:language="en" fo:country="US" fo:font-weight="bold" officeooo:rsid="000210e1" officeooo:paragraph-rsid="000210e1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ascadia Mono" fo:font-size="14pt" fo:language="en" fo:country="US" fo:font-weight="bold" officeooo:rsid="00023f4b" officeooo:paragraph-rsid="00023f4b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ascadia Mono" fo:font-size="14pt" fo:language="en" fo:country="US" fo:font-weight="bold" officeooo:rsid="001497b3" officeooo:paragraph-rsid="001497b3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Cascadia Mono" fo:font-size="14pt" fo:language="en" fo:country="US" fo:font-weight="bold" officeooo:rsid="001497b3" officeooo:paragraph-rsid="002496a9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scadia Mono" fo:font-size="14pt" fo:language="en" fo:country="US" fo:font-weight="bold" officeooo:rsid="001497b3" officeooo:paragraph-rsid="00284222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Cascadia Mono" fo:font-size="14pt" fo:language="en" fo:country="US" fo:font-weight="bold" officeooo:rsid="001497b3" officeooo:paragraph-rsid="002e97b9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Cascadia Mono" fo:font-size="14pt" fo:language="en" fo:country="US" fo:font-weight="bold" officeooo:rsid="001497b3" officeooo:paragraph-rsid="00315348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ascadia Mono" fo:font-size="14pt" fo:language="en" fo:country="US" fo:font-weight="bold" officeooo:rsid="001497b3" officeooo:paragraph-rsid="00334f0f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ascadia Mono" fo:font-size="14pt" fo:language="en" fo:country="US" fo:font-weight="bold" officeooo:rsid="001497b3" officeooo:paragraph-rsid="003b37a4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Cascadia Mono" fo:font-size="14pt" fo:language="en" fo:country="US" fo:font-weight="bold" officeooo:rsid="001e99fd" officeooo:paragraph-rsid="001e99fd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Cascadia Mono" fo:font-size="14pt" fo:language="en" fo:country="US" fo:font-weight="bold" officeooo:rsid="002496a9" officeooo:paragraph-rsid="002496a9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Cascadia Mono" fo:font-size="14pt" fo:language="en" fo:country="US" fo:font-weight="bold" officeooo:rsid="002496a9" officeooo:paragraph-rsid="00284222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Cascadia Mono" fo:font-size="14pt" fo:language="en" fo:country="US" fo:font-weight="bold" officeooo:rsid="002496a9" officeooo:paragraph-rsid="002e97b9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Cascadia Mono" fo:font-size="14pt" fo:language="en" fo:country="US" fo:font-weight="bold" officeooo:rsid="00315348" officeooo:paragraph-rsid="00315348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Cascadia Mono" fo:font-size="14pt" fo:language="en" fo:country="US" fo:font-weight="bold" officeooo:rsid="00315348" officeooo:paragraph-rsid="003b37a4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Cascadia Mono" fo:font-size="14pt" fo:language="en" fo:country="US" fo:font-weight="bold" officeooo:rsid="00334f0f" officeooo:paragraph-rsid="00334f0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scadia Mono" fo:font-size="14pt" fo:language="en" fo:country="US" fo:font-weight="bold" officeooo:rsid="000210e1" officeooo:paragraph-rsid="000210e1" style:font-size-asian="12.25pt" style:font-weight-asian="bold" style:font-size-complex="14pt" style:font-weight-complex="bold"/>
    </style:style>
    <style:style style:name="P19" style:family="paragraph" style:parent-style-name="Standard">
      <style:text-properties style:font-name="Cascadia Mono" fo:font-size="14pt" fo:language="en" fo:country="US" fo:font-weight="bold" officeooo:rsid="0006698d" officeooo:paragraph-rsid="0006698d" style:font-size-asian="12.25pt" style:font-weight-asian="bold" style:font-size-complex="14pt" style:font-weight-complex="bold"/>
    </style:style>
    <style:style style:name="P20" style:family="paragraph" style:parent-style-name="Standard">
      <style:text-properties style:font-name="Cascadia Mono" fo:font-size="14pt" fo:language="en" fo:country="US" fo:font-weight="bold" officeooo:rsid="0006d688" officeooo:paragraph-rsid="0006d688" style:font-size-asian="12.25pt" style:font-weight-asian="bold" style:font-size-complex="14pt" style:font-weight-complex="bold"/>
    </style:style>
    <style:style style:name="P21" style:family="paragraph" style:parent-style-name="Standard">
      <style:text-properties style:font-name="Cascadia Mono" fo:font-size="14pt" fo:language="en" fo:country="US" fo:font-weight="bold" officeooo:rsid="0008b1a9" officeooo:paragraph-rsid="0008b1a9" style:font-size-asian="12.25pt" style:font-weight-asian="bold" style:font-size-complex="14pt" style:font-weight-complex="bold"/>
    </style:style>
    <style:style style:name="P22" style:family="paragraph" style:parent-style-name="Standard">
      <style:text-properties style:font-name="Cascadia Mono" fo:font-size="14pt" fo:language="en" fo:country="US" fo:font-weight="bold" officeooo:rsid="000a8d59" officeooo:paragraph-rsid="000a8d59" style:font-size-asian="12.25pt" style:font-weight-asian="bold" style:font-size-complex="14pt" style:font-weight-complex="bold"/>
    </style:style>
    <style:style style:name="P23" style:family="paragraph" style:parent-style-name="Standard">
      <style:text-properties style:font-name="Cascadia Mono" fo:font-size="14pt" fo:language="en" fo:country="US" fo:font-weight="bold" officeooo:rsid="000eb4fb" officeooo:paragraph-rsid="000eb4fb" style:font-size-asian="12.25pt" style:font-weight-asian="bold" style:font-size-complex="14pt" style:font-weight-complex="bold"/>
    </style:style>
    <style:style style:name="P24" style:family="paragraph" style:parent-style-name="Standard">
      <style:text-properties style:font-name="Cascadia Mono" fo:font-size="14pt" fo:language="en" fo:country="US" fo:font-weight="bold" officeooo:rsid="0010c257" officeooo:paragraph-rsid="0010c257" style:font-size-asian="12.25pt" style:font-weight-asian="bold" style:font-size-complex="14pt" style:font-weight-complex="bold"/>
    </style:style>
    <style:style style:name="P25" style:family="paragraph" style:parent-style-name="Standard">
      <style:text-properties style:font-name="Cascadia Mono" fo:font-size="14pt" fo:language="en" fo:country="US" fo:font-weight="bold" officeooo:rsid="0012d674" officeooo:paragraph-rsid="0012d674" style:font-size-asian="12.25pt" style:font-weight-asian="bold" style:font-size-complex="14pt" style:font-weight-complex="bold"/>
    </style:style>
    <style:style style:name="P26" style:family="paragraph" style:parent-style-name="Standard">
      <style:text-properties style:font-name="Cascadia Mono" fo:font-size="14pt" fo:language="en" fo:country="US" fo:font-weight="bold" officeooo:rsid="00195291" officeooo:paragraph-rsid="00195291" style:font-size-asian="12.25pt" style:font-weight-asian="bold" style:font-size-complex="14pt" style:font-weight-complex="bold"/>
    </style:style>
    <style:style style:name="P27" style:family="paragraph" style:parent-style-name="Standard">
      <style:text-properties style:font-name="Cascadia Mono" fo:font-size="14pt" fo:language="en" fo:country="US" fo:font-weight="bold" officeooo:rsid="00195291" officeooo:paragraph-rsid="003c59ce" style:font-size-asian="12.25pt" style:font-weight-asian="bold" style:font-size-complex="14pt" style:font-weight-complex="bold"/>
    </style:style>
    <style:style style:name="P28" style:family="paragraph" style:parent-style-name="Standard">
      <style:text-properties style:font-name="Cascadia Mono" fo:font-size="14pt" fo:language="en" fo:country="US" fo:font-weight="bold" officeooo:rsid="00195291" officeooo:paragraph-rsid="003c8dc4" style:font-size-asian="12.25pt" style:font-weight-asian="bold" style:font-size-complex="14pt" style:font-weight-complex="bold"/>
    </style:style>
    <style:style style:name="P29" style:family="paragraph" style:parent-style-name="Standard">
      <style:text-properties style:font-name="Cascadia Mono" fo:font-size="14pt" fo:language="en" fo:country="US" fo:font-weight="bold" officeooo:rsid="00195291" officeooo:paragraph-rsid="003d518f" style:font-size-asian="12.25pt" style:font-weight-asian="bold" style:font-size-complex="14pt" style:font-weight-complex="bold"/>
    </style:style>
    <style:style style:name="P30" style:family="paragraph" style:parent-style-name="Standard">
      <style:text-properties style:font-name="Cascadia Mono" fo:font-size="14pt" fo:language="en" fo:country="US" fo:font-weight="bold" officeooo:rsid="001d3b40" officeooo:paragraph-rsid="001d3b40" style:font-size-asian="12.25pt" style:font-weight-asian="bold" style:font-size-complex="14pt" style:font-weight-complex="bold"/>
    </style:style>
    <style:style style:name="P31" style:family="paragraph" style:parent-style-name="Standard">
      <style:text-properties style:font-name="Cascadia Mono" fo:font-size="14pt" fo:language="en" fo:country="US" fo:font-weight="bold" officeooo:rsid="001e66ca" officeooo:paragraph-rsid="001e66ca" style:font-size-asian="12.25pt" style:font-weight-asian="bold" style:font-size-complex="14pt" style:font-weight-complex="bold"/>
    </style:style>
    <style:style style:name="P32" style:family="paragraph" style:parent-style-name="Standard">
      <style:text-properties style:font-name="Cascadia Mono" fo:font-size="14pt" fo:language="en" fo:country="US" fo:font-weight="bold" officeooo:rsid="00219d39" officeooo:paragraph-rsid="00219d39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Cascadia Mono" fo:font-size="14pt" fo:language="en" fo:country="US" fo:font-weight="normal" officeooo:rsid="000210e1" officeooo:paragraph-rsid="000210e1" style:font-size-asian="14pt" style:font-weight-asian="normal" style:font-size-complex="14pt" style:font-weight-complex="normal"/>
    </style:style>
    <style:style style:name="P34" style:family="paragraph" style:parent-style-name="Standard">
      <style:text-properties style:font-name="Cascadia Mono" fo:font-size="14pt" fo:language="en" fo:country="US" fo:font-weight="normal" officeooo:rsid="00023f4b" officeooo:paragraph-rsid="00023f4b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font-name="Cascadia Mono" fo:font-size="14pt" fo:language="en" fo:country="US" officeooo:rsid="0006698d" officeooo:paragraph-rsid="0006698d" style:font-size-asian="12.25pt" style:font-size-complex="14pt"/>
    </style:style>
    <style:style style:name="P36" style:family="paragraph" style:parent-style-name="Standard">
      <style:text-properties style:font-name="Cascadia Mono" fo:font-size="14pt" fo:language="en" fo:country="US" officeooo:rsid="0006d688" officeooo:paragraph-rsid="0006d688" style:font-size-asian="12.25pt" style:font-size-complex="14pt"/>
    </style:style>
    <style:style style:name="P37" style:family="paragraph" style:parent-style-name="Standard">
      <style:text-properties style:font-name="Cascadia Mono" fo:font-size="14pt" fo:language="en" fo:country="US" officeooo:rsid="0008b1a9" officeooo:paragraph-rsid="0006d688" style:font-size-asian="12.25pt" style:font-size-complex="14pt"/>
    </style:style>
    <style:style style:name="P38" style:family="paragraph" style:parent-style-name="Standard">
      <style:text-properties style:font-name="Cascadia Mono" fo:font-size="14pt" fo:language="ru" fo:country="RU" fo:font-weight="bold" officeooo:rsid="00219d39" officeooo:paragraph-rsid="00219d39" style:font-size-asian="12.25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Cascadia Mono" fo:language="ru" fo:country="RU" officeooo:rsid="000210e1" officeooo:paragraph-rsid="00023f4b"/>
    </style:style>
    <style:style style:name="P40" style:family="paragraph" style:parent-style-name="Standard">
      <style:paragraph-properties fo:text-align="start" style:justify-single-word="false"/>
      <style:text-properties style:font-name="Cascadia Mono" fo:language="ru" fo:country="RU" officeooo:rsid="000210e1" officeooo:paragraph-rsid="000210e1"/>
    </style:style>
    <style:style style:name="P41" style:family="paragraph" style:parent-style-name="Standard">
      <style:paragraph-properties fo:text-align="start" style:justify-single-word="false"/>
      <style:text-properties style:font-name="Cascadia Mono" fo:font-size="12pt" fo:language="ru" fo:country="RU" fo:font-weight="normal" officeooo:rsid="000210e1" officeooo:paragraph-rsid="000210e1" style:font-size-asian="10.5pt" style:font-weight-asian="normal" style:font-size-complex="12pt" style:font-weight-complex="normal"/>
    </style:style>
    <style:style style:name="P42" style:family="paragraph" style:parent-style-name="Standard">
      <style:text-properties style:font-name="Cascadia Mono" fo:font-size="12pt" fo:language="ru" fo:country="RU" fo:font-weight="normal" officeooo:rsid="00023f4b" officeooo:paragraph-rsid="00023f4b" style:font-size-asian="10.5pt" style:font-weight-asian="normal" style:font-size-complex="12pt" style:font-weight-complex="normal"/>
    </style:style>
    <style:style style:name="P43" style:family="paragraph" style:parent-style-name="Standard">
      <style:text-properties style:font-name="Cascadia Mono" fo:font-size="12pt" fo:language="ru" fo:country="RU" fo:font-weight="normal" officeooo:rsid="00031105" officeooo:paragraph-rsid="00031105" style:font-size-asian="10.5pt" style:font-weight-asian="normal" style:font-size-complex="12pt" style:font-weight-complex="normal"/>
    </style:style>
    <style:style style:name="P44" style:family="paragraph" style:parent-style-name="Standard">
      <style:text-properties style:font-name="Cascadia Mono" fo:font-size="12pt" fo:language="ru" fo:country="RU" fo:font-weight="normal" officeooo:rsid="0008b1a9" officeooo:paragraph-rsid="0008b1a9" style:font-size-asian="10.5pt" style:font-weight-asian="normal" style:font-size-complex="12pt" style:font-weight-complex="normal"/>
    </style:style>
    <style:style style:name="P45" style:family="paragraph" style:parent-style-name="Standard">
      <style:text-properties style:font-name="Cascadia Mono" fo:font-size="12pt" fo:language="ru" fo:country="RU" fo:font-weight="normal" officeooo:rsid="000a8d59" officeooo:paragraph-rsid="000a8d59" style:font-size-asian="10.5pt" style:font-weight-asian="normal" style:font-size-complex="12pt" style:font-weight-complex="normal"/>
    </style:style>
    <style:style style:name="P46" style:family="paragraph" style:parent-style-name="Standard">
      <style:text-properties style:font-name="Cascadia Mono" fo:font-size="12pt" fo:language="ru" fo:country="RU" fo:font-weight="normal" officeooo:rsid="0010678d" officeooo:paragraph-rsid="0010678d" style:font-size-asian="10.5pt" style:font-weight-asian="normal" style:font-size-complex="12pt" style:font-weight-complex="normal"/>
    </style:style>
    <style:style style:name="P47" style:family="paragraph" style:parent-style-name="Standard">
      <style:text-properties style:font-name="Cascadia Mono" fo:font-size="12pt" fo:language="ru" fo:country="RU" fo:font-weight="normal" officeooo:rsid="0010c257" officeooo:paragraph-rsid="0010c257" style:font-size-asian="10.5pt" style:font-weight-asian="normal" style:font-size-complex="12pt" style:font-weight-complex="normal"/>
    </style:style>
    <style:style style:name="P48" style:family="paragraph" style:parent-style-name="Standard">
      <style:text-properties style:font-name="Cascadia Mono" fo:font-size="12pt" fo:language="ru" fo:country="RU" fo:font-weight="normal" officeooo:rsid="0012d674" officeooo:paragraph-rsid="0012d674" style:font-size-asian="10.5pt" style:font-weight-asian="normal" style:font-size-complex="12pt" style:font-weight-complex="normal"/>
    </style:style>
    <style:style style:name="P49" style:family="paragraph" style:parent-style-name="Standard">
      <style:text-properties style:font-name="Cascadia Mono" fo:font-size="12pt" fo:language="ru" fo:country="RU" fo:font-weight="normal" officeooo:rsid="001497b3" officeooo:paragraph-rsid="001497b3" style:font-size-asian="10.5pt" style:font-weight-asian="normal" style:font-size-complex="12pt" style:font-weight-complex="normal"/>
    </style:style>
    <style:style style:name="P50" style:family="paragraph" style:parent-style-name="Standard">
      <style:text-properties style:font-name="Cascadia Mono" fo:font-size="12pt" fo:language="ru" fo:country="RU" fo:font-weight="normal" officeooo:rsid="001497b3" officeooo:paragraph-rsid="002496a9" style:font-size-asian="10.5pt" style:font-weight-asian="normal" style:font-size-complex="12pt" style:font-weight-complex="normal"/>
    </style:style>
    <style:style style:name="P51" style:family="paragraph" style:parent-style-name="Standard">
      <style:text-properties style:font-name="Cascadia Mono" fo:font-size="12pt" fo:language="ru" fo:country="RU" fo:font-weight="normal" officeooo:rsid="001497b3" officeooo:paragraph-rsid="00284222" style:font-size-asian="10.5pt" style:font-weight-asian="normal" style:font-size-complex="12pt" style:font-weight-complex="normal"/>
    </style:style>
    <style:style style:name="P52" style:family="paragraph" style:parent-style-name="Standard">
      <style:text-properties style:font-name="Cascadia Mono" fo:font-size="12pt" fo:language="ru" fo:country="RU" fo:font-weight="normal" officeooo:rsid="001497b3" officeooo:paragraph-rsid="002e97b9" style:font-size-asian="10.5pt" style:font-weight-asian="normal" style:font-size-complex="12pt" style:font-weight-complex="normal"/>
    </style:style>
    <style:style style:name="P53" style:family="paragraph" style:parent-style-name="Standard">
      <style:text-properties style:font-name="Cascadia Mono" fo:font-size="12pt" fo:language="ru" fo:country="RU" fo:font-weight="normal" officeooo:rsid="001497b3" officeooo:paragraph-rsid="00315348" style:font-size-asian="10.5pt" style:font-weight-asian="normal" style:font-size-complex="12pt" style:font-weight-complex="normal"/>
    </style:style>
    <style:style style:name="P54" style:family="paragraph" style:parent-style-name="Standard">
      <style:text-properties style:font-name="Cascadia Mono" fo:font-size="12pt" fo:language="ru" fo:country="RU" fo:font-weight="normal" officeooo:rsid="001497b3" officeooo:paragraph-rsid="00334f0f" style:font-size-asian="10.5pt" style:font-weight-asian="normal" style:font-size-complex="12pt" style:font-weight-complex="normal"/>
    </style:style>
    <style:style style:name="P55" style:family="paragraph" style:parent-style-name="Standard">
      <style:text-properties style:font-name="Cascadia Mono" fo:font-size="12pt" fo:language="ru" fo:country="RU" fo:font-weight="normal" officeooo:rsid="001497b3" officeooo:paragraph-rsid="003b37a4" style:font-size-asian="10.5pt" style:font-weight-asian="normal" style:font-size-complex="12pt" style:font-weight-complex="normal"/>
    </style:style>
    <style:style style:name="P56" style:family="paragraph" style:parent-style-name="Standard">
      <style:text-properties style:font-name="Cascadia Mono" fo:font-size="12pt" fo:language="ru" fo:country="RU" fo:font-weight="normal" officeooo:rsid="00165c74" officeooo:paragraph-rsid="00165c74" style:font-size-asian="10.5pt" style:font-weight-asian="normal" style:font-size-complex="12pt" style:font-weight-complex="normal"/>
    </style:style>
    <style:style style:name="P57" style:family="paragraph" style:parent-style-name="Standard">
      <style:text-properties style:font-name="Cascadia Mono" fo:font-size="12pt" fo:language="ru" fo:country="RU" fo:font-weight="normal" officeooo:rsid="00195291" officeooo:paragraph-rsid="00195291" style:font-size-asian="10.5pt" style:font-weight-asian="normal" style:font-size-complex="12pt" style:font-weight-complex="normal"/>
    </style:style>
    <style:style style:name="P58" style:family="paragraph" style:parent-style-name="Standard">
      <style:text-properties style:font-name="Cascadia Mono" fo:font-size="12pt" fo:language="ru" fo:country="RU" fo:font-weight="normal" officeooo:rsid="00195291" officeooo:paragraph-rsid="003c59ce" style:font-size-asian="10.5pt" style:font-weight-asian="normal" style:font-size-complex="12pt" style:font-weight-complex="normal"/>
    </style:style>
    <style:style style:name="P59" style:family="paragraph" style:parent-style-name="Standard">
      <style:text-properties style:font-name="Cascadia Mono" fo:font-size="12pt" fo:language="ru" fo:country="RU" fo:font-weight="normal" officeooo:rsid="00195291" officeooo:paragraph-rsid="003c8dc4" style:font-size-asian="10.5pt" style:font-weight-asian="normal" style:font-size-complex="12pt" style:font-weight-complex="normal"/>
    </style:style>
    <style:style style:name="P60" style:family="paragraph" style:parent-style-name="Standard">
      <style:text-properties style:font-name="Cascadia Mono" fo:font-size="12pt" fo:language="ru" fo:country="RU" fo:font-weight="normal" officeooo:rsid="00195291" officeooo:paragraph-rsid="003d518f" style:font-size-asian="10.5pt" style:font-weight-asian="normal" style:font-size-complex="12pt" style:font-weight-complex="normal"/>
    </style:style>
    <style:style style:name="P61" style:family="paragraph" style:parent-style-name="Standard">
      <style:text-properties style:font-name="Cascadia Mono" fo:font-size="12pt" fo:language="ru" fo:country="RU" fo:font-weight="normal" officeooo:rsid="001aa83a" officeooo:paragraph-rsid="001aa83a" style:font-size-asian="10.5pt" style:font-weight-asian="normal" style:font-size-complex="12pt" style:font-weight-complex="normal"/>
    </style:style>
    <style:style style:name="P62" style:family="paragraph" style:parent-style-name="Standard">
      <style:text-properties style:font-name="Cascadia Mono" fo:font-size="12pt" fo:language="ru" fo:country="RU" fo:font-weight="normal" officeooo:rsid="001aa83a" officeooo:paragraph-rsid="003c59ce" style:font-size-asian="10.5pt" style:font-weight-asian="normal" style:font-size-complex="12pt" style:font-weight-complex="normal"/>
    </style:style>
    <style:style style:name="P63" style:family="paragraph" style:parent-style-name="Standard">
      <style:text-properties style:font-name="Cascadia Mono" fo:font-size="12pt" fo:language="ru" fo:country="RU" fo:font-weight="normal" officeooo:rsid="001aa83a" officeooo:paragraph-rsid="003c8dc4" style:font-size-asian="10.5pt" style:font-weight-asian="normal" style:font-size-complex="12pt" style:font-weight-complex="normal"/>
    </style:style>
    <style:style style:name="P64" style:family="paragraph" style:parent-style-name="Standard">
      <style:text-properties style:font-name="Cascadia Mono" fo:font-size="12pt" fo:language="ru" fo:country="RU" fo:font-weight="normal" officeooo:rsid="001aa83a" officeooo:paragraph-rsid="003d518f" style:font-size-asian="10.5pt" style:font-weight-asian="normal" style:font-size-complex="12pt" style:font-weight-complex="normal"/>
    </style:style>
    <style:style style:name="P65" style:family="paragraph" style:parent-style-name="Standard">
      <style:text-properties style:font-name="Cascadia Mono" fo:font-size="12pt" fo:language="ru" fo:country="RU" fo:font-weight="normal" officeooo:rsid="001d3b40" officeooo:paragraph-rsid="001d3b40" style:font-size-asian="10.5pt" style:font-weight-asian="normal" style:font-size-complex="12pt" style:font-weight-complex="normal"/>
    </style:style>
    <style:style style:name="P66" style:family="paragraph" style:parent-style-name="Standard">
      <style:text-properties style:font-name="Cascadia Mono" fo:font-size="12pt" fo:language="ru" fo:country="RU" fo:font-weight="normal" officeooo:rsid="001e66ca" officeooo:paragraph-rsid="001e66ca" style:font-size-asian="10.5pt" style:font-weight-asian="normal" style:font-size-complex="12pt" style:font-weight-complex="normal"/>
    </style:style>
    <style:style style:name="P67" style:family="paragraph" style:parent-style-name="Standard">
      <style:text-properties style:font-name="Cascadia Mono" fo:font-size="12pt" fo:language="ru" fo:country="RU" fo:font-weight="normal" officeooo:rsid="00210c17" officeooo:paragraph-rsid="00210c17" style:font-size-asian="10.5pt" style:font-weight-asian="normal" style:font-size-complex="12pt" style:font-weight-complex="normal"/>
    </style:style>
    <style:style style:name="P68" style:family="paragraph" style:parent-style-name="Standard">
      <style:text-properties style:font-name="Cascadia Mono" fo:font-size="12pt" fo:language="ru" fo:country="RU" fo:font-weight="normal" officeooo:rsid="00219d39" officeooo:paragraph-rsid="00219d39" style:font-size-asian="10.5pt" style:font-weight-asian="normal" style:font-size-complex="12pt" style:font-weight-complex="normal"/>
    </style:style>
    <style:style style:name="P69" style:family="paragraph" style:parent-style-name="Standard">
      <style:text-properties style:font-name="Cascadia Mono" fo:font-size="12pt" fo:language="ru" fo:country="RU" fo:font-weight="normal" officeooo:rsid="00284222" officeooo:paragraph-rsid="00284222" style:font-size-asian="10.5pt" style:font-weight-asian="normal" style:font-size-complex="12pt" style:font-weight-complex="normal"/>
    </style:style>
    <style:style style:name="P70" style:family="paragraph" style:parent-style-name="Standard">
      <style:text-properties style:font-name="Cascadia Mono" fo:font-size="12pt" fo:language="ru" fo:country="RU" fo:font-weight="normal" officeooo:rsid="00284222" officeooo:paragraph-rsid="002e97b9" style:font-size-asian="10.5pt" style:font-weight-asian="normal" style:font-size-complex="12pt" style:font-weight-complex="normal"/>
    </style:style>
    <style:style style:name="P71" style:family="paragraph" style:parent-style-name="Standard">
      <style:text-properties style:font-name="Cascadia Mono" fo:font-size="12pt" fo:language="ru" fo:country="RU" fo:font-weight="normal" officeooo:rsid="00284222" officeooo:paragraph-rsid="00334f0f" style:font-size-asian="10.5pt" style:font-weight-asian="normal" style:font-size-complex="12pt" style:font-weight-complex="normal"/>
    </style:style>
    <style:style style:name="P72" style:family="paragraph" style:parent-style-name="Standard">
      <style:text-properties style:font-name="Cascadia Mono" fo:font-size="12pt" fo:language="ru" fo:country="RU" officeooo:rsid="0006698d" officeooo:paragraph-rsid="0006698d" style:font-size-asian="10.5pt" style:font-size-complex="12pt"/>
    </style:style>
    <style:style style:name="P73" style:family="paragraph" style:parent-style-name="Standard">
      <style:text-properties style:font-name="Cascadia Mono" fo:font-size="12pt" fo:language="ru" fo:country="RU" officeooo:rsid="0006d688" officeooo:paragraph-rsid="0006d688" style:font-size-asian="10.5pt" style:font-size-complex="12pt"/>
    </style:style>
    <style:style style:name="P74" style:family="paragraph" style:parent-style-name="Standard">
      <style:paragraph-properties fo:text-align="start" style:justify-single-word="false"/>
      <style:text-properties style:font-name="Cascadia Mono" fo:font-size="12pt" fo:language="en" fo:country="US" fo:font-weight="normal" officeooo:rsid="000210e1" officeooo:paragraph-rsid="00023f4b" style:font-size-asian="10.5pt" style:font-weight-asian="normal" style:font-size-complex="12pt" style:font-weight-complex="normal"/>
    </style:style>
    <style:style style:name="P75" style:family="paragraph" style:parent-style-name="Standard">
      <style:text-properties style:font-name="Cascadia Mono" fo:font-size="12pt" fo:language="en" fo:country="US" fo:font-weight="normal" officeooo:rsid="00031105" officeooo:paragraph-rsid="00031105" style:font-size-asian="10.5pt" style:font-weight-asian="normal" style:font-size-complex="12pt" style:font-weight-complex="normal"/>
    </style:style>
    <style:style style:name="P76" style:family="paragraph" style:parent-style-name="Standard">
      <style:text-properties style:font-name="Cascadia Mono" fo:font-size="12pt" fo:language="en" fo:country="US" fo:font-weight="normal" officeooo:rsid="000a8d59" officeooo:paragraph-rsid="000c82f8" style:font-size-asian="10.5pt" style:font-weight-asian="normal" style:font-size-complex="12pt" style:font-weight-complex="normal"/>
    </style:style>
    <style:style style:name="P77" style:family="paragraph" style:parent-style-name="Standard">
      <style:text-properties style:font-name="Cascadia Mono" fo:font-size="12pt" fo:language="en" fo:country="US" fo:font-weight="normal" officeooo:rsid="0010678d" officeooo:paragraph-rsid="0010678d" style:font-size-asian="10.5pt" style:font-weight-asian="normal" style:font-size-complex="12pt" style:font-weight-complex="normal"/>
    </style:style>
    <style:style style:name="P78" style:family="paragraph" style:parent-style-name="Standard">
      <style:text-properties style:font-name="Cascadia Mono" fo:font-size="12pt" fo:language="en" fo:country="US" fo:font-weight="normal" officeooo:rsid="0010c257" officeooo:paragraph-rsid="0010c257" style:font-size-asian="10.5pt" style:font-weight-asian="normal" style:font-size-complex="12pt" style:font-weight-complex="normal"/>
    </style:style>
    <style:style style:name="P79" style:family="paragraph" style:parent-style-name="Standard">
      <style:text-properties style:font-name="Cascadia Mono" fo:font-size="12pt" fo:language="en" fo:country="US" fo:font-weight="normal" officeooo:rsid="00165c74" officeooo:paragraph-rsid="00165c74" style:font-size-asian="10.5pt" style:font-weight-asian="normal" style:font-size-complex="12pt" style:font-weight-complex="normal"/>
    </style:style>
    <style:style style:name="P80" style:family="paragraph" style:parent-style-name="Standard">
      <style:text-properties style:font-name="Cascadia Mono" fo:font-size="12pt" fo:language="en" fo:country="US" fo:font-weight="normal" officeooo:rsid="00165c74" officeooo:paragraph-rsid="002496a9" style:font-size-asian="10.5pt" style:font-weight-asian="normal" style:font-size-complex="12pt" style:font-weight-complex="normal"/>
    </style:style>
    <style:style style:name="P81" style:family="paragraph" style:parent-style-name="Standard">
      <style:text-properties style:font-name="Cascadia Mono" fo:font-size="12pt" fo:language="en" fo:country="US" fo:font-weight="normal" officeooo:rsid="00165c74" officeooo:paragraph-rsid="00284222" style:font-size-asian="10.5pt" style:font-weight-asian="normal" style:font-size-complex="12pt" style:font-weight-complex="normal"/>
    </style:style>
    <style:style style:name="P82" style:family="paragraph" style:parent-style-name="Standard">
      <style:text-properties style:font-name="Cascadia Mono" fo:font-size="12pt" fo:language="en" fo:country="US" fo:font-weight="normal" officeooo:rsid="00165c74" officeooo:paragraph-rsid="002e97b9" style:font-size-asian="10.5pt" style:font-weight-asian="normal" style:font-size-complex="12pt" style:font-weight-complex="normal"/>
    </style:style>
    <style:style style:name="P83" style:family="paragraph" style:parent-style-name="Standard">
      <style:text-properties style:font-name="Cascadia Mono" fo:font-size="12pt" fo:language="en" fo:country="US" fo:font-weight="normal" officeooo:rsid="00165c74" officeooo:paragraph-rsid="00315348" style:font-size-asian="10.5pt" style:font-weight-asian="normal" style:font-size-complex="12pt" style:font-weight-complex="normal"/>
    </style:style>
    <style:style style:name="P84" style:family="paragraph" style:parent-style-name="Standard">
      <style:text-properties style:font-name="Cascadia Mono" fo:font-size="12pt" fo:language="en" fo:country="US" fo:font-weight="normal" officeooo:rsid="00165c74" officeooo:paragraph-rsid="00334f0f" style:font-size-asian="10.5pt" style:font-weight-asian="normal" style:font-size-complex="12pt" style:font-weight-complex="normal"/>
    </style:style>
    <style:style style:name="P85" style:family="paragraph" style:parent-style-name="Standard">
      <style:text-properties style:font-name="Cascadia Mono" fo:font-size="12pt" fo:language="en" fo:country="US" fo:font-weight="normal" officeooo:rsid="00165c74" officeooo:paragraph-rsid="003b37a4" style:font-size-asian="10.5pt" style:font-weight-asian="normal" style:font-size-complex="12pt" style:font-weight-complex="normal"/>
    </style:style>
    <style:style style:name="P86" style:family="paragraph" style:parent-style-name="Standard">
      <style:text-properties style:font-name="Cascadia Mono" fo:font-size="12pt" fo:language="en" fo:country="US" fo:font-weight="normal" officeooo:rsid="001aa83a" officeooo:paragraph-rsid="001bb57e" style:font-size-asian="10.5pt" style:font-weight-asian="normal" style:font-size-complex="12pt" style:font-weight-complex="normal"/>
    </style:style>
    <style:style style:name="P87" style:family="paragraph" style:parent-style-name="Standard">
      <style:text-properties style:font-name="Cascadia Mono" fo:font-size="12pt" fo:language="en" fo:country="US" fo:font-weight="normal" officeooo:rsid="001aa83a" officeooo:paragraph-rsid="003c59ce" style:font-size-asian="10.5pt" style:font-weight-asian="normal" style:font-size-complex="12pt" style:font-weight-complex="normal"/>
    </style:style>
    <style:style style:name="P88" style:family="paragraph" style:parent-style-name="Standard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89" style:family="paragraph" style:parent-style-name="Standard">
      <style:text-properties style:font-name="Cascadia Mono" fo:font-size="12pt" fo:language="en" fo:country="US" fo:font-weight="normal" officeooo:rsid="001aa83a" officeooo:paragraph-rsid="003d518f" style:font-size-asian="10.5pt" style:font-weight-asian="normal" style:font-size-complex="12pt" style:font-weight-complex="normal"/>
    </style:style>
    <style:style style:name="P90" style:family="paragraph" style:parent-style-name="Standard">
      <style:text-properties style:font-name="Cascadia Mono" fo:font-size="12pt" fo:language="en" fo:country="US" fo:font-weight="normal" officeooo:rsid="001e66ca" officeooo:paragraph-rsid="001e66ca" style:font-size-asian="10.5pt" style:font-weight-asian="normal" style:font-size-complex="12pt" style:font-weight-complex="normal"/>
    </style:style>
    <style:style style:name="P91" style:family="paragraph" style:parent-style-name="Standard">
      <style:text-properties style:font-name="Cascadia Mono" fo:font-size="12pt" fo:language="en" fo:country="US" officeooo:rsid="0006698d" officeooo:paragraph-rsid="0006698d" style:font-size-asian="10.5pt" style:font-size-complex="12pt"/>
    </style:style>
    <style:style style:name="P92" style:family="paragraph" style:parent-style-name="Standard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9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94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23f4b"/>
    </style:style>
    <style:style style:name="P95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31105"/>
    </style:style>
    <style:style style:name="P9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6698d"/>
    </style:style>
    <style:style style:name="P9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6d688"/>
    </style:style>
    <style:style style:name="P9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8b1a9"/>
    </style:style>
    <style:style style:name="P99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c82f8"/>
    </style:style>
    <style:style style:name="P100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0678d"/>
    </style:style>
    <style:style style:name="P101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0c257"/>
    </style:style>
    <style:style style:name="P102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2d674"/>
    </style:style>
    <style:style style:name="P10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8c10e"/>
    </style:style>
    <style:style style:name="P104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bb57e"/>
    </style:style>
    <style:style style:name="P105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d3b40"/>
    </style:style>
    <style:style style:name="P10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e66ca"/>
    </style:style>
    <style:style style:name="P10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10c17"/>
    </style:style>
    <style:style style:name="P10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19d39"/>
    </style:style>
    <style:style style:name="P109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496a9"/>
    </style:style>
    <style:style style:name="P110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84222"/>
    </style:style>
    <style:style style:name="P111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cfc27"/>
    </style:style>
    <style:style style:name="P112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e97b9"/>
    </style:style>
    <style:style style:name="P11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15348"/>
    </style:style>
    <style:style style:name="P114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34f0f"/>
    </style:style>
    <style:style style:name="P115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b37a4"/>
    </style:style>
    <style:style style:name="P11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c59ce"/>
    </style:style>
    <style:style style:name="P11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c8dc4"/>
    </style:style>
    <style:style style:name="P11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d518f"/>
    </style:style>
    <style:style style:name="P119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210e1"/>
    </style:style>
    <style:style style:name="P120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23f4b"/>
    </style:style>
    <style:style style:name="P121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31105"/>
    </style:style>
    <style:style style:name="P122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6698d"/>
    </style:style>
    <style:style style:name="P123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6d688"/>
    </style:style>
    <style:style style:name="P124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8b1a9"/>
    </style:style>
    <style:style style:name="P125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c82f8"/>
    </style:style>
    <style:style style:name="P126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0678d"/>
    </style:style>
    <style:style style:name="P127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0c257"/>
    </style:style>
    <style:style style:name="P128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2d674"/>
    </style:style>
    <style:style style:name="P129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8c10e"/>
    </style:style>
    <style:style style:name="P130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bb57e"/>
    </style:style>
    <style:style style:name="P131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d3b40"/>
    </style:style>
    <style:style style:name="P132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e66ca"/>
    </style:style>
    <style:style style:name="P133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10c17"/>
    </style:style>
    <style:style style:name="P134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19d39"/>
    </style:style>
    <style:style style:name="P135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496a9"/>
    </style:style>
    <style:style style:name="P136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84222"/>
    </style:style>
    <style:style style:name="P137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e97b9"/>
    </style:style>
    <style:style style:name="P138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15348"/>
    </style:style>
    <style:style style:name="P139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34f0f"/>
    </style:style>
    <style:style style:name="P140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b37a4"/>
    </style:style>
    <style:style style:name="P141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c59ce"/>
    </style:style>
    <style:style style:name="P142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c8dc4"/>
    </style:style>
    <style:style style:name="P143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d518f"/>
    </style:style>
    <style:style style:name="P144" style:family="paragraph" style:parent-style-name="Table_20_Contents">
      <style:paragraph-properties fo:text-align="start" style:justify-single-word="false"/>
      <style:text-properties style:font-name="Cascadia Mono" fo:language="en" fo:country="US" officeooo:rsid="00023f4b" officeooo:paragraph-rsid="00023f4b"/>
    </style:style>
    <style:style style:name="P145" style:family="paragraph" style:parent-style-name="Table_20_Contents">
      <style:paragraph-properties fo:text-align="start" style:justify-single-word="false"/>
      <style:text-properties style:font-name="Cascadia Mono" fo:language="en" fo:country="US" officeooo:rsid="00023f4b" officeooo:paragraph-rsid="00031105"/>
    </style:style>
    <style:style style:name="P146" style:family="paragraph" style:parent-style-name="Table_20_Contents">
      <style:paragraph-properties fo:text-align="start" style:justify-single-word="false"/>
      <style:text-properties style:font-name="Cascadia Mono" fo:language="en" fo:country="US" officeooo:rsid="00031105" officeooo:paragraph-rsid="00031105"/>
    </style:style>
    <style:style style:name="P147" style:family="paragraph" style:parent-style-name="Table_20_Contents">
      <style:paragraph-properties fo:text-align="start" style:justify-single-word="false"/>
      <style:text-properties style:font-name="Cascadia Mono" fo:language="en" fo:country="US" officeooo:rsid="00045ab0" officeooo:paragraph-rsid="00045ab0"/>
    </style:style>
    <style:style style:name="P148" style:family="paragraph" style:parent-style-name="Table_20_Contents">
      <style:paragraph-properties fo:text-align="start" style:justify-single-word="false"/>
      <style:text-properties style:font-name="Cascadia Mono" fo:language="en" fo:country="US" officeooo:rsid="0006698d" officeooo:paragraph-rsid="0006698d"/>
    </style:style>
    <style:style style:name="P149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6d688"/>
    </style:style>
    <style:style style:name="P150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8b1a9"/>
    </style:style>
    <style:style style:name="P151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c82f8"/>
    </style:style>
    <style:style style:name="P152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12d674"/>
    </style:style>
    <style:style style:name="P153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08b1a9"/>
    </style:style>
    <style:style style:name="P154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0c82f8"/>
    </style:style>
    <style:style style:name="P155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0678d"/>
    </style:style>
    <style:style style:name="P156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0c257"/>
    </style:style>
    <style:style style:name="P157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2d674"/>
    </style:style>
    <style:style style:name="P158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2e97b9"/>
    </style:style>
    <style:style style:name="P159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334f0f"/>
    </style:style>
    <style:style style:name="P160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0c82f8"/>
    </style:style>
    <style:style style:name="P161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10678d"/>
    </style:style>
    <style:style style:name="P162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10c257"/>
    </style:style>
    <style:style style:name="P163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2e97b9"/>
    </style:style>
    <style:style style:name="P164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334f0f"/>
    </style:style>
    <style:style style:name="P165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0d4674"/>
    </style:style>
    <style:style style:name="P166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10678d"/>
    </style:style>
    <style:style style:name="P167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10c257"/>
    </style:style>
    <style:style style:name="P168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0d4674"/>
    </style:style>
    <style:style style:name="P169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10678d"/>
    </style:style>
    <style:style style:name="P170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10c257"/>
    </style:style>
    <style:style style:name="P171" style:family="paragraph" style:parent-style-name="Table_20_Contents">
      <style:paragraph-properties fo:text-align="start" style:justify-single-word="false"/>
      <style:text-properties style:font-name="Cascadia Mono" fo:language="en" fo:country="US" officeooo:rsid="0010678d" officeooo:paragraph-rsid="0010678d"/>
    </style:style>
    <style:style style:name="P172" style:family="paragraph" style:parent-style-name="Table_20_Contents">
      <style:paragraph-properties fo:text-align="start" style:justify-single-word="false"/>
      <style:text-properties style:font-name="Cascadia Mono" fo:language="en" fo:country="US" officeooo:rsid="0010678d" officeooo:paragraph-rsid="0010c257"/>
    </style:style>
    <style:style style:name="P173" style:family="paragraph" style:parent-style-name="Table_20_Contents">
      <style:paragraph-properties fo:text-align="start" style:justify-single-word="false"/>
      <style:text-properties style:font-name="Cascadia Mono" fo:language="en" fo:country="US" officeooo:rsid="0010c257" officeooo:paragraph-rsid="0010c257"/>
    </style:style>
    <style:style style:name="P174" style:family="paragraph" style:parent-style-name="Table_20_Contents">
      <style:paragraph-properties fo:text-align="start" style:justify-single-word="false"/>
      <style:text-properties style:font-name="Cascadia Mono" fo:language="en" fo:country="US" officeooo:rsid="00129e1d" officeooo:paragraph-rsid="00129e1d"/>
    </style:style>
    <style:style style:name="P175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1bb57e"/>
    </style:style>
    <style:style style:name="P176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1d3b40"/>
    </style:style>
    <style:style style:name="P177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2e97b9"/>
    </style:style>
    <style:style style:name="P178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334f0f"/>
    </style:style>
    <style:style style:name="P179" style:family="paragraph" style:parent-style-name="Table_20_Contents">
      <style:paragraph-properties fo:text-align="start" style:justify-single-word="false"/>
      <style:text-properties style:font-name="Cascadia Mono" fo:language="en" fo:country="US" officeooo:rsid="001d3b40" officeooo:paragraph-rsid="001d3b40"/>
    </style:style>
    <style:style style:name="P180" style:family="paragraph" style:parent-style-name="Table_20_Contents">
      <style:paragraph-properties fo:text-align="start" style:justify-single-word="false"/>
      <style:text-properties style:font-name="Cascadia Mono" fo:language="en" fo:country="US" officeooo:rsid="00210c17" officeooo:paragraph-rsid="00210c17"/>
    </style:style>
    <style:style style:name="P181" style:family="paragraph" style:parent-style-name="Table_20_Contents">
      <style:paragraph-properties fo:text-align="start" style:justify-single-word="false"/>
      <style:text-properties style:font-name="Cascadia Mono" fo:language="en" fo:country="US" officeooo:rsid="00219d39" officeooo:paragraph-rsid="00219d39"/>
    </style:style>
    <style:style style:name="P182" style:family="paragraph" style:parent-style-name="Table_20_Contents">
      <style:paragraph-properties fo:text-align="start" style:justify-single-word="false"/>
      <style:text-properties style:font-name="Cascadia Mono" fo:language="en" fo:country="US" officeooo:rsid="00223a66" officeooo:paragraph-rsid="00223a66"/>
    </style:style>
    <style:style style:name="P183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2496a9"/>
    </style:style>
    <style:style style:name="P184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315348"/>
    </style:style>
    <style:style style:name="P185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3b37a4"/>
    </style:style>
    <style:style style:name="P186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2cfc27"/>
    </style:style>
    <style:style style:name="P187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2e97b9"/>
    </style:style>
    <style:style style:name="P188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334f0f"/>
    </style:style>
    <style:style style:name="P189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2cfc27"/>
    </style:style>
    <style:style style:name="P190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315348"/>
    </style:style>
    <style:style style:name="P191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3b37a4"/>
    </style:style>
    <style:style style:name="P192" style:family="paragraph" style:parent-style-name="Table_20_Contents">
      <style:paragraph-properties fo:text-align="start" style:justify-single-word="false"/>
      <style:text-properties style:font-name="Cascadia Mono" fo:language="en" fo:country="US" officeooo:rsid="002e97b9" officeooo:paragraph-rsid="002e97b9"/>
    </style:style>
    <style:style style:name="P193" style:family="paragraph" style:parent-style-name="Table_20_Contents">
      <style:paragraph-properties fo:text-align="start" style:justify-single-word="false"/>
      <style:text-properties style:font-name="Cascadia Mono" fo:language="en" fo:country="US" officeooo:rsid="002e97b9" officeooo:paragraph-rsid="00334f0f"/>
    </style:style>
    <style:style style:name="P194" style:family="paragraph" style:parent-style-name="Table_20_Contents">
      <style:paragraph-properties fo:text-align="start" style:justify-single-word="false"/>
      <style:text-properties style:font-name="Cascadia Mono" fo:language="en" fo:country="US" officeooo:rsid="00334f0f" officeooo:paragraph-rsid="00334f0f"/>
    </style:style>
    <style:style style:name="P195" style:family="paragraph" style:parent-style-name="Table_20_Contents">
      <style:paragraph-properties fo:text-align="center" style:justify-single-word="false"/>
      <style:text-properties style:font-name="Cascadia Mono" fo:language="en" fo:country="US" officeooo:rsid="00334f0f" officeooo:paragraph-rsid="00334f0f"/>
    </style:style>
    <style:style style:name="P196" style:family="paragraph" style:parent-style-name="Table_20_Contents">
      <style:paragraph-properties fo:text-align="start" style:justify-single-word="false"/>
      <style:text-properties style:font-name="Cascadia Mono" fo:language="en" fo:country="US" officeooo:rsid="00341719" officeooo:paragraph-rsid="00341719"/>
    </style:style>
    <style:style style:name="P197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c59ce"/>
    </style:style>
    <style:style style:name="P198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c8dc4"/>
    </style:style>
    <style:style style:name="P199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d518f"/>
    </style:style>
    <style:style style:name="P200" style:family="paragraph" style:parent-style-name="Table_20_Contents">
      <style:paragraph-properties fo:text-align="start" style:justify-single-word="false"/>
      <style:text-properties style:font-name="Cascadia Mono" fo:language="en" fo:country="US" officeooo:rsid="003e6593" officeooo:paragraph-rsid="003e6593"/>
    </style:style>
    <style:style style:name="P201" style:family="paragraph" style:parent-style-name="Table_20_Contents">
      <style:paragraph-properties fo:text-align="start" style:justify-single-word="false"/>
      <style:text-properties style:font-name="Cascadia Mono" fo:language="en" fo:country="US" officeooo:rsid="003fa5e9" officeooo:paragraph-rsid="003fa5e9"/>
    </style:style>
    <style:style style:name="P202" style:family="paragraph" style:parent-style-name="Table_20_Contents">
      <style:paragraph-properties fo:text-align="start" style:justify-single-word="false"/>
      <style:text-properties style:font-name="Cascadia Mono" fo:language="en" fo:country="US" officeooo:rsid="00419e0d" officeooo:paragraph-rsid="00419e0d"/>
    </style:style>
    <style:style style:name="P203" style:family="paragraph" style:parent-style-name="Table_20_Contents">
      <style:paragraph-properties fo:text-align="start" style:justify-single-word="false"/>
      <style:text-properties style:font-name="Cascadia Mono" fo:language="en" fo:country="US" officeooo:rsid="0041f97c" officeooo:paragraph-rsid="0041f97c"/>
    </style:style>
    <style:style style:name="P204" style:family="paragraph" style:parent-style-name="Table_20_Contents">
      <style:paragraph-properties fo:text-align="start" style:justify-single-word="false"/>
      <style:text-properties style:font-name="Cascadia Mono" fo:language="en" fo:country="US" officeooo:rsid="00439eb5" officeooo:paragraph-rsid="00439eb5"/>
    </style:style>
    <style:style style:name="P205" style:family="paragraph" style:parent-style-name="Standard">
      <style:text-properties style:font-name="Cascadia Mono" officeooo:rsid="00023f4b" officeooo:paragraph-rsid="00023f4b"/>
    </style:style>
    <style:style style:name="P206" style:family="paragraph" style:parent-style-name="Standard">
      <style:text-properties style:font-name="Cascadia Mono" officeooo:paragraph-rsid="0006698d"/>
    </style:style>
    <style:style style:name="P207" style:family="paragraph" style:parent-style-name="Standard">
      <style:text-properties style:font-name="Cascadia Mono" officeooo:paragraph-rsid="0008b1a9"/>
    </style:style>
    <style:style style:name="P208" style:family="paragraph" style:parent-style-name="Standard">
      <style:text-properties style:font-name="Cascadia Mono" officeooo:paragraph-rsid="000c82f8"/>
    </style:style>
    <style:style style:name="P209" style:family="paragraph" style:parent-style-name="Standard">
      <style:text-properties style:font-name="Cascadia Mono" officeooo:paragraph-rsid="0010c257"/>
    </style:style>
    <style:style style:name="P210" style:family="paragraph" style:parent-style-name="Standard">
      <style:text-properties style:font-name="Cascadia Mono" officeooo:paragraph-rsid="0012d674"/>
    </style:style>
    <style:style style:name="P211" style:family="paragraph" style:parent-style-name="Standard">
      <style:text-properties style:font-name="Cascadia Mono" officeooo:paragraph-rsid="0018c10e"/>
    </style:style>
    <style:style style:name="P212" style:family="paragraph" style:parent-style-name="Standard">
      <style:text-properties style:font-name="Cascadia Mono" officeooo:paragraph-rsid="001bb57e"/>
    </style:style>
    <style:style style:name="P213" style:family="paragraph" style:parent-style-name="Standard">
      <style:text-properties style:font-name="Cascadia Mono" officeooo:paragraph-rsid="001d3b40"/>
    </style:style>
    <style:style style:name="P214" style:family="paragraph" style:parent-style-name="Standard">
      <style:text-properties style:font-name="Cascadia Mono" officeooo:paragraph-rsid="002496a9"/>
    </style:style>
    <style:style style:name="P215" style:family="paragraph" style:parent-style-name="Standard">
      <style:text-properties style:font-name="Cascadia Mono" officeooo:paragraph-rsid="00284222"/>
    </style:style>
    <style:style style:name="P216" style:family="paragraph" style:parent-style-name="Standard">
      <style:text-properties style:font-name="Cascadia Mono" officeooo:paragraph-rsid="002e97b9"/>
    </style:style>
    <style:style style:name="P217" style:family="paragraph" style:parent-style-name="Standard">
      <style:text-properties style:font-name="Cascadia Mono" officeooo:paragraph-rsid="00315348"/>
    </style:style>
    <style:style style:name="P218" style:family="paragraph" style:parent-style-name="Standard">
      <style:text-properties style:font-name="Cascadia Mono" officeooo:paragraph-rsid="00334f0f"/>
    </style:style>
    <style:style style:name="P219" style:family="paragraph" style:parent-style-name="Standard">
      <style:text-properties style:font-name="Cascadia Mono" officeooo:paragraph-rsid="003b37a4"/>
    </style:style>
    <style:style style:name="P220" style:family="paragraph" style:parent-style-name="Standard">
      <style:text-properties style:font-name="Cascadia Mono" officeooo:paragraph-rsid="003c59ce"/>
    </style:style>
    <style:style style:name="P221" style:family="paragraph" style:parent-style-name="Standard">
      <style:text-properties style:font-name="Cascadia Mono" officeooo:paragraph-rsid="003c8dc4"/>
    </style:style>
    <style:style style:name="P222" style:family="paragraph" style:parent-style-name="Standard">
      <style:text-properties style:font-name="Cascadia Mono" officeooo:paragraph-rsid="003d518f"/>
    </style:style>
    <style:style style:name="P223" style:family="paragraph" style:parent-style-name="Table_20_Contents">
      <style:paragraph-properties fo:text-align="start" style:justify-single-word="false"/>
      <style:text-properties style:font-name="Cascadia Mono"/>
    </style:style>
    <style:style style:name="P224" style:family="paragraph" style:parent-style-name="Table_20_Contents">
      <style:paragraph-properties fo:text-align="start" style:justify-single-word="false"/>
      <style:text-properties style:font-name="Cascadia Mono" officeooo:paragraph-rsid="00023f4b"/>
    </style:style>
    <style:style style:name="P225" style:family="paragraph" style:parent-style-name="Table_20_Contents">
      <style:paragraph-properties fo:text-align="start" style:justify-single-word="false"/>
      <style:text-properties style:font-name="Cascadia Mono" officeooo:paragraph-rsid="00031105"/>
    </style:style>
    <style:style style:name="P226" style:family="paragraph" style:parent-style-name="Table_20_Contents">
      <style:paragraph-properties fo:text-align="start" style:justify-single-word="false"/>
      <style:text-properties style:font-name="Cascadia Mono" officeooo:paragraph-rsid="0006698d"/>
    </style:style>
    <style:style style:name="P227" style:family="paragraph" style:parent-style-name="Table_20_Contents">
      <style:paragraph-properties fo:text-align="start" style:justify-single-word="false"/>
      <style:text-properties style:font-name="Cascadia Mono" officeooo:paragraph-rsid="0006d688"/>
    </style:style>
    <style:style style:name="P228" style:family="paragraph" style:parent-style-name="Table_20_Contents">
      <style:paragraph-properties fo:text-align="start" style:justify-single-word="false"/>
      <style:text-properties style:font-name="Cascadia Mono" officeooo:paragraph-rsid="0008b1a9"/>
    </style:style>
    <style:style style:name="P229" style:family="paragraph" style:parent-style-name="Table_20_Contents">
      <style:paragraph-properties fo:text-align="start" style:justify-single-word="false"/>
      <style:text-properties style:font-name="Cascadia Mono" officeooo:paragraph-rsid="000c82f8"/>
    </style:style>
    <style:style style:name="P230" style:family="paragraph" style:parent-style-name="Table_20_Contents">
      <style:paragraph-properties fo:text-align="start" style:justify-single-word="false"/>
      <style:text-properties style:font-name="Cascadia Mono" officeooo:paragraph-rsid="0010678d"/>
    </style:style>
    <style:style style:name="P231" style:family="paragraph" style:parent-style-name="Table_20_Contents">
      <style:paragraph-properties fo:text-align="start" style:justify-single-word="false"/>
      <style:text-properties style:font-name="Cascadia Mono" officeooo:paragraph-rsid="0010c257"/>
    </style:style>
    <style:style style:name="P232" style:family="paragraph" style:parent-style-name="Table_20_Contents">
      <style:paragraph-properties fo:text-align="start" style:justify-single-word="false"/>
      <style:text-properties style:font-name="Cascadia Mono" officeooo:paragraph-rsid="0012d674"/>
    </style:style>
    <style:style style:name="P233" style:family="paragraph" style:parent-style-name="Table_20_Contents">
      <style:paragraph-properties fo:text-align="start" style:justify-single-word="false"/>
      <style:text-properties style:font-name="Cascadia Mono" officeooo:paragraph-rsid="0018c10e"/>
    </style:style>
    <style:style style:name="P234" style:family="paragraph" style:parent-style-name="Table_20_Contents">
      <style:paragraph-properties fo:text-align="start" style:justify-single-word="false"/>
      <style:text-properties style:font-name="Cascadia Mono" officeooo:paragraph-rsid="001bb57e"/>
    </style:style>
    <style:style style:name="P235" style:family="paragraph" style:parent-style-name="Table_20_Contents">
      <style:paragraph-properties fo:text-align="start" style:justify-single-word="false"/>
      <style:text-properties style:font-name="Cascadia Mono" officeooo:paragraph-rsid="001d3b40"/>
    </style:style>
    <style:style style:name="P236" style:family="paragraph" style:parent-style-name="Table_20_Contents">
      <style:paragraph-properties fo:text-align="start" style:justify-single-word="false"/>
      <style:text-properties style:font-name="Cascadia Mono" officeooo:paragraph-rsid="001e66ca"/>
    </style:style>
    <style:style style:name="P237" style:family="paragraph" style:parent-style-name="Table_20_Contents">
      <style:paragraph-properties fo:text-align="start" style:justify-single-word="false"/>
      <style:text-properties style:font-name="Cascadia Mono" officeooo:paragraph-rsid="00210c17"/>
    </style:style>
    <style:style style:name="P238" style:family="paragraph" style:parent-style-name="Table_20_Contents">
      <style:paragraph-properties fo:text-align="start" style:justify-single-word="false"/>
      <style:text-properties style:font-name="Cascadia Mono" officeooo:paragraph-rsid="00219d39"/>
    </style:style>
    <style:style style:name="P239" style:family="paragraph" style:parent-style-name="Table_20_Contents">
      <style:paragraph-properties fo:text-align="start" style:justify-single-word="false"/>
      <style:text-properties style:font-name="Cascadia Mono" officeooo:paragraph-rsid="002496a9"/>
    </style:style>
    <style:style style:name="P240" style:family="paragraph" style:parent-style-name="Table_20_Contents">
      <style:paragraph-properties fo:text-align="start" style:justify-single-word="false"/>
      <style:text-properties style:font-name="Cascadia Mono" officeooo:paragraph-rsid="002e97b9"/>
    </style:style>
    <style:style style:name="P241" style:family="paragraph" style:parent-style-name="Table_20_Contents">
      <style:paragraph-properties fo:text-align="start" style:justify-single-word="false"/>
      <style:text-properties style:font-name="Cascadia Mono" officeooo:paragraph-rsid="00315348"/>
    </style:style>
    <style:style style:name="P242" style:family="paragraph" style:parent-style-name="Table_20_Contents">
      <style:paragraph-properties fo:text-align="start" style:justify-single-word="false"/>
      <style:text-properties style:font-name="Cascadia Mono" officeooo:paragraph-rsid="00334f0f"/>
    </style:style>
    <style:style style:name="P243" style:family="paragraph" style:parent-style-name="Table_20_Contents">
      <style:paragraph-properties fo:text-align="start" style:justify-single-word="false"/>
      <style:text-properties style:font-name="Cascadia Mono" officeooo:paragraph-rsid="003b37a4"/>
    </style:style>
    <style:style style:name="P244" style:family="paragraph" style:parent-style-name="Table_20_Contents">
      <style:paragraph-properties fo:text-align="center" style:justify-single-word="false"/>
      <style:text-properties style:font-name="Cascadia Mono"/>
    </style:style>
    <style:style style:name="P245" style:family="paragraph" style:parent-style-name="Table_20_Contents">
      <style:paragraph-properties fo:text-align="center" style:justify-single-word="false"/>
      <style:text-properties style:font-name="Cascadia Mono" officeooo:paragraph-rsid="00023f4b"/>
    </style:style>
    <style:style style:name="P246" style:family="paragraph" style:parent-style-name="Table_20_Contents">
      <style:paragraph-properties fo:text-align="center" style:justify-single-word="false"/>
      <style:text-properties style:font-name="Cascadia Mono" officeooo:paragraph-rsid="00031105"/>
    </style:style>
    <style:style style:name="P247" style:family="paragraph" style:parent-style-name="Table_20_Contents">
      <style:paragraph-properties fo:text-align="center" style:justify-single-word="false"/>
      <style:text-properties style:font-name="Cascadia Mono" officeooo:paragraph-rsid="0006698d"/>
    </style:style>
    <style:style style:name="P248" style:family="paragraph" style:parent-style-name="Table_20_Contents">
      <style:paragraph-properties fo:text-align="center" style:justify-single-word="false"/>
      <style:text-properties style:font-name="Cascadia Mono" officeooo:paragraph-rsid="0018c10e"/>
    </style:style>
    <style:style style:name="P249" style:family="paragraph" style:parent-style-name="Table_20_Contents">
      <style:paragraph-properties fo:text-align="center" style:justify-single-word="false"/>
      <style:text-properties style:font-name="Cascadia Mono" officeooo:paragraph-rsid="001bb57e"/>
    </style:style>
    <style:style style:name="P250" style:family="paragraph" style:parent-style-name="Table_20_Contents">
      <style:paragraph-properties fo:text-align="center" style:justify-single-word="false"/>
      <style:text-properties style:font-name="Cascadia Mono" officeooo:paragraph-rsid="001d3b40"/>
    </style:style>
    <style:style style:name="P251" style:family="paragraph" style:parent-style-name="Table_20_Contents">
      <style:paragraph-properties fo:text-align="center" style:justify-single-word="false"/>
      <style:text-properties style:font-name="Cascadia Mono" officeooo:paragraph-rsid="001e66ca"/>
    </style:style>
    <style:style style:name="P252" style:family="paragraph" style:parent-style-name="Table_20_Contents">
      <style:paragraph-properties fo:text-align="center" style:justify-single-word="false"/>
      <style:text-properties style:font-name="Cascadia Mono" officeooo:paragraph-rsid="00210c17"/>
    </style:style>
    <style:style style:name="P253" style:family="paragraph" style:parent-style-name="Table_20_Contents">
      <style:paragraph-properties fo:text-align="center" style:justify-single-word="false"/>
      <style:text-properties style:font-name="Cascadia Mono" officeooo:paragraph-rsid="00219d39"/>
    </style:style>
    <style:style style:name="P254" style:family="paragraph" style:parent-style-name="Table_20_Contents">
      <style:paragraph-properties fo:text-align="center" style:justify-single-word="false"/>
      <style:text-properties style:font-name="Cascadia Mono" officeooo:paragraph-rsid="002e97b9"/>
    </style:style>
    <style:style style:name="P255" style:family="paragraph" style:parent-style-name="Table_20_Contents">
      <style:paragraph-properties fo:text-align="center" style:justify-single-word="false"/>
      <style:text-properties style:font-name="Cascadia Mono" officeooo:paragraph-rsid="00334f0f"/>
    </style:style>
    <style:style style:name="P256" style:family="paragraph" style:parent-style-name="Standard">
      <style:text-properties style:font-name="Cascadia Mono" officeooo:paragraph-rsid="00031105"/>
    </style:style>
    <style:style style:name="P257" style:family="paragraph" style:parent-style-name="Standard">
      <style:text-properties officeooo:paragraph-rsid="001e66ca"/>
    </style:style>
    <style:style style:name="P258" style:family="paragraph" style:parent-style-name="Standard">
      <style:text-properties officeooo:paragraph-rsid="00210c17"/>
    </style:style>
    <style:style style:name="P259" style:family="paragraph" style:parent-style-name="Standard">
      <style:text-properties officeooo:paragraph-rsid="00219d39"/>
    </style:style>
    <style:style style:name="P260" style:family="paragraph" style:parent-style-name="Standard" style:list-style-name="L1">
      <style:paragraph-properties fo:text-align="start" style:justify-single-word="false"/>
      <style:text-properties style:font-name="Cascadia Mono" fo:language="ru" fo:country="RU" officeooo:rsid="000210e1" officeooo:paragraph-rsid="00023f4b"/>
    </style:style>
    <style:style style:name="P261" style:family="paragraph" style:parent-style-name="Standard" style:list-style-name="L2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262" style:family="paragraph" style:parent-style-name="Standard" style:list-style-name="L3">
      <style:text-properties style:font-name="Cascadia Mono" officeooo:rsid="00023f4b" officeooo:paragraph-rsid="00023f4b"/>
    </style:style>
    <style:style style:name="P263" style:family="paragraph" style:parent-style-name="Standard" style:list-style-name="L4">
      <style:paragraph-properties fo:text-align="start" style:justify-single-word="false"/>
      <style:text-properties style:font-name="Cascadia Mono" fo:font-size="12pt" fo:language="en" fo:country="US" fo:font-weight="normal" officeooo:rsid="000210e1" officeooo:paragraph-rsid="000210e1" style:font-size-asian="10.5pt" style:font-weight-asian="normal" style:font-size-complex="12pt" style:font-weight-complex="normal"/>
    </style:style>
    <style:style style:name="P264" style:family="paragraph" style:parent-style-name="Standard" style:list-style-name="L6">
      <style:text-properties style:font-name="Cascadia Mono" fo:font-size="12pt" fo:language="en" fo:country="US" fo:font-weight="normal" officeooo:rsid="00031105" officeooo:paragraph-rsid="00031105" style:font-size-asian="10.5pt" style:font-weight-asian="normal" style:font-size-complex="12pt" style:font-weight-complex="normal"/>
    </style:style>
    <style:style style:name="P265" style:family="paragraph" style:parent-style-name="Standard" style:list-style-name="L12">
      <style:text-properties style:font-name="Cascadia Mono" fo:font-size="12pt" fo:language="en" fo:country="US" fo:font-weight="normal" officeooo:rsid="000a8d59" officeooo:paragraph-rsid="000a8d59" style:font-size-asian="10.5pt" style:font-weight-asian="normal" style:font-size-complex="12pt" style:font-weight-complex="normal"/>
    </style:style>
    <style:style style:name="P266" style:family="paragraph" style:parent-style-name="Standard" style:list-style-name="L14">
      <style:text-properties style:font-name="Cascadia Mono" fo:font-size="12pt" fo:language="en" fo:country="US" fo:font-weight="normal" officeooo:rsid="0010678d" officeooo:paragraph-rsid="0010678d" style:font-size-asian="10.5pt" style:font-weight-asian="normal" style:font-size-complex="12pt" style:font-weight-complex="normal"/>
    </style:style>
    <style:style style:name="P267" style:family="paragraph" style:parent-style-name="Standard" style:list-style-name="L16">
      <style:text-properties style:font-name="Cascadia Mono" fo:font-size="12pt" fo:language="en" fo:country="US" fo:font-weight="normal" officeooo:rsid="0010c257" officeooo:paragraph-rsid="0010c257" style:font-size-asian="10.5pt" style:font-weight-asian="normal" style:font-size-complex="12pt" style:font-weight-complex="normal"/>
    </style:style>
    <style:style style:name="P268" style:family="paragraph" style:parent-style-name="Standard" style:list-style-name="L19">
      <style:text-properties style:font-name="Cascadia Mono" fo:font-size="12pt" fo:language="en" fo:country="US" fo:font-weight="normal" officeooo:rsid="00165c74" officeooo:paragraph-rsid="00165c74" style:font-size-asian="10.5pt" style:font-weight-asian="normal" style:font-size-complex="12pt" style:font-weight-complex="normal"/>
    </style:style>
    <style:style style:name="P269" style:family="paragraph" style:parent-style-name="Standard" style:list-style-name="L21">
      <style:text-properties style:font-name="Cascadia Mono" fo:font-size="12pt" fo:language="en" fo:country="US" fo:font-weight="normal" officeooo:rsid="001aa83a" officeooo:paragraph-rsid="001aa83a" style:font-size-asian="10.5pt" style:font-weight-asian="normal" style:font-size-complex="12pt" style:font-weight-complex="normal"/>
    </style:style>
    <style:style style:name="P270" style:family="paragraph" style:parent-style-name="Standard" style:list-style-name="L23">
      <style:text-properties style:font-name="Cascadia Mono" fo:font-size="12pt" fo:language="en" fo:country="US" fo:font-weight="normal" officeooo:rsid="001aa83a" officeooo:paragraph-rsid="003c59ce" style:font-size-asian="10.5pt" style:font-weight-asian="normal" style:font-size-complex="12pt" style:font-weight-complex="normal"/>
    </style:style>
    <style:style style:name="P271" style:family="paragraph" style:parent-style-name="Standard" style:list-style-name="L34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272" style:family="paragraph" style:parent-style-name="Standard" style:list-style-name="L35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273" style:family="paragraph" style:parent-style-name="Standard" style:list-style-name="L36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274" style:family="paragraph" style:parent-style-name="Standard" style:list-style-name="L37">
      <style:text-properties style:font-name="Cascadia Mono" fo:font-size="12pt" fo:language="en" fo:country="US" fo:font-weight="normal" officeooo:rsid="001aa83a" officeooo:paragraph-rsid="003d518f" style:font-size-asian="10.5pt" style:font-weight-asian="normal" style:font-size-complex="12pt" style:font-weight-complex="normal"/>
    </style:style>
    <style:style style:name="P275" style:family="paragraph" style:parent-style-name="Standard" style:list-style-name="L25">
      <style:text-properties style:font-name="Cascadia Mono" fo:font-size="12pt" fo:language="en" fo:country="US" fo:font-weight="normal" officeooo:rsid="001e66ca" officeooo:paragraph-rsid="001e66ca" style:font-size-asian="10.5pt" style:font-weight-asian="normal" style:font-size-complex="12pt" style:font-weight-complex="normal"/>
    </style:style>
    <style:style style:name="P276" style:family="paragraph" style:parent-style-name="Standard" style:list-style-name="L28">
      <style:text-properties style:font-name="Cascadia Mono" fo:font-size="12pt" fo:language="en" fo:country="US" fo:font-weight="normal" officeooo:rsid="00284222" officeooo:paragraph-rsid="00284222" style:font-size-asian="10.5pt" style:font-weight-asian="normal" style:font-size-complex="12pt" style:font-weight-complex="normal"/>
    </style:style>
    <style:style style:name="P277" style:family="paragraph" style:parent-style-name="Standard" style:list-style-name="L29">
      <style:text-properties style:font-name="Cascadia Mono" fo:font-size="12pt" fo:language="en" fo:country="US" fo:font-weight="normal" officeooo:rsid="00284222" officeooo:paragraph-rsid="00284222" style:font-size-asian="10.5pt" style:font-weight-asian="normal" style:font-size-complex="12pt" style:font-weight-complex="normal"/>
    </style:style>
    <style:style style:name="P278" style:family="paragraph" style:parent-style-name="Standard" style:list-style-name="L30">
      <style:text-properties style:font-name="Cascadia Mono" fo:font-size="12pt" fo:language="en" fo:country="US" fo:font-weight="normal" officeooo:rsid="00284222" officeooo:paragraph-rsid="002e97b9" style:font-size-asian="10.5pt" style:font-weight-asian="normal" style:font-size-complex="12pt" style:font-weight-complex="normal"/>
    </style:style>
    <style:style style:name="P279" style:family="paragraph" style:parent-style-name="Standard" style:list-style-name="L31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280" style:family="paragraph" style:parent-style-name="Standard" style:list-style-name="L32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281" style:family="paragraph" style:parent-style-name="Standard" style:list-style-name="L33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282" style:family="paragraph" style:parent-style-name="Standard" style:list-style-name="L34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283" style:family="paragraph" style:parent-style-name="Standard" style:list-style-name="L35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284" style:family="paragraph" style:parent-style-name="Standard" style:list-style-name="L36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285" style:family="paragraph" style:parent-style-name="Standard" style:list-style-name="L37">
      <style:text-properties style:font-name="Cascadia Mono" fo:font-size="12pt" fo:language="en" fo:country="US" fo:font-weight="normal" officeooo:rsid="003c8dc4" officeooo:paragraph-rsid="003d518f" style:font-size-asian="10.5pt" style:font-weight-asian="normal" style:font-size-complex="12pt" style:font-weight-complex="normal"/>
    </style:style>
    <style:style style:name="P286" style:family="paragraph" style:parent-style-name="Standard" style:list-style-name="L8">
      <style:text-properties style:font-name="Cascadia Mono" fo:font-size="12pt" fo:language="en" fo:country="US" officeooo:rsid="0006698d" officeooo:paragraph-rsid="0006698d" style:font-size-asian="10.5pt" style:font-size-complex="12pt"/>
    </style:style>
    <style:style style:name="P287" style:family="paragraph" style:parent-style-name="Standard" style:list-style-name="L5">
      <style:text-properties style:font-name="Cascadia Mono" fo:font-size="12pt" fo:language="ru" fo:country="RU" fo:font-weight="normal" officeooo:rsid="00026187" officeooo:paragraph-rsid="00026187" style:font-size-asian="10.5pt" style:font-weight-asian="normal" style:font-size-complex="12pt" style:font-weight-complex="normal"/>
    </style:style>
    <style:style style:name="P288" style:family="paragraph" style:parent-style-name="Standard" style:list-style-name="L10">
      <style:text-properties style:font-name="Cascadia Mono" fo:font-size="12pt" fo:language="ru" fo:country="RU" fo:font-weight="normal" officeooo:rsid="0008b1a9" officeooo:paragraph-rsid="0008b1a9" style:font-size-asian="10.5pt" style:font-weight-asian="normal" style:font-size-complex="12pt" style:font-weight-complex="normal"/>
    </style:style>
    <style:style style:name="P289" style:family="paragraph" style:parent-style-name="Standard" style:list-style-name="L11">
      <style:text-properties style:font-name="Cascadia Mono" fo:font-size="12pt" fo:language="ru" fo:country="RU" fo:font-weight="normal" officeooo:rsid="000a8d59" officeooo:paragraph-rsid="000a8d59" style:font-size-asian="10.5pt" style:font-weight-asian="normal" style:font-size-complex="12pt" style:font-weight-complex="normal"/>
    </style:style>
    <style:style style:name="P290" style:family="paragraph" style:parent-style-name="Standard" style:list-style-name="L13">
      <style:text-properties style:font-name="Cascadia Mono" fo:font-size="12pt" fo:language="ru" fo:country="RU" fo:font-weight="normal" officeooo:rsid="0010678d" officeooo:paragraph-rsid="0010678d" style:font-size-asian="10.5pt" style:font-weight-asian="normal" style:font-size-complex="12pt" style:font-weight-complex="normal"/>
    </style:style>
    <style:style style:name="P291" style:family="paragraph" style:parent-style-name="Standard" style:list-style-name="L15">
      <style:text-properties style:font-name="Cascadia Mono" fo:font-size="12pt" fo:language="ru" fo:country="RU" fo:font-weight="normal" officeooo:rsid="0010c257" officeooo:paragraph-rsid="0010c257" style:font-size-asian="10.5pt" style:font-weight-asian="normal" style:font-size-complex="12pt" style:font-weight-complex="normal"/>
    </style:style>
    <style:style style:name="P292" style:family="paragraph" style:parent-style-name="Standard" style:list-style-name="L17">
      <style:text-properties style:font-name="Cascadia Mono" fo:font-size="12pt" fo:language="ru" fo:country="RU" fo:font-weight="normal" officeooo:rsid="0012d674" officeooo:paragraph-rsid="0012d674" style:font-size-asian="10.5pt" style:font-weight-asian="normal" style:font-size-complex="12pt" style:font-weight-complex="normal"/>
    </style:style>
    <style:style style:name="P293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1497b3" style:font-size-asian="10.5pt" style:font-weight-asian="normal" style:font-size-complex="12pt" style:font-weight-complex="normal"/>
    </style:style>
    <style:style style:name="P294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2496a9" style:font-size-asian="10.5pt" style:font-weight-asian="normal" style:font-size-complex="12pt" style:font-weight-complex="normal"/>
    </style:style>
    <style:style style:name="P295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284222" style:font-size-asian="10.5pt" style:font-weight-asian="normal" style:font-size-complex="12pt" style:font-weight-complex="normal"/>
    </style:style>
    <style:style style:name="P296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2e97b9" style:font-size-asian="10.5pt" style:font-weight-asian="normal" style:font-size-complex="12pt" style:font-weight-complex="normal"/>
    </style:style>
    <style:style style:name="P297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315348" style:font-size-asian="10.5pt" style:font-weight-asian="normal" style:font-size-complex="12pt" style:font-weight-complex="normal"/>
    </style:style>
    <style:style style:name="P298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334f0f" style:font-size-asian="10.5pt" style:font-weight-asian="normal" style:font-size-complex="12pt" style:font-weight-complex="normal"/>
    </style:style>
    <style:style style:name="P299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3b37a4" style:font-size-asian="10.5pt" style:font-weight-asian="normal" style:font-size-complex="12pt" style:font-weight-complex="normal"/>
    </style:style>
    <style:style style:name="P300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1aa83a" style:font-size-asian="10.5pt" style:font-weight-asian="normal" style:font-size-complex="12pt" style:font-weight-complex="normal"/>
    </style:style>
    <style:style style:name="P301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3c59ce" style:font-size-asian="10.5pt" style:font-weight-asian="normal" style:font-size-complex="12pt" style:font-weight-complex="normal"/>
    </style:style>
    <style:style style:name="P302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3c8dc4" style:font-size-asian="10.5pt" style:font-weight-asian="normal" style:font-size-complex="12pt" style:font-weight-complex="normal"/>
    </style:style>
    <style:style style:name="P303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3d518f" style:font-size-asian="10.5pt" style:font-weight-asian="normal" style:font-size-complex="12pt" style:font-weight-complex="normal"/>
    </style:style>
    <style:style style:name="P304" style:family="paragraph" style:parent-style-name="Standard" style:list-style-name="L22">
      <style:text-properties style:font-name="Cascadia Mono" fo:font-size="12pt" fo:language="ru" fo:country="RU" fo:font-weight="normal" officeooo:rsid="001d3b40" officeooo:paragraph-rsid="001d3b40" style:font-size-asian="10.5pt" style:font-weight-asian="normal" style:font-size-complex="12pt" style:font-weight-complex="normal"/>
    </style:style>
    <style:style style:name="P305" style:family="paragraph" style:parent-style-name="Standard" style:list-style-name="L24">
      <style:text-properties style:font-name="Cascadia Mono" fo:font-size="12pt" fo:language="ru" fo:country="RU" fo:font-weight="normal" officeooo:rsid="001e66ca" officeooo:paragraph-rsid="001e66ca" style:font-size-asian="10.5pt" style:font-weight-asian="normal" style:font-size-complex="12pt" style:font-weight-complex="normal"/>
    </style:style>
    <style:style style:name="P306" style:family="paragraph" style:parent-style-name="Standard" style:list-style-name="L26">
      <style:text-properties style:font-name="Cascadia Mono" fo:font-size="12pt" fo:language="ru" fo:country="RU" fo:font-weight="normal" officeooo:rsid="00210c17" officeooo:paragraph-rsid="00210c17" style:font-size-asian="10.5pt" style:font-weight-asian="normal" style:font-size-complex="12pt" style:font-weight-complex="normal"/>
    </style:style>
    <style:style style:name="P307" style:family="paragraph" style:parent-style-name="Standard" style:list-style-name="L27">
      <style:text-properties style:font-name="Cascadia Mono" fo:font-size="12pt" fo:language="ru" fo:country="RU" fo:font-weight="normal" officeooo:rsid="00219d39" officeooo:paragraph-rsid="00219d39" style:font-size-asian="10.5pt" style:font-weight-asian="normal" style:font-size-complex="12pt" style:font-weight-complex="normal"/>
    </style:style>
    <style:style style:name="P308" style:family="paragraph" style:parent-style-name="Standard" style:list-style-name="L7">
      <style:text-properties style:font-name="Cascadia Mono" fo:font-size="12pt" fo:language="ru" fo:country="RU" officeooo:rsid="0006698d" officeooo:paragraph-rsid="0006698d" style:font-size-asian="10.5pt" style:font-size-complex="12pt"/>
    </style:style>
    <style:style style:name="P309" style:family="paragraph" style:parent-style-name="Standard" style:list-style-name="L9">
      <style:text-properties style:font-name="Cascadia Mono" fo:font-size="12pt" fo:language="ru" fo:country="RU" officeooo:rsid="0006d688" officeooo:paragraph-rsid="0006d688" style:font-size-asian="10.5pt" style:font-size-complex="12pt"/>
    </style:style>
    <style:style style:name="P310" style:family="paragraph" style:parent-style-name="Table_20_Contents">
      <style:paragraph-properties fo:text-align="start" style:justify-single-word="false"/>
      <style:text-properties style:font-name="Cascadia Mono" officeooo:paragraph-rsid="0006698d"/>
    </style:style>
    <style:style style:name="P311" style:family="paragraph" style:parent-style-name="Table_20_Contents">
      <style:paragraph-properties fo:text-align="start" style:justify-single-word="false"/>
      <style:text-properties style:font-name="Cascadia Mono" fo:language="en" fo:country="US" officeooo:rsid="0006698d" officeooo:paragraph-rsid="0006698d"/>
    </style:style>
    <style:style style:name="P312" style:family="paragraph" style:parent-style-name="Table_20_Contents">
      <style:paragraph-properties fo:text-align="center" style:justify-single-word="false"/>
      <style:text-properties style:font-name="Cascadia Mono" officeooo:paragraph-rsid="0006698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2927ef"/>
    </style:style>
    <style:style style:name="T4" style:family="text">
      <style:text-properties fo:language="ru" fo:country="RU" officeooo:rsid="00334f0f"/>
    </style:style>
    <style:style style:name="T5" style:family="text">
      <style:text-properties officeooo:rsid="00023f4b"/>
    </style:style>
    <style:style style:name="T6" style:family="text">
      <style:text-properties officeooo:rsid="00026187"/>
    </style:style>
    <style:style style:name="T7" style:family="text">
      <style:text-properties officeooo:rsid="00031105"/>
    </style:style>
    <style:style style:name="T8" style:family="text">
      <style:text-properties officeooo:rsid="00037e39"/>
    </style:style>
    <style:style style:name="T9" style:family="text">
      <style:text-properties officeooo:rsid="0006698d"/>
    </style:style>
    <style:style style:name="T10" style:family="text">
      <style:text-properties officeooo:rsid="0006d688"/>
    </style:style>
    <style:style style:name="T11" style:family="text">
      <style:text-properties officeooo:rsid="0008b1a9"/>
    </style:style>
    <style:style style:name="T12" style:family="text">
      <style:text-properties officeooo:rsid="0010c257"/>
    </style:style>
    <style:style style:name="T13" style:family="text">
      <style:text-properties officeooo:rsid="00129e1d"/>
    </style:style>
    <style:style style:name="T14" style:family="text">
      <style:text-properties officeooo:rsid="001497b3"/>
    </style:style>
    <style:style style:name="T15" style:family="text">
      <style:text-properties officeooo:rsid="0014be4e"/>
    </style:style>
    <style:style style:name="T16" style:family="text">
      <style:text-properties officeooo:rsid="00159f9a"/>
    </style:style>
    <style:style style:name="T17" style:family="text">
      <style:text-properties officeooo:rsid="00165c74"/>
    </style:style>
    <style:style style:name="T18" style:family="text">
      <style:text-properties officeooo:rsid="00195291"/>
    </style:style>
    <style:style style:name="T19" style:family="text">
      <style:text-properties officeooo:rsid="001bb57e"/>
    </style:style>
    <style:style style:name="T20" style:family="text">
      <style:text-properties officeooo:rsid="001d3b40"/>
    </style:style>
    <style:style style:name="T21" style:family="text">
      <style:text-properties officeooo:rsid="001e66ca"/>
    </style:style>
    <style:style style:name="T22" style:family="text">
      <style:text-properties officeooo:rsid="00210c17"/>
    </style:style>
    <style:style style:name="T23" style:family="text">
      <style:text-properties officeooo:rsid="002496a9"/>
    </style:style>
    <style:style style:name="T24" style:family="text">
      <style:text-properties officeooo:rsid="00268d23"/>
    </style:style>
    <style:style style:name="T25" style:family="text">
      <style:text-properties officeooo:rsid="00284222"/>
    </style:style>
    <style:style style:name="T26" style:family="text">
      <style:text-properties officeooo:rsid="002927ef"/>
    </style:style>
    <style:style style:name="T27" style:family="text">
      <style:text-properties officeooo:rsid="002b045d"/>
    </style:style>
    <style:style style:name="T28" style:family="text">
      <style:text-properties officeooo:rsid="002e97b9"/>
    </style:style>
    <style:style style:name="T29" style:family="text">
      <style:text-properties officeooo:rsid="002f6ca8"/>
    </style:style>
    <style:style style:name="T30" style:family="text">
      <style:text-properties officeooo:rsid="00315348"/>
    </style:style>
    <style:style style:name="T31" style:family="text">
      <style:text-properties officeooo:rsid="00334f0f"/>
    </style:style>
    <style:style style:name="T32" style:family="text">
      <style:text-properties officeooo:rsid="00349d5e"/>
    </style:style>
    <style:style style:name="T33" style:family="text">
      <style:text-properties officeooo:rsid="0035a206"/>
    </style:style>
    <style:style style:name="T34" style:family="text">
      <style:text-properties officeooo:rsid="0037841c"/>
    </style:style>
    <style:style style:name="T35" style:family="text">
      <style:text-properties officeooo:rsid="00383d39"/>
    </style:style>
    <style:style style:name="T36" style:family="text">
      <style:text-properties officeooo:rsid="003a1d3b"/>
    </style:style>
    <style:style style:name="T37" style:family="text">
      <style:text-properties officeooo:rsid="003a4a4f"/>
    </style:style>
    <style:style style:name="T38" style:family="text">
      <style:text-properties officeooo:rsid="003b37a4"/>
    </style:style>
    <style:style style:name="T39" style:family="text">
      <style:text-properties officeooo:rsid="003c59ce"/>
    </style:style>
    <style:style style:name="T40" style:family="text">
      <style:text-properties officeooo:rsid="003c8dc4"/>
    </style:style>
    <style:style style:name="T41" style:family="text">
      <style:text-properties officeooo:rsid="003d518f"/>
    </style:style>
    <style:style style:name="T42" style:family="text">
      <style:text-properties officeooo:rsid="0044a22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кументация к базе данных <text:span text:style-name="T1">InCase.</text:span></text:p>
      <text:p text:style-name="P2">AnswerImage</text:p>
      <text:p text:style-name="P33"/>
      <text:p text:style-name="P39">Описание: </text:p>
      <text:list text:style-name="L1">
        <text:list-item>
          <text:p text:style-name="P260">Таблица представляет <text:span text:style-name="T5">из себя</text:span> коллекцию изображений дл<text:span text:style-name="T5">я </text:span><text:span text:style-name="T6">ответов</text:span></text:p>
        </text:list-item>
      </text:list>
      <text:p text:style-name="P41">Связи: </text:p>
      <text:list text:style-name="L2">
        <text:list-item>
          <text:p text:style-name="P261">SupportTopicAnswer (<text:span text:style-name="T2">Многие к одному</text:span>)</text:p>
        </text:list-item>
      </text:list>
      <text:p text:style-name="P9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93">Key</text:p>
          </table:table-cell>
          <table:table-cell table:style-name="Таблица1.A1" office:value-type="string">
            <text:p text:style-name="P93">Name</text:p>
          </table:table-cell>
          <table:table-cell table:style-name="Таблица1.A1" office:value-type="string">
            <text:p text:style-name="P93">Type</text:p>
          </table:table-cell>
          <table:table-cell table:style-name="Таблица1.A1" office:value-type="string">
            <text:p text:style-name="P93"><text:span text:style-name="T5">Is</text:span>Required</text:p>
          </table:table-cell>
          <table:table-cell table:style-name="Таблица1.E1" office:value-type="string">
            <text:p text:style-name="P93">Constrains</text:p>
          </table:table-cell>
        </table:table-row>
        <table:table-row>
          <table:table-cell table:style-name="Таблица1.A2" office:value-type="string">
            <text:p text:style-name="P93">PK</text:p>
          </table:table-cell>
          <table:table-cell table:style-name="Таблица1.A2" office:value-type="string">
            <text:p text:style-name="P93">Id</text:p>
          </table:table-cell>
          <table:table-cell table:style-name="Таблица1.A2" office:value-type="string">
            <text:p text:style-name="P93">uniqueidentifier</text:p>
          </table:table-cell>
          <table:table-cell table:style-name="Таблица1.A2" office:value-type="string">
            <text:p text:style-name="P93">True</text:p>
          </table:table-cell>
          <table:table-cell table:style-name="Таблица1.E2" office:value-type="string">
            <text:p text:style-name="P119">NEWID(), UNIQUE</text:p>
          </table:table-cell>
        </table:table-row>
        <table:table-row>
          <table:table-cell table:style-name="Таблица1.A2" office:value-type="string">
            <text:p text:style-name="P223"/>
          </table:table-cell>
          <table:table-cell table:style-name="Таблица1.A2" office:value-type="string">
            <text:p text:style-name="P93"><text:span text:style-name="T38">Image</text:span>Uri</text:p>
          </table:table-cell>
          <table:table-cell table:style-name="Таблица1.A2" office:value-type="string">
            <text:p text:style-name="P93"><text:span text:style-name="T5">n</text:span>varchar(MAX)</text:p>
          </table:table-cell>
          <table:table-cell table:style-name="Таблица1.A2" office:value-type="string">
            <text:p text:style-name="P93">True</text:p>
          </table:table-cell>
          <table:table-cell table:style-name="Таблица1.E2" office:value-type="string">
            <text:p text:style-name="P244">-</text:p>
          </table:table-cell>
        </table:table-row>
        <table:table-row>
          <table:table-cell table:style-name="Таблица1.A2" office:value-type="string">
            <text:p text:style-name="P93">FK</text:p>
          </table:table-cell>
          <table:table-cell table:style-name="Таблица1.A2" office:value-type="string">
            <text:p text:style-name="P93">AnswerId</text:p>
          </table:table-cell>
          <table:table-cell table:style-name="Таблица1.A2" office:value-type="string">
            <text:p text:style-name="P93">uniqueidentifier</text:p>
          </table:table-cell>
          <table:table-cell table:style-name="Таблица1.A2" office:value-type="string">
            <text:p text:style-name="P93">True</text:p>
          </table:table-cell>
          <table:table-cell table:style-name="Таблица1.E2" office:value-type="string">
            <text:p text:style-name="P119">-</text:p>
          </table:table-cell>
        </table:table-row>
      </table:table>
      <text:p text:style-name="P40"/>
      <text:p text:style-name="P18">SupportTopicAnswer</text:p>
      <text:p text:style-name="P18"/>
      <text:p text:style-name="P205">Описание:</text:p>
      <text:list text:style-name="L3">
        <text:list-item>
          <text:p text:style-name="P262">Таблица представляет из себя коллекцию ответов <text:span text:style-name="T6">пользователя или тех поддержки</text:span><text:span text:style-name="T2">, которая относится к обсуждению</text:span></text:p>
        </text:list-item>
      </text:list>
      <text:p text:style-name="P41">Связи: </text:p>
      <text:list text:style-name="L4">
        <text:list-item>
          <text:p text:style-name="P263">User:<text:span text:style-name="T7">Plaintiff</text:span> (<text:span text:style-name="T2">Многие к одному</text:span>)</text:p>
        </text:list-item>
        <text:list-item>
          <text:p text:style-name="P263">SupportTopic (<text:span text:style-name="T2">Многие к одному</text:span>)</text:p>
        </text:list-item>
      </text:list>
      <text:p text:style-name="P7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94">Key</text:p>
          </table:table-cell>
          <table:table-cell table:style-name="Таблица2.A1" office:value-type="string">
            <text:p text:style-name="P94">Name</text:p>
          </table:table-cell>
          <table:table-cell table:style-name="Таблица2.A1" office:value-type="string">
            <text:p text:style-name="P94">Type</text:p>
          </table:table-cell>
          <table:table-cell table:style-name="Таблица2.A1" office:value-type="string">
            <text:p text:style-name="P94"><text:span text:style-name="T5">Is</text:span>Required</text:p>
          </table:table-cell>
          <table:table-cell table:style-name="Таблица2.E1" office:value-type="string">
            <text:p text:style-name="P94">Constrains</text:p>
          </table:table-cell>
        </table:table-row>
        <table:table-row>
          <table:table-cell table:style-name="Таблица2.A2" office:value-type="string">
            <text:p text:style-name="P94">PK</text:p>
          </table:table-cell>
          <table:table-cell table:style-name="Таблица2.A2" office:value-type="string">
            <text:p text:style-name="P94">Id</text:p>
          </table:table-cell>
          <table:table-cell table:style-name="Таблица2.A2" office:value-type="string">
            <text:p text:style-name="P94">uniqueidentifier</text:p>
          </table:table-cell>
          <table:table-cell table:style-name="Таблица2.A2" office:value-type="string">
            <text:p text:style-name="P94">True</text:p>
          </table:table-cell>
          <table:table-cell table:style-name="Таблица2.E2" office:value-type="string">
            <text:p text:style-name="P120">NEWID(), UNIQUE</text:p>
          </table:table-cell>
        </table:table-row>
        <table:table-row>
          <table:table-cell table:style-name="Таблица2.A2" office:value-type="string">
            <text:p text:style-name="P224"/>
          </table:table-cell>
          <table:table-cell table:style-name="Таблица2.A2" office:value-type="string">
            <text:p text:style-name="P144">Content</text:p>
          </table:table-cell>
          <table:table-cell table:style-name="Таблица2.A2" office:value-type="string">
            <text:p text:style-name="P94"><text:span text:style-name="T5">n</text:span>varchar(<text:span text:style-name="T5">120</text:span>)</text:p>
          </table:table-cell>
          <table:table-cell table:style-name="Таблица2.A2" office:value-type="string">
            <text:p text:style-name="P94">True</text:p>
          </table:table-cell>
          <table:table-cell table:style-name="Таблица2.E2" office:value-type="string">
            <text:p text:style-name="P245">-</text:p>
          </table:table-cell>
        </table:table-row>
        <table:table-row>
          <table:table-cell table:style-name="Таблица2.A2" office:value-type="string">
            <text:p text:style-name="P224"/>
          </table:table-cell>
          <table:table-cell table:style-name="Таблица2.A2" office:value-type="string">
            <text:p text:style-name="P144">Date</text:p>
          </table:table-cell>
          <table:table-cell table:style-name="Таблица2.A2" office:value-type="string">
            <text:p text:style-name="P94">datetime2(7)</text:p>
          </table:table-cell>
          <table:table-cell table:style-name="Таблица2.A2" office:value-type="string">
            <text:p text:style-name="P144">True</text:p>
          </table:table-cell>
          <table:table-cell table:style-name="Таблица2.E2" office:value-type="string">
            <text:p text:style-name="P245">-</text:p>
          </table:table-cell>
        </table:table-row>
        <table:table-row>
          <table:table-cell table:style-name="Таблица2.A2" office:value-type="string">
            <text:p text:style-name="P94">FK</text:p>
          </table:table-cell>
          <table:table-cell table:style-name="Таблица2.A2" office:value-type="string">
            <text:p text:style-name="P94"><text:span text:style-name="T5">Plaintiff</text:span>Id</text:p>
          </table:table-cell>
          <table:table-cell table:style-name="Таблица2.A2" office:value-type="string">
            <text:p text:style-name="P94">uniqueidentifier</text:p>
          </table:table-cell>
          <table:table-cell table:style-name="Таблица2.A2" office:value-type="string">
            <text:p text:style-name="P201">False</text:p>
          </table:table-cell>
          <table:table-cell table:style-name="Таблица2.E2" office:value-type="string">
            <text:p text:style-name="P120">-</text:p>
          </table:table-cell>
        </table:table-row>
        <table:table-row>
          <table:table-cell table:style-name="Таблица2.A2" office:value-type="string">
            <text:p text:style-name="P94">FK</text:p>
          </table:table-cell>
          <table:table-cell table:style-name="Таблица2.A2" office:value-type="string">
            <text:p text:style-name="P94"><text:span text:style-name="T5">Topic</text:span>Id</text:p>
          </table:table-cell>
          <table:table-cell table:style-name="Таблица2.A2" office:value-type="string">
            <text:p text:style-name="P94">uniqueidentifier</text:p>
          </table:table-cell>
          <table:table-cell table:style-name="Таблица2.A2" office:value-type="string">
            <text:p text:style-name="P94">True</text:p>
          </table:table-cell>
          <table:table-cell table:style-name="Таблица2.E2" office:value-type="string">
            <text:p text:style-name="P120">-</text:p>
          </table:table-cell>
        </table:table-row>
      </table:table>
      <text:p text:style-name="P205"/>
      <text:p text:style-name="P3">SupportTopic</text:p>
      <text:p text:style-name="P34"/>
      <text:p text:style-name="P42">Описание:</text:p>
      <text:list text:style-name="L5">
        <text:list-item>
          <text:p text:style-name="P287">Таблица представляет из себя коллекцию обсуждений <text:span text:style-name="T7">пользователя и поддержки</text:span></text:p>
        </text:list-item>
      </text:list>
      <text:p text:style-name="P43">Связи:</text:p>
      <text:list text:style-name="L6">
        <text:list-item>
          <text:p text:style-name="P264">User(<text:span text:style-name="T2">Многие к одному</text:span>)</text:p>
        </text:list-item>
        <text:list-item>
          <text:p text:style-name="P264">User:Support<text:span text:style-name="T2">(Многие к одному)</text:span></text:p>
        </text:list-item>
      </text:list>
      <text:p text:style-name="P7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95">Key</text:p>
          </table:table-cell>
          <table:table-cell table:style-name="Таблица3.A1" office:value-type="string">
            <text:p text:style-name="P95">Name</text:p>
          </table:table-cell>
          <table:table-cell table:style-name="Таблица3.A1" office:value-type="string">
            <text:p text:style-name="P95">Type</text:p>
          </table:table-cell>
          <table:table-cell table:style-name="Таблица3.A1" office:value-type="string">
            <text:p text:style-name="P95"><text:span text:style-name="T5">Is</text:span>Required</text:p>
          </table:table-cell>
          <table:table-cell table:style-name="Таблица3.E1" office:value-type="string">
            <text:p text:style-name="P95">Constrains</text:p>
          </table:table-cell>
        </table:table-row>
        <table:table-row>
          <table:table-cell table:style-name="Таблица3.A2" office:value-type="string">
            <text:p text:style-name="P95">PK</text:p>
          </table:table-cell>
          <table:table-cell table:style-name="Таблица3.A2" office:value-type="string">
            <text:p text:style-name="P95">Id</text:p>
          </table:table-cell>
          <table:table-cell table:style-name="Таблица3.A2" office:value-type="string">
            <text:p text:style-name="P95">uniqueidentifier</text:p>
          </table:table-cell>
          <table:table-cell table:style-name="Таблица3.A2" office:value-type="string">
            <text:p text:style-name="P95">True</text:p>
          </table:table-cell>
          <table:table-cell table:style-name="Таблица3.E2" office:value-type="string">
            <text:p text:style-name="P121">NEWID(), UNIQUE</text:p>
          </table:table-cell>
        </table:table-row>
        <table:table-row>
          <table:table-cell table:style-name="Таблица3.A2" office:value-type="string">
            <text:p text:style-name="P95"/>
          </table:table-cell>
          <table:table-cell table:style-name="Таблица3.A2" office:value-type="string">
            <text:p text:style-name="P146">Title</text:p>
          </table:table-cell>
          <table:table-cell table:style-name="Таблица3.A2" office:value-type="string">
            <text:p text:style-name="P146">nvarchar(50)</text:p>
          </table:table-cell>
          <table:table-cell table:style-name="Таблица3.A2" office:value-type="string">
            <text:p text:style-name="P146">True</text:p>
          </table:table-cell>
          <table:table-cell table:style-name="Таблица3.E2" office:value-type="string">
            <text:p text:style-name="P121">-</text:p>
          </table:table-cell>
        </table:table-row>
        <table:table-row>
          <table:table-cell table:style-name="Таблица3.A2" office:value-type="string">
            <text:p text:style-name="P225"/>
          </table:table-cell>
          <table:table-cell table:style-name="Таблица3.A2" office:value-type="string">
            <text:p text:style-name="P145">Content</text:p>
          </table:table-cell>
          <table:table-cell table:style-name="Таблица3.A2" office:value-type="string">
            <text:p text:style-name="P95"><text:span text:style-name="T5">n</text:span>varchar(<text:span text:style-name="T5">120</text:span>)</text:p>
          </table:table-cell>
          <table:table-cell table:style-name="Таблица3.A2" office:value-type="string">
            <text:p text:style-name="P95">True</text:p>
          </table:table-cell>
          <table:table-cell table:style-name="Таблица3.E2" office:value-type="string">
            <text:p text:style-name="P246">-</text:p>
          </table:table-cell>
        </table:table-row>
        <table:table-row>
          <table:table-cell table:style-name="Таблица3.A2" office:value-type="string">
            <text:p text:style-name="P225"/>
          </table:table-cell>
          <table:table-cell table:style-name="Таблица3.A2" office:value-type="string">
            <text:p text:style-name="P145">Date</text:p>
          </table:table-cell>
          <table:table-cell table:style-name="Таблица3.A2" office:value-type="string">
            <text:p text:style-name="P95">datetime2(7)</text:p>
          </table:table-cell>
          <table:table-cell table:style-name="Таблица3.A2" office:value-type="string">
            <text:p text:style-name="P145">True</text:p>
          </table:table-cell>
          <table:table-cell table:style-name="Таблица3.E2" office:value-type="string">
            <text:p text:style-name="P246">-</text:p>
          </table:table-cell>
        </table:table-row>
        <table:table-row>
          <table:table-cell table:style-name="Таблица3.A2" office:value-type="string">
            <text:p text:style-name="P225"/>
          </table:table-cell>
          <table:table-cell table:style-name="Таблица3.A2" office:value-type="string">
            <text:p text:style-name="P146">IsClosed</text:p>
          </table:table-cell>
          <table:table-cell table:style-name="Таблица3.A2" office:value-type="string">
            <text:p text:style-name="P146">bit</text:p>
          </table:table-cell>
          <table:table-cell table:style-name="Таблица3.A2" office:value-type="string">
            <text:p text:style-name="P146">True</text:p>
          </table:table-cell>
          <table:table-cell table:style-name="Таблица3.E2" office:value-type="string">
            <text:p text:style-name="P246">-</text:p>
          </table:table-cell>
        </table:table-row>
        <text:soft-page-break/>
        <table:table-row>
          <table:table-cell table:style-name="Таблица3.A2" office:value-type="string">
            <text:p text:style-name="P95">FK</text:p>
          </table:table-cell>
          <table:table-cell table:style-name="Таблица3.A2" office:value-type="string">
            <text:p text:style-name="P95"><text:span text:style-name="T8">User</text:span>Id</text:p>
          </table:table-cell>
          <table:table-cell table:style-name="Таблица3.A2" office:value-type="string">
            <text:p text:style-name="P95">uniqueidentifier</text:p>
          </table:table-cell>
          <table:table-cell table:style-name="Таблица3.A2" office:value-type="string">
            <text:p text:style-name="P95">True</text:p>
          </table:table-cell>
          <table:table-cell table:style-name="Таблица3.E2" office:value-type="string">
            <text:p text:style-name="P121">-</text:p>
          </table:table-cell>
        </table:table-row>
        <table:table-row>
          <table:table-cell table:style-name="Таблица3.A2" office:value-type="string">
            <text:p text:style-name="P95">FK</text:p>
          </table:table-cell>
          <table:table-cell table:style-name="Таблица3.A2" office:value-type="string">
            <text:p text:style-name="P95"><text:span text:style-name="T8">Support</text:span>Id</text:p>
          </table:table-cell>
          <table:table-cell table:style-name="Таблица3.A2" office:value-type="string">
            <text:p text:style-name="P95">uniqueidentifier</text:p>
          </table:table-cell>
          <table:table-cell table:style-name="Таблица3.A2" office:value-type="string">
            <text:p text:style-name="P147">False</text:p>
          </table:table-cell>
          <table:table-cell table:style-name="Таблица3.E2" office:value-type="string">
            <text:p text:style-name="P121">-</text:p>
          </table:table-cell>
        </table:table-row>
      </table:table>
      <text:p text:style-name="P256"/>
      <text:p text:style-name="P19">UserAdditionalInfo</text:p>
      <text:p text:style-name="P35"/>
      <text:p text:style-name="P72">Описание:</text:p>
      <text:list text:style-name="L7">
        <text:list-item>
          <text:p text:style-name="P308">Таблица представляет из себя дополнительную информацию пользователя</text:p>
        </text:list-item>
      </text:list>
      <text:p text:style-name="P72">Связи:</text:p>
      <text:list text:style-name="L8">
        <text:list-item>
          <text:p text:style-name="P286">User(<text:span text:style-name="T2">Один к одному</text:span>)</text:p>
        </text:list-item>
        <text:list-item>
          <text:p text:style-name="P286">UserRole:Role(<text:span text:style-name="T2">Один к одному</text:span>)</text:p>
        </text:list-item>
      </text:list>
      <text:p text:style-name="P91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>
          <table:table-cell table:style-name="Таблица5.A1" office:value-type="string">
            <text:p text:style-name="P96">Key</text:p>
          </table:table-cell>
          <table:table-cell table:style-name="Таблица5.A1" office:value-type="string">
            <text:p text:style-name="P96">Name</text:p>
          </table:table-cell>
          <table:table-cell table:style-name="Таблица5.A1" office:value-type="string">
            <text:p text:style-name="P96">Type</text:p>
          </table:table-cell>
          <table:table-cell table:style-name="Таблица5.A1" office:value-type="string">
            <text:p text:style-name="P96"><text:span text:style-name="T5">Is</text:span>Required</text:p>
          </table:table-cell>
          <table:table-cell table:style-name="Таблица5.E1" office:value-type="string">
            <text:p text:style-name="P96">Constrains</text:p>
          </table:table-cell>
        </table:table-row>
        <table:table-row>
          <table:table-cell table:style-name="Таблица5.A2" office:value-type="string">
            <text:p text:style-name="P96">PK</text:p>
          </table:table-cell>
          <table:table-cell table:style-name="Таблица5.A2" office:value-type="string">
            <text:p text:style-name="P96">Id</text:p>
          </table:table-cell>
          <table:table-cell table:style-name="Таблица5.A2" office:value-type="string">
            <text:p text:style-name="P96">uniqueidentifier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122">NEWID(), UNIQUE</text:p>
          </table:table-cell>
        </table:table-row>
        <table:table-row>
          <table:table-cell table:style-name="Таблица5.A2" office:value-type="string">
            <text:p text:style-name="P226"/>
          </table:table-cell>
          <table:table-cell table:style-name="Таблица5.A2" office:value-type="string">
            <text:p text:style-name="P148">Balance</text:p>
          </table:table-cell>
          <table:table-cell table:style-name="Таблица5.A2" office:value-type="string">
            <text:p text:style-name="P96">decimal(18, 5)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247">-</text:p>
          </table:table-cell>
        </table:table-row>
        <table:table-row>
          <table:table-cell table:style-name="Таблица5.A2" office:value-type="string">
            <text:p text:style-name="P226"/>
          </table:table-cell>
          <table:table-cell table:style-name="Таблица5.A2" office:value-type="string">
            <text:p text:style-name="P148"><text:span text:style-name="T37">Image</text:span>Uri</text:p>
          </table:table-cell>
          <table:table-cell table:style-name="Таблица5.A2" office:value-type="string">
            <text:p text:style-name="P96"><text:span text:style-name="T5">n</text:span>varchar(<text:span text:style-name="T9">MAX</text:span>)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247">-</text:p>
          </table:table-cell>
        </table:table-row>
        <table:table-row>
          <table:table-cell table:style-name="Таблица5.A2" office:value-type="string">
            <text:p text:style-name="P226"/>
          </table:table-cell>
          <table:table-cell table:style-name="Таблица5.A2" office:value-type="string">
            <text:p text:style-name="P148">IsNotifyEmail</text:p>
          </table:table-cell>
          <table:table-cell table:style-name="Таблица5.A2" office:value-type="string">
            <text:p text:style-name="P148">bit</text:p>
          </table:table-cell>
          <table:table-cell table:style-name="Таблица5.A2" office:value-type="string">
            <text:p text:style-name="P148">True</text:p>
          </table:table-cell>
          <table:table-cell table:style-name="Таблица5.E2" office:value-type="string">
            <text:p text:style-name="P247">-</text:p>
          </table:table-cell>
        </table:table-row>
        <table:table-row>
          <table:table-cell table:style-name="Таблица5.A2" office:value-type="string">
            <text:p text:style-name="P226"/>
          </table:table-cell>
          <table:table-cell table:style-name="Таблица5.A2" office:value-type="string">
            <text:p text:style-name="P148">IsGuestMode</text:p>
          </table:table-cell>
          <table:table-cell table:style-name="Таблица5.A2" office:value-type="string">
            <text:p text:style-name="P148">bit</text:p>
          </table:table-cell>
          <table:table-cell table:style-name="Таблица5.A2" office:value-type="string">
            <text:p text:style-name="P148">True</text:p>
          </table:table-cell>
          <table:table-cell table:style-name="Таблица5.E2" office:value-type="string">
            <text:p text:style-name="P247">-</text:p>
          </table:table-cell>
        </table:table-row>
        <table:table-row>
          <table:table-cell table:style-name="Таблица5.A2" office:value-type="string">
            <text:p text:style-name="P226"/>
          </table:table-cell>
          <table:table-cell table:style-name="Таблица5.A2" office:value-type="string">
            <text:p text:style-name="P148">Is<text:span text:style-name="T42">Confirmed</text:span></text:p>
          </table:table-cell>
          <table:table-cell table:style-name="Таблица5.A2" office:value-type="string">
            <text:p text:style-name="P148">bit</text:p>
          </table:table-cell>
          <table:table-cell table:style-name="Таблица5.A2" office:value-type="string">
            <text:p text:style-name="P148">True</text:p>
          </table:table-cell>
          <table:table-cell table:style-name="Таблица5.E2" office:value-type="string">
            <text:p text:style-name="P247">-</text:p>
          </table:table-cell>
        </table:table-row>
        <table:table-row>
          <table:table-cell table:style-name="Таблица5.A2" office:value-type="string">
            <text:p text:style-name="P226"/>
          </table:table-cell>
          <table:table-cell table:style-name="Таблица5.A2" office:value-type="string">
            <text:p text:style-name="P204">CreationDate</text:p>
          </table:table-cell>
          <table:table-cell table:style-name="Таблица5.A2" office:value-type="string">
            <text:p text:style-name="P99">datetime2(7)</text:p>
          </table:table-cell>
          <table:table-cell table:style-name="Таблица5.A2" office:value-type="string">
            <text:p text:style-name="P204">True</text:p>
          </table:table-cell>
          <table:table-cell table:style-name="Таблица5.E2" office:value-type="string">
            <text:p text:style-name="P247">-</text:p>
          </table:table-cell>
        </table:table-row>
        <table:table-row>
          <table:table-cell table:style-name="Таблица5.A2" office:value-type="string">
            <text:p text:style-name="P96">FK</text:p>
          </table:table-cell>
          <table:table-cell table:style-name="Таблица5.A2" office:value-type="string">
            <text:p text:style-name="P96"><text:span text:style-name="T9">Role</text:span>Id</text:p>
          </table:table-cell>
          <table:table-cell table:style-name="Таблица5.A2" office:value-type="string">
            <text:p text:style-name="P96">uniqueidentifier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122">-</text:p>
          </table:table-cell>
        </table:table-row>
        <table:table-row>
          <table:table-cell table:style-name="Таблица5.A2" office:value-type="string">
            <text:p text:style-name="P96">FK</text:p>
          </table:table-cell>
          <table:table-cell table:style-name="Таблица5.A2" office:value-type="string">
            <text:p text:style-name="P96"><text:span text:style-name="T9">User</text:span>Id</text:p>
          </table:table-cell>
          <table:table-cell table:style-name="Таблица5.A2" office:value-type="string">
            <text:p text:style-name="P96">uniqueidentifier</text:p>
          </table:table-cell>
          <table:table-cell table:style-name="Таблица5.A2" office:value-type="string">
            <text:p text:style-name="P96">True</text:p>
          </table:table-cell>
          <table:table-cell table:style-name="Таблица5.E2" office:value-type="string">
            <text:p text:style-name="P122">-</text:p>
          </table:table-cell>
        </table:table-row>
      </table:table>
      <text:p text:style-name="P206"/>
      <text:p text:style-name="P20">UserRole</text:p>
      <text:p text:style-name="P36"/>
      <text:p text:style-name="P73">Описание:</text:p>
      <text:list text:style-name="L9">
        <text:list-item>
          <text:p text:style-name="P309">Таблица представляет из себя пользовательские роли</text:p>
        </text:list-item>
      </text:list>
      <text:p text:style-name="P73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97">Key</text:p>
          </table:table-cell>
          <table:table-cell table:style-name="Таблица6.A1" office:value-type="string">
            <text:p text:style-name="P97">Name</text:p>
          </table:table-cell>
          <table:table-cell table:style-name="Таблица6.A1" office:value-type="string">
            <text:p text:style-name="P97">Type</text:p>
          </table:table-cell>
          <table:table-cell table:style-name="Таблица6.A1" office:value-type="string">
            <text:p text:style-name="P97"><text:span text:style-name="T5">Is</text:span>Required</text:p>
          </table:table-cell>
          <table:table-cell table:style-name="Таблица6.E1" office:value-type="string">
            <text:p text:style-name="P97">Constrains</text:p>
          </table:table-cell>
        </table:table-row>
        <table:table-row>
          <table:table-cell table:style-name="Таблица6.A2" office:value-type="string">
            <text:p text:style-name="P97">PK</text:p>
          </table:table-cell>
          <table:table-cell table:style-name="Таблица6.A2" office:value-type="string">
            <text:p text:style-name="P97">Id</text:p>
          </table:table-cell>
          <table:table-cell table:style-name="Таблица6.A2" office:value-type="string">
            <text:p text:style-name="P97">uniqueidentifier</text:p>
          </table:table-cell>
          <table:table-cell table:style-name="Таблица6.A2" office:value-type="string">
            <text:p text:style-name="P97">True</text:p>
          </table:table-cell>
          <table:table-cell table:style-name="Таблица6.E2" office:value-type="string">
            <text:p text:style-name="P123">NEWID(), UNIQUE</text:p>
          </table:table-cell>
        </table:table-row>
        <table:table-row>
          <table:table-cell table:style-name="Таблица6.A2" office:value-type="string">
            <text:p text:style-name="P227"/>
          </table:table-cell>
          <table:table-cell table:style-name="Таблица6.A2" office:value-type="string">
            <text:p text:style-name="P149">Name</text:p>
          </table:table-cell>
          <table:table-cell table:style-name="Таблица6.A2" office:value-type="string">
            <text:p text:style-name="P97"><text:span text:style-name="T5">n</text:span>varchar(<text:span text:style-name="T10">15</text:span>)</text:p>
          </table:table-cell>
          <table:table-cell table:style-name="Таблица6.A2" office:value-type="string">
            <text:p text:style-name="P97">True</text:p>
          </table:table-cell>
          <table:table-cell table:style-name="Таблица6.E2" office:value-type="string">
            <text:p text:style-name="P153">UNIQUE</text:p>
          </table:table-cell>
        </table:table-row>
      </table:table>
      <text:p text:style-name="P37"/>
      <text:p text:style-name="P21">PromocodeType</text:p>
      <text:p text:style-name="P21"/>
      <text:p text:style-name="P44">Описание:</text:p>
      <text:list text:style-name="L10">
        <text:list-item>
          <text:p text:style-name="P288">Таблица представляет из себя типы промокодов</text:p>
        </text:list-item>
      </text:list>
      <text:p text:style-name="P44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98">Key</text:p>
          </table:table-cell>
          <table:table-cell table:style-name="Таблица7.A1" office:value-type="string">
            <text:p text:style-name="P98">Name</text:p>
          </table:table-cell>
          <table:table-cell table:style-name="Таблица7.A1" office:value-type="string">
            <text:p text:style-name="P98">Type</text:p>
          </table:table-cell>
          <table:table-cell table:style-name="Таблица7.A1" office:value-type="string">
            <text:p text:style-name="P98"><text:span text:style-name="T5">Is</text:span>Required</text:p>
          </table:table-cell>
          <table:table-cell table:style-name="Таблица7.E1" office:value-type="string">
            <text:p text:style-name="P98">Constrains</text:p>
          </table:table-cell>
        </table:table-row>
        <table:table-row>
          <table:table-cell table:style-name="Таблица7.A2" office:value-type="string">
            <text:p text:style-name="P98">PK</text:p>
          </table:table-cell>
          <table:table-cell table:style-name="Таблица7.A2" office:value-type="string">
            <text:p text:style-name="P98">Id</text:p>
          </table:table-cell>
          <table:table-cell table:style-name="Таблица7.A2" office:value-type="string">
            <text:p text:style-name="P98">uniqueidentifier</text:p>
          </table:table-cell>
          <table:table-cell table:style-name="Таблица7.A2" office:value-type="string">
            <text:p text:style-name="P98">True</text:p>
          </table:table-cell>
          <table:table-cell table:style-name="Таблица7.E2" office:value-type="string">
            <text:p text:style-name="P124">NEWID(), UNIQUE</text:p>
          </table:table-cell>
        </table:table-row>
        <table:table-row>
          <table:table-cell table:style-name="Таблица7.A2" office:value-type="string">
            <text:p text:style-name="P228"/>
          </table:table-cell>
          <table:table-cell table:style-name="Таблица7.A2" office:value-type="string">
            <text:p text:style-name="P150">Name</text:p>
          </table:table-cell>
          <table:table-cell table:style-name="Таблица7.A2" office:value-type="string">
            <text:p text:style-name="P98"><text:span text:style-name="T5">n</text:span>varchar(<text:span text:style-name="T11">50</text:span>)</text:p>
          </table:table-cell>
          <table:table-cell table:style-name="Таблица7.A2" office:value-type="string">
            <text:p text:style-name="P98">True</text:p>
          </table:table-cell>
          <table:table-cell table:style-name="Таблица7.E2" office:value-type="string">
            <text:p text:style-name="P153">UNIQUE</text:p>
          </table:table-cell>
        </table:table-row>
      </table:table>
      <text:p text:style-name="P207"/>
      <text:p text:style-name="P22">Promocode</text:p>
      <text:p text:style-name="P22"><text:soft-page-break/></text:p>
      <text:p text:style-name="P45">Описание:</text:p>
      <text:list text:style-name="L11">
        <text:list-item>
          <text:p text:style-name="P289">Таблица представляет из себя промокод</text:p>
        </text:list-item>
      </text:list>
      <text:p text:style-name="P45">Связи:</text:p>
      <text:list text:style-name="L12">
        <text:list-item>
          <text:p text:style-name="P265">PromocodeType:Type(<text:span text:style-name="T2">Один к одному</text:span>)</text:p>
        </text:list-item>
      </text:list>
      <text:p text:style-name="P76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>
          <table:table-cell table:style-name="Таблица8.A1" office:value-type="string">
            <text:p text:style-name="P99">Key</text:p>
          </table:table-cell>
          <table:table-cell table:style-name="Таблица8.A1" office:value-type="string">
            <text:p text:style-name="P99">Name</text:p>
          </table:table-cell>
          <table:table-cell table:style-name="Таблица8.A1" office:value-type="string">
            <text:p text:style-name="P99">Type</text:p>
          </table:table-cell>
          <table:table-cell table:style-name="Таблица8.A1" office:value-type="string">
            <text:p text:style-name="P99"><text:span text:style-name="T5">Is</text:span>Required</text:p>
          </table:table-cell>
          <table:table-cell table:style-name="Таблица8.E1" office:value-type="string">
            <text:p text:style-name="P99">Constrains</text:p>
          </table:table-cell>
        </table:table-row>
        <table:table-row>
          <table:table-cell table:style-name="Таблица8.A2" office:value-type="string">
            <text:p text:style-name="P99">PK</text:p>
          </table:table-cell>
          <table:table-cell table:style-name="Таблица8.A2" office:value-type="string">
            <text:p text:style-name="P99">Id</text:p>
          </table:table-cell>
          <table:table-cell table:style-name="Таблица8.A2" office:value-type="string">
            <text:p text:style-name="P99">uniqueidentifier</text:p>
          </table:table-cell>
          <table:table-cell table:style-name="Таблица8.A2" office:value-type="string">
            <text:p text:style-name="P99">True</text:p>
          </table:table-cell>
          <table:table-cell table:style-name="Таблица8.E2" office:value-type="string">
            <text:p text:style-name="P125">NEWID(), UNIQUE</text:p>
          </table:table-cell>
        </table:table-row>
        <table:table-row>
          <table:table-cell table:style-name="Таблица8.A2" office:value-type="string">
            <text:p text:style-name="P229"/>
          </table:table-cell>
          <table:table-cell table:style-name="Таблица8.A2" office:value-type="string">
            <text:p text:style-name="P151">Name</text:p>
          </table:table-cell>
          <table:table-cell table:style-name="Таблица8.A2" office:value-type="string">
            <text:p text:style-name="P99"><text:span text:style-name="T5">n</text:span>varchar(<text:span text:style-name="T11">50</text:span>)</text:p>
          </table:table-cell>
          <table:table-cell table:style-name="Таблица8.A2" office:value-type="string">
            <text:p text:style-name="P99">True</text:p>
          </table:table-cell>
          <table:table-cell table:style-name="Таблица8.E2" office:value-type="string">
            <text:p text:style-name="P154">UNIQUE</text:p>
          </table:table-cell>
        </table:table-row>
        <table:table-row>
          <table:table-cell table:style-name="Таблица8.A2" office:value-type="string">
            <text:p text:style-name="P229"/>
          </table:table-cell>
          <table:table-cell table:style-name="Таблица8.A2" office:value-type="string">
            <text:p text:style-name="P160">Discount</text:p>
          </table:table-cell>
          <table:table-cell table:style-name="Таблица8.A2" office:value-type="string">
            <text:p text:style-name="P160">int</text:p>
          </table:table-cell>
          <table:table-cell table:style-name="Таблица8.A2" office:value-type="string">
            <text:p text:style-name="P160">True</text:p>
          </table:table-cell>
          <table:table-cell table:style-name="Таблица8.E2" office:value-type="string">
            <text:p text:style-name="P154">-</text:p>
          </table:table-cell>
        </table:table-row>
        <table:table-row>
          <table:table-cell table:style-name="Таблица8.A2" office:value-type="string">
            <text:p text:style-name="P229"/>
          </table:table-cell>
          <table:table-cell table:style-name="Таблица8.A2" office:value-type="string">
            <text:p text:style-name="P160">NumberActivations</text:p>
          </table:table-cell>
          <table:table-cell table:style-name="Таблица8.A2" office:value-type="string">
            <text:p text:style-name="P160">int</text:p>
          </table:table-cell>
          <table:table-cell table:style-name="Таблица8.A2" office:value-type="string">
            <text:p text:style-name="P160">True</text:p>
          </table:table-cell>
          <table:table-cell table:style-name="Таблица8.E2" office:value-type="string">
            <text:p text:style-name="P154">-</text:p>
          </table:table-cell>
        </table:table-row>
        <table:table-row>
          <table:table-cell table:style-name="Таблица8.A2" office:value-type="string">
            <text:p text:style-name="P229"/>
          </table:table-cell>
          <table:table-cell table:style-name="Таблица8.A2" office:value-type="string">
            <text:p text:style-name="P160">ExpirationDate</text:p>
          </table:table-cell>
          <table:table-cell table:style-name="Таблица8.A2" office:value-type="string">
            <text:p text:style-name="P99">datetime2(7)</text:p>
          </table:table-cell>
          <table:table-cell table:style-name="Таблица8.A2" office:value-type="string">
            <text:p text:style-name="P160">True</text:p>
          </table:table-cell>
          <table:table-cell table:style-name="Таблица8.E2" office:value-type="string">
            <text:p text:style-name="P154">-</text:p>
          </table:table-cell>
        </table:table-row>
        <table:table-row>
          <table:table-cell table:style-name="Таблица8.A2" office:value-type="string">
            <text:p text:style-name="P165">FK</text:p>
          </table:table-cell>
          <table:table-cell table:style-name="Таблица8.A2" office:value-type="string">
            <text:p text:style-name="P165">TypeId</text:p>
          </table:table-cell>
          <table:table-cell table:style-name="Таблица8.A2" office:value-type="string">
            <text:p text:style-name="P165">uniqueidentifier</text:p>
          </table:table-cell>
          <table:table-cell table:style-name="Таблица8.A2" office:value-type="string">
            <text:p text:style-name="P165">True</text:p>
          </table:table-cell>
          <table:table-cell table:style-name="Таблица8.E2" office:value-type="string">
            <text:p text:style-name="P168">-</text:p>
          </table:table-cell>
        </table:table-row>
      </table:table>
      <text:p text:style-name="P208"/>
      <text:p text:style-name="P23">UserHistoryPromocode</text:p>
      <text:p text:style-name="P23"/>
      <text:p text:style-name="P46">Описание:</text:p>
      <text:list text:style-name="L13">
        <text:list-item>
          <text:p text:style-name="P290">Таблица представляет из себя <text:span text:style-name="T15">коллекцию</text:span> истори<text:span text:style-name="T16">ю</text:span> применения промокод<text:span text:style-name="T16">а</text:span> пользователя</text:p>
        </text:list-item>
      </text:list>
      <text:p text:style-name="P46">Связи:</text:p>
      <text:list text:style-name="L14">
        <text:list-item>
          <text:p text:style-name="P266">User(<text:span text:style-name="T2">Многие к одному</text:span>)</text:p>
        </text:list-item>
        <text:list-item>
          <text:p text:style-name="P266">Promocode(<text:span text:style-name="T2">Многие к одному</text:span>)</text:p>
        </text:list-item>
      </text:list>
      <text:p text:style-name="P77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>
          <table:table-cell table:style-name="Таблица9.A1" office:value-type="string">
            <text:p text:style-name="P100">Key</text:p>
          </table:table-cell>
          <table:table-cell table:style-name="Таблица9.A1" office:value-type="string">
            <text:p text:style-name="P100">Name</text:p>
          </table:table-cell>
          <table:table-cell table:style-name="Таблица9.A1" office:value-type="string">
            <text:p text:style-name="P100">Type</text:p>
          </table:table-cell>
          <table:table-cell table:style-name="Таблица9.A1" office:value-type="string">
            <text:p text:style-name="P100"><text:span text:style-name="T5">Is</text:span>Required</text:p>
          </table:table-cell>
          <table:table-cell table:style-name="Таблица9.E1" office:value-type="string">
            <text:p text:style-name="P100">Constrains</text:p>
          </table:table-cell>
        </table:table-row>
        <table:table-row>
          <table:table-cell table:style-name="Таблица9.A2" office:value-type="string">
            <text:p text:style-name="P100">PK</text:p>
          </table:table-cell>
          <table:table-cell table:style-name="Таблица9.A2" office:value-type="string">
            <text:p text:style-name="P100">Id</text:p>
          </table:table-cell>
          <table:table-cell table:style-name="Таблица9.A2" office:value-type="string">
            <text:p text:style-name="P100">uniqueidentifier</text:p>
          </table:table-cell>
          <table:table-cell table:style-name="Таблица9.A2" office:value-type="string">
            <text:p text:style-name="P100">True</text:p>
          </table:table-cell>
          <table:table-cell table:style-name="Таблица9.E2" office:value-type="string">
            <text:p text:style-name="P126">NEWID(), UNIQUE</text:p>
          </table:table-cell>
        </table:table-row>
        <table:table-row>
          <table:table-cell table:style-name="Таблица9.A2" office:value-type="string">
            <text:p text:style-name="P230"/>
          </table:table-cell>
          <table:table-cell table:style-name="Таблица9.A2" office:value-type="string">
            <text:p text:style-name="P161">Date</text:p>
          </table:table-cell>
          <table:table-cell table:style-name="Таблица9.A2" office:value-type="string">
            <text:p text:style-name="P100">datetime2(7)</text:p>
          </table:table-cell>
          <table:table-cell table:style-name="Таблица9.A2" office:value-type="string">
            <text:p text:style-name="P161">True</text:p>
          </table:table-cell>
          <table:table-cell table:style-name="Таблица9.E2" office:value-type="string">
            <text:p text:style-name="P155">-</text:p>
          </table:table-cell>
        </table:table-row>
        <table:table-row>
          <table:table-cell table:style-name="Таблица9.A2" office:value-type="string">
            <text:p text:style-name="P230"/>
          </table:table-cell>
          <table:table-cell table:style-name="Таблица9.A2" office:value-type="string">
            <text:p text:style-name="P171">IsActivated</text:p>
          </table:table-cell>
          <table:table-cell table:style-name="Таблица9.A2" office:value-type="string">
            <text:p text:style-name="P171">bit</text:p>
          </table:table-cell>
          <table:table-cell table:style-name="Таблица9.A2" office:value-type="string">
            <text:p text:style-name="P171">True</text:p>
          </table:table-cell>
          <table:table-cell table:style-name="Таблица9.E2" office:value-type="string">
            <text:p text:style-name="P155">-</text:p>
          </table:table-cell>
        </table:table-row>
        <table:table-row>
          <table:table-cell table:style-name="Таблица9.A2" office:value-type="string">
            <text:p text:style-name="P171">FK</text:p>
          </table:table-cell>
          <table:table-cell table:style-name="Таблица9.A2" office:value-type="string">
            <text:p text:style-name="P171">UserId</text:p>
          </table:table-cell>
          <table:table-cell table:style-name="Таблица9.A2" office:value-type="string">
            <text:p text:style-name="P166">uniqueidentifier</text:p>
          </table:table-cell>
          <table:table-cell table:style-name="Таблица9.A2" office:value-type="string">
            <text:p text:style-name="P171">True</text:p>
          </table:table-cell>
          <table:table-cell table:style-name="Таблица9.E2" office:value-type="string">
            <text:p text:style-name="P155">-</text:p>
          </table:table-cell>
        </table:table-row>
        <table:table-row>
          <table:table-cell table:style-name="Таблица9.A2" office:value-type="string">
            <text:p text:style-name="P166">FK</text:p>
          </table:table-cell>
          <table:table-cell table:style-name="Таблица9.A2" office:value-type="string">
            <text:p text:style-name="P171">PromocodeId</text:p>
          </table:table-cell>
          <table:table-cell table:style-name="Таблица9.A2" office:value-type="string">
            <text:p text:style-name="P166">uniqueidentifier</text:p>
          </table:table-cell>
          <table:table-cell table:style-name="Таблица9.A2" office:value-type="string">
            <text:p text:style-name="P166">True</text:p>
          </table:table-cell>
          <table:table-cell table:style-name="Таблица9.E2" office:value-type="string">
            <text:p text:style-name="P169">-</text:p>
          </table:table-cell>
        </table:table-row>
      </table:table>
      <text:p text:style-name="P24">UserRestriction</text:p>
      <text:p text:style-name="P24"/>
      <text:p text:style-name="P47">Описание:</text:p>
      <text:list text:style-name="L15">
        <text:list-item>
          <text:p text:style-name="P291">Таблица представляет из себя <text:span text:style-name="T14">коллекцию</text:span> эффект<text:span text:style-name="T14">ов</text:span> пользователя</text:p>
        </text:list-item>
      </text:list>
      <text:p text:style-name="P47">Связи:</text:p>
      <text:list text:style-name="L16">
        <text:list-item>
          <text:p text:style-name="P267">User(<text:span text:style-name="T2">Многие к одному</text:span>)</text:p>
        </text:list-item>
        <text:list-item>
          <text:p text:style-name="P267">User:Owner(<text:span text:style-name="T2">Многие к одному</text:span>)</text:p>
        </text:list-item>
        <text:list-item>
          <text:p text:style-name="P267">RestrictionType:Type(<text:span text:style-name="T2">Один к одному</text:span>)</text:p>
        </text:list-item>
      </text:list>
      <text:p text:style-name="P78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row>
          <table:table-cell table:style-name="Таблица10.A1" office:value-type="string">
            <text:p text:style-name="P101">Key</text:p>
          </table:table-cell>
          <table:table-cell table:style-name="Таблица10.A1" office:value-type="string">
            <text:p text:style-name="P101">Name</text:p>
          </table:table-cell>
          <table:table-cell table:style-name="Таблица10.A1" office:value-type="string">
            <text:p text:style-name="P101">Type</text:p>
          </table:table-cell>
          <table:table-cell table:style-name="Таблица10.A1" office:value-type="string">
            <text:p text:style-name="P101"><text:span text:style-name="T5">Is</text:span>Required</text:p>
          </table:table-cell>
          <table:table-cell table:style-name="Таблица10.E1" office:value-type="string">
            <text:p text:style-name="P101">Constrains</text:p>
          </table:table-cell>
        </table:table-row>
        <table:table-row>
          <table:table-cell table:style-name="Таблица10.A2" office:value-type="string">
            <text:p text:style-name="P101">PK</text:p>
          </table:table-cell>
          <table:table-cell table:style-name="Таблица10.A2" office:value-type="string">
            <text:p text:style-name="P101">Id</text:p>
          </table:table-cell>
          <table:table-cell table:style-name="Таблица10.A2" office:value-type="string">
            <text:p text:style-name="P101">uniqueidentifier</text:p>
          </table:table-cell>
          <table:table-cell table:style-name="Таблица10.A2" office:value-type="string">
            <text:p text:style-name="P101">True</text:p>
          </table:table-cell>
          <table:table-cell table:style-name="Таблица10.E2" office:value-type="string">
            <text:p text:style-name="P127">NEWID(), UNIQUE</text:p>
          </table:table-cell>
        </table:table-row>
        <table:table-row>
          <table:table-cell table:style-name="Таблица10.A2" office:value-type="string">
            <text:p text:style-name="P231"/>
          </table:table-cell>
          <table:table-cell table:style-name="Таблица10.A2" office:value-type="string">
            <text:p text:style-name="P162"><text:span text:style-name="T12">Creation</text:span>Date</text:p>
          </table:table-cell>
          <table:table-cell table:style-name="Таблица10.A2" office:value-type="string">
            <text:p text:style-name="P101">datetime2(7)</text:p>
          </table:table-cell>
          <table:table-cell table:style-name="Таблица10.A2" office:value-type="string">
            <text:p text:style-name="P162">True</text:p>
          </table:table-cell>
          <table:table-cell table:style-name="Таблица10.E2" office:value-type="string">
            <text:p text:style-name="P156">-</text:p>
          </table:table-cell>
        </table:table-row>
        <table:table-row>
          <table:table-cell table:style-name="Таблица10.A2" office:value-type="string">
            <text:p text:style-name="P231"/>
          </table:table-cell>
          <table:table-cell table:style-name="Таблица10.A2" office:value-type="string">
            <text:p text:style-name="P162">ExpirationDate</text:p>
          </table:table-cell>
          <table:table-cell table:style-name="Таблица10.A2" office:value-type="string">
            <text:p text:style-name="P101">datetime2(7)</text:p>
          </table:table-cell>
          <table:table-cell table:style-name="Таблица10.A2" office:value-type="string">
            <text:p text:style-name="P162">True</text:p>
          </table:table-cell>
          <table:table-cell table:style-name="Таблица10.E2" office:value-type="string">
            <text:p text:style-name="P156">-</text:p>
          </table:table-cell>
        </table:table-row>
        <table:table-row>
          <table:table-cell table:style-name="Таблица10.A2" office:value-type="string">
            <text:p text:style-name="P231"/>
          </table:table-cell>
          <table:table-cell table:style-name="Таблица10.A2" office:value-type="string">
            <text:p text:style-name="P173">Description</text:p>
          </table:table-cell>
          <table:table-cell table:style-name="Таблица10.A2" office:value-type="string">
            <text:p text:style-name="P173">nvarchar(120)</text:p>
          </table:table-cell>
          <table:table-cell table:style-name="Таблица10.A2" office:value-type="string">
            <text:p text:style-name="P174">False</text:p>
          </table:table-cell>
          <table:table-cell table:style-name="Таблица10.E2" office:value-type="string">
            <text:p text:style-name="P156">-</text:p>
          </table:table-cell>
        </table:table-row>
        <text:soft-page-break/>
        <table:table-row>
          <table:table-cell table:style-name="Таблица10.A2" office:value-type="string">
            <text:p text:style-name="P172">FK</text:p>
          </table:table-cell>
          <table:table-cell table:style-name="Таблица10.A2" office:value-type="string">
            <text:p text:style-name="P172">UserId</text:p>
          </table:table-cell>
          <table:table-cell table:style-name="Таблица10.A2" office:value-type="string">
            <text:p text:style-name="P167">uniqueidentifier</text:p>
          </table:table-cell>
          <table:table-cell table:style-name="Таблица10.A2" office:value-type="string">
            <text:p text:style-name="P172">True</text:p>
          </table:table-cell>
          <table:table-cell table:style-name="Таблица10.E2" office:value-type="string">
            <text:p text:style-name="P156">-</text:p>
          </table:table-cell>
        </table:table-row>
        <table:table-row>
          <table:table-cell table:style-name="Таблица10.A2" office:value-type="string">
            <text:p text:style-name="P167">FK</text:p>
          </table:table-cell>
          <table:table-cell table:style-name="Таблица10.A2" office:value-type="string">
            <text:p text:style-name="P172"><text:span text:style-name="T13">Owner</text:span>Id</text:p>
          </table:table-cell>
          <table:table-cell table:style-name="Таблица10.A2" office:value-type="string">
            <text:p text:style-name="P167">uniqueidentifier</text:p>
          </table:table-cell>
          <table:table-cell table:style-name="Таблица10.A2" office:value-type="string">
            <text:p text:style-name="P202">False</text:p>
          </table:table-cell>
          <table:table-cell table:style-name="Таблица10.E2" office:value-type="string">
            <text:p text:style-name="P170">-</text:p>
          </table:table-cell>
        </table:table-row>
        <table:table-row>
          <table:table-cell table:style-name="Таблица10.A2" office:value-type="string">
            <text:p text:style-name="P167">FK</text:p>
          </table:table-cell>
          <table:table-cell table:style-name="Таблица10.A2" office:value-type="string">
            <text:p text:style-name="P172"><text:span text:style-name="T13">Type</text:span>Id</text:p>
          </table:table-cell>
          <table:table-cell table:style-name="Таблица10.A2" office:value-type="string">
            <text:p text:style-name="P167">uniqueidentifier</text:p>
          </table:table-cell>
          <table:table-cell table:style-name="Таблица10.A2" office:value-type="string">
            <text:p text:style-name="P167">True</text:p>
          </table:table-cell>
          <table:table-cell table:style-name="Таблица10.E2" office:value-type="string">
            <text:p text:style-name="P170">-</text:p>
          </table:table-cell>
        </table:table-row>
      </table:table>
      <text:p text:style-name="P209"/>
      <text:p text:style-name="P25">RestrictionType</text:p>
      <text:p text:style-name="P25"/>
      <text:p text:style-name="P48">Описание:</text:p>
      <text:list text:style-name="L17">
        <text:list-item>
          <text:p text:style-name="P292">Таблица представляет из себя тип эффекта</text:p>
        </text:list-item>
      </text:list>
      <text:p text:style-name="P48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row>
          <table:table-cell table:style-name="Таблица11.A1" office:value-type="string">
            <text:p text:style-name="P102">Key</text:p>
          </table:table-cell>
          <table:table-cell table:style-name="Таблица11.A1" office:value-type="string">
            <text:p text:style-name="P102">Name</text:p>
          </table:table-cell>
          <table:table-cell table:style-name="Таблица11.A1" office:value-type="string">
            <text:p text:style-name="P102">Type</text:p>
          </table:table-cell>
          <table:table-cell table:style-name="Таблица11.A1" office:value-type="string">
            <text:p text:style-name="P102"><text:span text:style-name="T5">Is</text:span>Required</text:p>
          </table:table-cell>
          <table:table-cell table:style-name="Таблица11.E1" office:value-type="string">
            <text:p text:style-name="P102">Constrains</text:p>
          </table:table-cell>
        </table:table-row>
        <table:table-row>
          <table:table-cell table:style-name="Таблица11.A2" office:value-type="string">
            <text:p text:style-name="P102">PK</text:p>
          </table:table-cell>
          <table:table-cell table:style-name="Таблица11.A2" office:value-type="string">
            <text:p text:style-name="P102">Id</text:p>
          </table:table-cell>
          <table:table-cell table:style-name="Таблица11.A2" office:value-type="string">
            <text:p text:style-name="P102">uniqueidentifier</text:p>
          </table:table-cell>
          <table:table-cell table:style-name="Таблица11.A2" office:value-type="string">
            <text:p text:style-name="P102">True</text:p>
          </table:table-cell>
          <table:table-cell table:style-name="Таблица11.E2" office:value-type="string">
            <text:p text:style-name="P128">NEWID(), UNIQUE</text:p>
          </table:table-cell>
        </table:table-row>
        <table:table-row>
          <table:table-cell table:style-name="Таблица11.A2" office:value-type="string">
            <text:p text:style-name="P232"/>
          </table:table-cell>
          <table:table-cell table:style-name="Таблица11.A2" office:value-type="string">
            <text:p text:style-name="P152">Name</text:p>
          </table:table-cell>
          <table:table-cell table:style-name="Таблица11.A2" office:value-type="string">
            <text:p text:style-name="P102"><text:span text:style-name="T5">n</text:span>varchar(<text:span text:style-name="T11">50</text:span>)</text:p>
          </table:table-cell>
          <table:table-cell table:style-name="Таблица11.A2" office:value-type="string">
            <text:p text:style-name="P102">True</text:p>
          </table:table-cell>
          <table:table-cell table:style-name="Таблица11.E2" office:value-type="string">
            <text:p text:style-name="P157">UNIQUE</text:p>
          </table:table-cell>
        </table:table-row>
      </table:table>
      <text:p text:style-name="P210"/>
      <text:p text:style-name="P4">ReviewImage</text:p>
      <text:p text:style-name="P4"/>
      <text:p text:style-name="P49">Описание:</text:p>
      <text:list xml:id="list1554370970" text:style-name="L18">
        <text:list-item>
          <text:p text:style-name="P293">Таблица представляет из себя коллекцию <text:span text:style-name="T17">картинок для отзывов</text:span></text:p>
        </text:list-item>
      </text:list>
      <text:p text:style-name="P56">Связи:</text:p>
      <text:list text:style-name="L19">
        <text:list-item>
          <text:p text:style-name="P268">UserReview:Review(<text:span text:style-name="T2">Многие к одному</text:span>)</text:p>
        </text:list-item>
      </text:list>
      <text:p text:style-name="P79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>
          <table:table-cell table:style-name="Таблица12.A1" office:value-type="string">
            <text:p text:style-name="P103">Key</text:p>
          </table:table-cell>
          <table:table-cell table:style-name="Таблица12.A1" office:value-type="string">
            <text:p text:style-name="P103">Name</text:p>
          </table:table-cell>
          <table:table-cell table:style-name="Таблица12.A1" office:value-type="string">
            <text:p text:style-name="P103">Type</text:p>
          </table:table-cell>
          <table:table-cell table:style-name="Таблица12.A1" office:value-type="string">
            <text:p text:style-name="P103"><text:span text:style-name="T5">Is</text:span>Required</text:p>
          </table:table-cell>
          <table:table-cell table:style-name="Таблица12.E1" office:value-type="string">
            <text:p text:style-name="P103">Constrains</text:p>
          </table:table-cell>
        </table:table-row>
        <table:table-row>
          <table:table-cell table:style-name="Таблица12.A2" office:value-type="string">
            <text:p text:style-name="P103">PK</text:p>
          </table:table-cell>
          <table:table-cell table:style-name="Таблица12.A2" office:value-type="string">
            <text:p text:style-name="P103">Id</text:p>
          </table:table-cell>
          <table:table-cell table:style-name="Таблица12.A2" office:value-type="string">
            <text:p text:style-name="P103">uniqueidentifier</text:p>
          </table:table-cell>
          <table:table-cell table:style-name="Таблица12.A2" office:value-type="string">
            <text:p text:style-name="P103">True</text:p>
          </table:table-cell>
          <table:table-cell table:style-name="Таблица12.E2" office:value-type="string">
            <text:p text:style-name="P129">NEWID(), UNIQUE</text:p>
          </table:table-cell>
        </table:table-row>
        <table:table-row>
          <table:table-cell table:style-name="Таблица12.A2" office:value-type="string">
            <text:p text:style-name="P233"/>
          </table:table-cell>
          <table:table-cell table:style-name="Таблица12.A2" office:value-type="string">
            <text:p text:style-name="P103"><text:span text:style-name="T36">Image</text:span>Uri</text:p>
          </table:table-cell>
          <table:table-cell table:style-name="Таблица12.A2" office:value-type="string">
            <text:p text:style-name="P103"><text:span text:style-name="T5">n</text:span>varchar(MAX)</text:p>
          </table:table-cell>
          <table:table-cell table:style-name="Таблица12.A2" office:value-type="string">
            <text:p text:style-name="P103">True</text:p>
          </table:table-cell>
          <table:table-cell table:style-name="Таблица12.E2" office:value-type="string">
            <text:p text:style-name="P248">-</text:p>
          </table:table-cell>
        </table:table-row>
        <table:table-row>
          <table:table-cell table:style-name="Таблица12.A2" office:value-type="string">
            <text:p text:style-name="P103">FK</text:p>
          </table:table-cell>
          <table:table-cell table:style-name="Таблица12.A2" office:value-type="string">
            <text:p text:style-name="P103"><text:span text:style-name="T18">Review</text:span>Id</text:p>
          </table:table-cell>
          <table:table-cell table:style-name="Таблица12.A2" office:value-type="string">
            <text:p text:style-name="P103">uniqueidentifier</text:p>
          </table:table-cell>
          <table:table-cell table:style-name="Таблица12.A2" office:value-type="string">
            <text:p text:style-name="P103">True</text:p>
          </table:table-cell>
          <table:table-cell table:style-name="Таблица12.E2" office:value-type="string">
            <text:p text:style-name="P129">-</text:p>
          </table:table-cell>
        </table:table-row>
      </table:table>
      <text:p text:style-name="P211"/>
      <text:p text:style-name="P26">UserReview</text:p>
      <text:p text:style-name="P26"/>
      <text:p text:style-name="P57">Описание:</text:p>
      <text:list xml:id="list1894639703" text:style-name="L20">
        <text:list-item>
          <text:p text:style-name="P300">Таблица представляет из себя коллекцию отзывов пользователя</text:p>
        </text:list-item>
      </text:list>
      <text:p text:style-name="P61">Связи:</text:p>
      <text:list text:style-name="L21">
        <text:list-item>
          <text:p text:style-name="P269">User(<text:span text:style-name="T2">Многие к одному</text:span>)</text:p>
        </text:list-item>
      </text:list>
      <text:p text:style-name="P86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row>
          <table:table-cell table:style-name="Таблица13.A1" office:value-type="string">
            <text:p text:style-name="P104">Key</text:p>
          </table:table-cell>
          <table:table-cell table:style-name="Таблица13.A1" office:value-type="string">
            <text:p text:style-name="P104">Name</text:p>
          </table:table-cell>
          <table:table-cell table:style-name="Таблица13.A1" office:value-type="string">
            <text:p text:style-name="P104">Type</text:p>
          </table:table-cell>
          <table:table-cell table:style-name="Таблица13.A1" office:value-type="string">
            <text:p text:style-name="P104"><text:span text:style-name="T5">Is</text:span>Required</text:p>
          </table:table-cell>
          <table:table-cell table:style-name="Таблица13.E1" office:value-type="string">
            <text:p text:style-name="P104">Constrains</text:p>
          </table:table-cell>
        </table:table-row>
        <table:table-row>
          <table:table-cell table:style-name="Таблица13.A2" office:value-type="string">
            <text:p text:style-name="P104">PK</text:p>
          </table:table-cell>
          <table:table-cell table:style-name="Таблица13.A2" office:value-type="string">
            <text:p text:style-name="P104">Id</text:p>
          </table:table-cell>
          <table:table-cell table:style-name="Таблица13.A2" office:value-type="string">
            <text:p text:style-name="P104">uniqueidentifier</text:p>
          </table:table-cell>
          <table:table-cell table:style-name="Таблица13.A2" office:value-type="string">
            <text:p text:style-name="P104">True</text:p>
          </table:table-cell>
          <table:table-cell table:style-name="Таблица13.E2" office:value-type="string">
            <text:p text:style-name="P130">NEWID(), UNIQUE</text:p>
          </table:table-cell>
        </table:table-row>
        <table:table-row>
          <table:table-cell table:style-name="Таблица13.A2" office:value-type="string">
            <text:p text:style-name="P234"/>
          </table:table-cell>
          <table:table-cell table:style-name="Таблица13.A2" office:value-type="string">
            <text:p text:style-name="P175">Title</text:p>
          </table:table-cell>
          <table:table-cell table:style-name="Таблица13.A2" office:value-type="string">
            <text:p text:style-name="P104"><text:span text:style-name="T5">n</text:span>varchar(<text:span text:style-name="T19">50</text:span>)</text:p>
          </table:table-cell>
          <table:table-cell table:style-name="Таблица13.A2" office:value-type="string">
            <text:p text:style-name="P104">True</text:p>
          </table:table-cell>
          <table:table-cell table:style-name="Таблица13.E2" office:value-type="string">
            <text:p text:style-name="P249">-</text:p>
          </table:table-cell>
        </table:table-row>
        <table:table-row>
          <table:table-cell table:style-name="Таблица13.A2" office:value-type="string">
            <text:p text:style-name="P234"/>
          </table:table-cell>
          <table:table-cell table:style-name="Таблица13.A2" office:value-type="string">
            <text:p text:style-name="P175">Content</text:p>
          </table:table-cell>
          <table:table-cell table:style-name="Таблица13.A2" office:value-type="string">
            <text:p text:style-name="P104"><text:span text:style-name="T5">n</text:span>varchar(<text:span text:style-name="T19">120</text:span>)</text:p>
          </table:table-cell>
          <table:table-cell table:style-name="Таблица13.A2" office:value-type="string">
            <text:p text:style-name="P104">True</text:p>
          </table:table-cell>
          <table:table-cell table:style-name="Таблица13.E2" office:value-type="string">
            <text:p text:style-name="P249">-</text:p>
          </table:table-cell>
        </table:table-row>
        <table:table-row>
          <table:table-cell table:style-name="Таблица13.A2" office:value-type="string">
            <text:p text:style-name="P234"/>
          </table:table-cell>
          <table:table-cell table:style-name="Таблица13.A2" office:value-type="string">
            <text:p text:style-name="P175">IsApproved</text:p>
          </table:table-cell>
          <table:table-cell table:style-name="Таблица13.A2" office:value-type="string">
            <text:p text:style-name="P175">bit</text:p>
          </table:table-cell>
          <table:table-cell table:style-name="Таблица13.A2" office:value-type="string">
            <text:p text:style-name="P175">True</text:p>
          </table:table-cell>
          <table:table-cell table:style-name="Таблица13.E2" office:value-type="string">
            <text:p text:style-name="P249">-</text:p>
          </table:table-cell>
        </table:table-row>
        <table:table-row>
          <table:table-cell table:style-name="Таблица13.A2" office:value-type="string">
            <text:p text:style-name="P104">FK</text:p>
          </table:table-cell>
          <table:table-cell table:style-name="Таблица13.A2" office:value-type="string">
            <text:p text:style-name="P104"><text:span text:style-name="T18">Review</text:span>Id</text:p>
          </table:table-cell>
          <table:table-cell table:style-name="Таблица13.A2" office:value-type="string">
            <text:p text:style-name="P104">uniqueidentifier</text:p>
          </table:table-cell>
          <table:table-cell table:style-name="Таблица13.A2" office:value-type="string">
            <text:p text:style-name="P104">True</text:p>
          </table:table-cell>
          <table:table-cell table:style-name="Таблица13.E2" office:value-type="string">
            <text:p text:style-name="P130">-</text:p>
          </table:table-cell>
        </table:table-row>
      </table:table>
      <text:p text:style-name="P212"/>
      <text:p text:style-name="P30">User</text:p>
      <text:p text:style-name="P30"/>
      <text:p text:style-name="P65">Описание:</text:p>
      <text:list text:style-name="L22">
        <text:list-item>
          <text:p text:style-name="P304">Таблица представляет из себя пользователя</text:p>
        </text:list-item>
      </text:list>
      <text:p text:style-name="P65"><text:soft-page-break/>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row>
          <table:table-cell table:style-name="Таблица14.A1" office:value-type="string">
            <text:p text:style-name="P105">Key</text:p>
          </table:table-cell>
          <table:table-cell table:style-name="Таблица14.A1" office:value-type="string">
            <text:p text:style-name="P105">Name</text:p>
          </table:table-cell>
          <table:table-cell table:style-name="Таблица14.A1" office:value-type="string">
            <text:p text:style-name="P105">Type</text:p>
          </table:table-cell>
          <table:table-cell table:style-name="Таблица14.A1" office:value-type="string">
            <text:p text:style-name="P105"><text:span text:style-name="T5">Is</text:span>Required</text:p>
          </table:table-cell>
          <table:table-cell table:style-name="Таблица14.E1" office:value-type="string">
            <text:p text:style-name="P105">Constrains</text:p>
          </table:table-cell>
        </table:table-row>
        <table:table-row>
          <table:table-cell table:style-name="Таблица14.A2" office:value-type="string">
            <text:p text:style-name="P105">PK</text:p>
          </table:table-cell>
          <table:table-cell table:style-name="Таблица14.A2" office:value-type="string">
            <text:p text:style-name="P105">Id</text:p>
          </table:table-cell>
          <table:table-cell table:style-name="Таблица14.A2" office:value-type="string">
            <text:p text:style-name="P105">uniqueidentifier</text:p>
          </table:table-cell>
          <table:table-cell table:style-name="Таблица14.A2" office:value-type="string">
            <text:p text:style-name="P105">True</text:p>
          </table:table-cell>
          <table:table-cell table:style-name="Таблица14.E2" office:value-type="string">
            <text:p text:style-name="P131">NEWID(), UNIQUE</text:p>
          </table:table-cell>
        </table:table-row>
        <table:table-row>
          <table:table-cell table:style-name="Таблица14.A2" office:value-type="string">
            <text:p text:style-name="P235"/>
          </table:table-cell>
          <table:table-cell table:style-name="Таблица14.A2" office:value-type="string">
            <text:p text:style-name="P179">Login</text:p>
          </table:table-cell>
          <table:table-cell table:style-name="Таблица14.A2" office:value-type="string">
            <text:p text:style-name="P105"><text:span text:style-name="T5">n</text:span>varchar(<text:span text:style-name="T19">50</text:span>)</text:p>
          </table:table-cell>
          <table:table-cell table:style-name="Таблица14.A2" office:value-type="string">
            <text:p text:style-name="P105">True</text:p>
          </table:table-cell>
          <table:table-cell table:style-name="Таблица14.E2" office:value-type="string">
            <text:p text:style-name="P250">-</text:p>
          </table:table-cell>
        </table:table-row>
        <table:table-row>
          <table:table-cell table:style-name="Таблица14.A2" office:value-type="string">
            <text:p text:style-name="P235"/>
          </table:table-cell>
          <table:table-cell table:style-name="Таблица14.A2" office:value-type="string">
            <text:p text:style-name="P179">Email</text:p>
          </table:table-cell>
          <table:table-cell table:style-name="Таблица14.A2" office:value-type="string">
            <text:p text:style-name="P105"><text:span text:style-name="T5">n</text:span>varchar(<text:span text:style-name="T19">50</text:span>)</text:p>
          </table:table-cell>
          <table:table-cell table:style-name="Таблица14.A2" office:value-type="string">
            <text:p text:style-name="P105">True</text:p>
          </table:table-cell>
          <table:table-cell table:style-name="Таблица14.E2" office:value-type="string">
            <text:p text:style-name="P250">-</text:p>
          </table:table-cell>
        </table:table-row>
        <table:table-row>
          <table:table-cell table:style-name="Таблица14.A2" office:value-type="string">
            <text:p text:style-name="P235"/>
          </table:table-cell>
          <table:table-cell table:style-name="Таблица14.A2" office:value-type="string">
            <text:p text:style-name="P179">PasswordSalt</text:p>
          </table:table-cell>
          <table:table-cell table:style-name="Таблица14.A2" office:value-type="string">
            <text:p text:style-name="P105"><text:span text:style-name="T5">n</text:span>varchar(<text:span text:style-name="T20">64</text:span>)</text:p>
          </table:table-cell>
          <table:table-cell table:style-name="Таблица14.A2" office:value-type="string">
            <text:p text:style-name="P176">True</text:p>
          </table:table-cell>
          <table:table-cell table:style-name="Таблица14.E2" office:value-type="string">
            <text:p text:style-name="P250">-</text:p>
          </table:table-cell>
        </table:table-row>
        <table:table-row>
          <table:table-cell table:style-name="Таблица14.A2" office:value-type="string">
            <text:p text:style-name="P105"/>
          </table:table-cell>
          <table:table-cell table:style-name="Таблица14.A2" office:value-type="string">
            <text:p text:style-name="P179">PasswordHash</text:p>
          </table:table-cell>
          <table:table-cell table:style-name="Таблица14.A2" office:value-type="string">
            <text:p text:style-name="P105"><text:span text:style-name="T5">n</text:span>varchar(<text:span text:style-name="T20">64</text:span>)</text:p>
          </table:table-cell>
          <table:table-cell table:style-name="Таблица14.A2" office:value-type="string">
            <text:p text:style-name="P105">True</text:p>
          </table:table-cell>
          <table:table-cell table:style-name="Таблица14.E2" office:value-type="string">
            <text:p text:style-name="P131">-</text:p>
          </table:table-cell>
        </table:table-row>
      </table:table>
      <text:p text:style-name="P213"/>
      <text:p text:style-name="P27">User<text:span text:style-name="T39">HistoryPayment</text:span></text:p>
      <text:p text:style-name="P27"/>
      <text:p text:style-name="P58">Описание:</text:p>
      <text:list xml:id="list80828935904586" text:continue-list="list1894639703" text:style-name="L20">
        <text:list-item>
          <text:p text:style-name="P301">Таблица представляет из себя коллекцию <text:span text:style-name="T39">истории пополнения</text:span></text:p>
        </text:list-item>
      </text:list>
      <text:p text:style-name="P62">Связи:</text:p>
      <text:list text:style-name="L23">
        <text:list-item>
          <text:p text:style-name="P270">User(<text:span text:style-name="T2">Многие к одному</text:span>)</text:p>
        </text:list-item>
      </text:list>
      <text:p text:style-name="P87"/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row>
          <table:table-cell table:style-name="Таблица30.A1" office:value-type="string">
            <text:p text:style-name="P116">Key</text:p>
          </table:table-cell>
          <table:table-cell table:style-name="Таблица30.A1" office:value-type="string">
            <text:p text:style-name="P116">Name</text:p>
          </table:table-cell>
          <table:table-cell table:style-name="Таблица30.A1" office:value-type="string">
            <text:p text:style-name="P116">Type</text:p>
          </table:table-cell>
          <table:table-cell table:style-name="Таблица30.A1" office:value-type="string">
            <text:p text:style-name="P116"><text:span text:style-name="T5">Is</text:span>Required</text:p>
          </table:table-cell>
          <table:table-cell table:style-name="Таблица30.E1" office:value-type="string">
            <text:p text:style-name="P116">Constrains</text:p>
          </table:table-cell>
        </table:table-row>
        <table:table-row>
          <table:table-cell table:style-name="Таблица30.A2" office:value-type="string">
            <text:p text:style-name="P116">PK</text:p>
          </table:table-cell>
          <table:table-cell table:style-name="Таблица30.A2" office:value-type="string">
            <text:p text:style-name="P116">Id</text:p>
          </table:table-cell>
          <table:table-cell table:style-name="Таблица30.A2" office:value-type="string">
            <text:p text:style-name="P116">uniqueidentifier</text:p>
          </table:table-cell>
          <table:table-cell table:style-name="Таблица30.A2" office:value-type="string">
            <text:p text:style-name="P116">True</text:p>
          </table:table-cell>
          <table:table-cell table:style-name="Таблица30.E2" office:value-type="string">
            <text:p text:style-name="P141">NEWID(), UNIQUE</text:p>
          </table:table-cell>
        </table:table-row>
        <table:table-row>
          <table:table-cell table:style-name="Таблица30.A2" office:value-type="string">
            <text:p text:style-name="P110"/>
          </table:table-cell>
          <table:table-cell table:style-name="Таблица30.A2" office:value-type="string">
            <text:p text:style-name="P197">Date</text:p>
          </table:table-cell>
          <table:table-cell table:style-name="Таблица30.A2" office:value-type="string">
            <text:p text:style-name="P111">datetime2(7)</text:p>
          </table:table-cell>
          <table:table-cell table:style-name="Таблица30.A2" office:value-type="string">
            <text:p text:style-name="P197">True</text:p>
          </table:table-cell>
          <table:table-cell table:style-name="Таблица30.E2" office:value-type="string">
            <text:p text:style-name="P136">-</text:p>
          </table:table-cell>
        </table:table-row>
        <table:table-row>
          <table:table-cell table:style-name="Таблица30.A2" office:value-type="string">
            <text:p text:style-name="P238"/>
          </table:table-cell>
          <table:table-cell table:style-name="Таблица30.A2" office:value-type="string">
            <text:p text:style-name="P197">Amount</text:p>
          </table:table-cell>
          <table:table-cell table:style-name="Таблица30.A2" office:value-type="string">
            <text:p text:style-name="P108">decimal(18, 5)</text:p>
          </table:table-cell>
          <table:table-cell table:style-name="Таблица30.A2" office:value-type="string">
            <text:p text:style-name="P108">True</text:p>
          </table:table-cell>
          <table:table-cell table:style-name="Таблица30.E2" office:value-type="string">
            <text:p text:style-name="P253">-</text:p>
          </table:table-cell>
        </table:table-row>
        <table:table-row>
          <table:table-cell table:style-name="Таблица30.A2" office:value-type="string">
            <text:p text:style-name="P116">FK</text:p>
          </table:table-cell>
          <table:table-cell table:style-name="Таблица30.A2" office:value-type="string">
            <text:p text:style-name="P116"><text:span text:style-name="T39">User</text:span>Id</text:p>
          </table:table-cell>
          <table:table-cell table:style-name="Таблица30.A2" office:value-type="string">
            <text:p text:style-name="P116">uniqueidentifier</text:p>
          </table:table-cell>
          <table:table-cell table:style-name="Таблица30.A2" office:value-type="string">
            <text:p text:style-name="P116">True</text:p>
          </table:table-cell>
          <table:table-cell table:style-name="Таблица30.E2" office:value-type="string">
            <text:p text:style-name="P141">-</text:p>
          </table:table-cell>
        </table:table-row>
      </table:table>
      <text:p text:style-name="P220"/>
      <text:p text:style-name="P31">NewsImage</text:p>
      <text:p text:style-name="P31"/>
      <text:p text:style-name="P66">Описание:</text:p>
      <text:list text:style-name="L24">
        <text:list-item>
          <text:p text:style-name="P305">Таблица представляет из себя коллекцию картинок для новостей</text:p>
        </text:list-item>
      </text:list>
      <text:p text:style-name="P66">Связи:</text:p>
      <text:list text:style-name="L25">
        <text:list-item>
          <text:p text:style-name="P275">News(<text:span text:style-name="T2">Многие к одному</text:span>)</text:p>
        </text:list-item>
      </text:list>
      <text:p text:style-name="P90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row>
          <table:table-cell table:style-name="Таблица15.A1" office:value-type="string">
            <text:p text:style-name="P106">Key</text:p>
          </table:table-cell>
          <table:table-cell table:style-name="Таблица15.A1" office:value-type="string">
            <text:p text:style-name="P106">Name</text:p>
          </table:table-cell>
          <table:table-cell table:style-name="Таблица15.A1" office:value-type="string">
            <text:p text:style-name="P106">Type</text:p>
          </table:table-cell>
          <table:table-cell table:style-name="Таблица15.A1" office:value-type="string">
            <text:p text:style-name="P106"><text:span text:style-name="T5">Is</text:span>Required</text:p>
          </table:table-cell>
          <table:table-cell table:style-name="Таблица15.E1" office:value-type="string">
            <text:p text:style-name="P106">Constrains</text:p>
          </table:table-cell>
        </table:table-row>
        <table:table-row>
          <table:table-cell table:style-name="Таблица15.A2" office:value-type="string">
            <text:p text:style-name="P106">PK</text:p>
          </table:table-cell>
          <table:table-cell table:style-name="Таблица15.A2" office:value-type="string">
            <text:p text:style-name="P106">Id</text:p>
          </table:table-cell>
          <table:table-cell table:style-name="Таблица15.A2" office:value-type="string">
            <text:p text:style-name="P106">uniqueidentifier</text:p>
          </table:table-cell>
          <table:table-cell table:style-name="Таблица15.A2" office:value-type="string">
            <text:p text:style-name="P106">True</text:p>
          </table:table-cell>
          <table:table-cell table:style-name="Таблица15.E2" office:value-type="string">
            <text:p text:style-name="P132">NEWID(), UNIQUE</text:p>
          </table:table-cell>
        </table:table-row>
        <table:table-row>
          <table:table-cell table:style-name="Таблица15.A2" office:value-type="string">
            <text:p text:style-name="P236"/>
          </table:table-cell>
          <table:table-cell table:style-name="Таблица15.A2" office:value-type="string">
            <text:p text:style-name="P106"><text:span text:style-name="T35">Image</text:span>Uri</text:p>
          </table:table-cell>
          <table:table-cell table:style-name="Таблица15.A2" office:value-type="string">
            <text:p text:style-name="P106"><text:span text:style-name="T5">n</text:span>varchar(MAX)</text:p>
          </table:table-cell>
          <table:table-cell table:style-name="Таблица15.A2" office:value-type="string">
            <text:p text:style-name="P106">True</text:p>
          </table:table-cell>
          <table:table-cell table:style-name="Таблица15.E2" office:value-type="string">
            <text:p text:style-name="P251">-</text:p>
          </table:table-cell>
        </table:table-row>
        <table:table-row>
          <table:table-cell table:style-name="Таблица15.A2" office:value-type="string">
            <text:p text:style-name="P106">FK</text:p>
          </table:table-cell>
          <table:table-cell table:style-name="Таблица15.A2" office:value-type="string">
            <text:p text:style-name="P106"><text:span text:style-name="T21">News</text:span>Id</text:p>
          </table:table-cell>
          <table:table-cell table:style-name="Таблица15.A2" office:value-type="string">
            <text:p text:style-name="P106">uniqueidentifier</text:p>
          </table:table-cell>
          <table:table-cell table:style-name="Таблица15.A2" office:value-type="string">
            <text:p text:style-name="P106">True</text:p>
          </table:table-cell>
          <table:table-cell table:style-name="Таблица15.E2" office:value-type="string">
            <text:p text:style-name="P132">-</text:p>
          </table:table-cell>
        </table:table-row>
      </table:table>
      <text:p text:style-name="P257"/>
      <text:p text:style-name="P11">News</text:p>
      <text:p text:style-name="P11"/>
      <text:p text:style-name="P67">Описание:</text:p>
      <text:list text:style-name="L26">
        <text:list-item>
          <text:p text:style-name="P306">Таблица представляет из себя новость</text:p>
        </text:list-item>
      </text:list>
      <text:p text:style-name="P67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row>
          <table:table-cell table:style-name="Таблица16.A1" office:value-type="string">
            <text:p text:style-name="P107">Key</text:p>
          </table:table-cell>
          <table:table-cell table:style-name="Таблица16.A1" office:value-type="string">
            <text:p text:style-name="P107">Name</text:p>
          </table:table-cell>
          <table:table-cell table:style-name="Таблица16.A1" office:value-type="string">
            <text:p text:style-name="P107">Type</text:p>
          </table:table-cell>
          <table:table-cell table:style-name="Таблица16.A1" office:value-type="string">
            <text:p text:style-name="P107"><text:span text:style-name="T5">Is</text:span>Required</text:p>
          </table:table-cell>
          <table:table-cell table:style-name="Таблица16.E1" office:value-type="string">
            <text:p text:style-name="P107">Constrains</text:p>
          </table:table-cell>
        </table:table-row>
        <table:table-row>
          <table:table-cell table:style-name="Таблица16.A2" office:value-type="string">
            <text:p text:style-name="P107">PK</text:p>
          </table:table-cell>
          <table:table-cell table:style-name="Таблица16.A2" office:value-type="string">
            <text:p text:style-name="P107">Id</text:p>
          </table:table-cell>
          <table:table-cell table:style-name="Таблица16.A2" office:value-type="string">
            <text:p text:style-name="P107">uniqueidentifier</text:p>
          </table:table-cell>
          <table:table-cell table:style-name="Таблица16.A2" office:value-type="string">
            <text:p text:style-name="P107">True</text:p>
          </table:table-cell>
          <table:table-cell table:style-name="Таблица16.E2" office:value-type="string">
            <text:p text:style-name="P133">NEWID(), UNIQUE</text:p>
          </table:table-cell>
        </table:table-row>
        <table:table-row>
          <table:table-cell table:style-name="Таблица16.A2" office:value-type="string">
            <text:p text:style-name="P237"/>
          </table:table-cell>
          <table:table-cell table:style-name="Таблица16.A2" office:value-type="string">
            <text:p text:style-name="P180">Title</text:p>
          </table:table-cell>
          <table:table-cell table:style-name="Таблица16.A2" office:value-type="string">
            <text:p text:style-name="P107"><text:span text:style-name="T5">n</text:span>varchar(<text:span text:style-name="T22">50</text:span>)</text:p>
          </table:table-cell>
          <table:table-cell table:style-name="Таблица16.A2" office:value-type="string">
            <text:p text:style-name="P107">True</text:p>
          </table:table-cell>
          <table:table-cell table:style-name="Таблица16.E2" office:value-type="string">
            <text:p text:style-name="P252">-</text:p>
          </table:table-cell>
        </table:table-row>
        <table:table-row>
          <table:table-cell table:style-name="Таблица16.A2" office:value-type="string">
            <text:p text:style-name="P237"/>
          </table:table-cell>
          <table:table-cell table:style-name="Таблица16.A2" office:value-type="string">
            <text:p text:style-name="P180">Date</text:p>
          </table:table-cell>
          <table:table-cell table:style-name="Таблица16.A2" office:value-type="string">
            <text:p text:style-name="P107">datetime2(7)</text:p>
          </table:table-cell>
          <table:table-cell table:style-name="Таблица16.A2" office:value-type="string">
            <text:p text:style-name="P107">True</text:p>
          </table:table-cell>
          <table:table-cell table:style-name="Таблица16.E2" office:value-type="string">
            <text:p text:style-name="P252">-</text:p>
          </table:table-cell>
        </table:table-row>
        <text:soft-page-break/>
        <table:table-row>
          <table:table-cell table:style-name="Таблица16.A2" office:value-type="string">
            <text:p text:style-name="P237"/>
          </table:table-cell>
          <table:table-cell table:style-name="Таблица16.A2" office:value-type="string">
            <text:p text:style-name="P180">Content</text:p>
          </table:table-cell>
          <table:table-cell table:style-name="Таблица16.A2" office:value-type="string">
            <text:p text:style-name="P107"><text:span text:style-name="T5">n</text:span>varchar(MAX)</text:p>
          </table:table-cell>
          <table:table-cell table:style-name="Таблица16.A2" office:value-type="string">
            <text:p text:style-name="P107">True</text:p>
          </table:table-cell>
          <table:table-cell table:style-name="Таблица16.E2" office:value-type="string">
            <text:p text:style-name="P252">-</text:p>
          </table:table-cell>
        </table:table-row>
      </table:table>
      <text:p text:style-name="P258"/>
      <text:p text:style-name="P32">SiteStatiticsAdmin</text:p>
      <text:p text:style-name="P38"/>
      <text:p text:style-name="P68">Описание:</text:p>
      <text:list xml:id="list2889470632" text:style-name="L27">
        <text:list-item>
          <text:p text:style-name="P307">Таблица представляет из себя статистику сайта для админов</text:p>
        </text:list-item>
      </text:list>
      <text:p text:style-name="P68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column table:style-name="Таблица17.E"/>
        <table:table-row>
          <table:table-cell table:style-name="Таблица17.A1" office:value-type="string">
            <text:p text:style-name="P108">Key</text:p>
          </table:table-cell>
          <table:table-cell table:style-name="Таблица17.A1" office:value-type="string">
            <text:p text:style-name="P108">Name</text:p>
          </table:table-cell>
          <table:table-cell table:style-name="Таблица17.A1" office:value-type="string">
            <text:p text:style-name="P108">Type</text:p>
          </table:table-cell>
          <table:table-cell table:style-name="Таблица17.A1" office:value-type="string">
            <text:p text:style-name="P108"><text:span text:style-name="T5">Is</text:span>Required</text:p>
          </table:table-cell>
          <table:table-cell table:style-name="Таблица17.E1" office:value-type="string">
            <text:p text:style-name="P108">Constrains</text:p>
          </table:table-cell>
        </table:table-row>
        <table:table-row>
          <table:table-cell table:style-name="Таблица17.A2" office:value-type="string">
            <text:p text:style-name="P108">PK</text:p>
          </table:table-cell>
          <table:table-cell table:style-name="Таблица17.A2" office:value-type="string">
            <text:p text:style-name="P108">Id</text:p>
          </table:table-cell>
          <table:table-cell table:style-name="Таблица17.A2" office:value-type="string">
            <text:p text:style-name="P108">uniqueidentifier</text:p>
          </table:table-cell>
          <table:table-cell table:style-name="Таблица17.A2" office:value-type="string">
            <text:p text:style-name="P108">True</text:p>
          </table:table-cell>
          <table:table-cell table:style-name="Таблица17.E2" office:value-type="string">
            <text:p text:style-name="P134">NEWID(), UNIQUE</text:p>
          </table:table-cell>
        </table:table-row>
        <table:table-row>
          <table:table-cell table:style-name="Таблица17.A2" office:value-type="string">
            <text:p text:style-name="P238"/>
          </table:table-cell>
          <table:table-cell table:style-name="Таблица17.A2" office:value-type="string">
            <text:p text:style-name="P181">BalanceWithdrawn</text:p>
          </table:table-cell>
          <table:table-cell table:style-name="Таблица17.A2" office:value-type="string">
            <text:p text:style-name="P108">decimal(18, 5)</text:p>
          </table:table-cell>
          <table:table-cell table:style-name="Таблица17.A2" office:value-type="string">
            <text:p text:style-name="P108">True</text:p>
          </table:table-cell>
          <table:table-cell table:style-name="Таблица17.E2" office:value-type="string">
            <text:p text:style-name="P253">-</text:p>
          </table:table-cell>
        </table:table-row>
        <table:table-row>
          <table:table-cell table:style-name="Таблица17.A2" office:value-type="string">
            <text:p text:style-name="P238"/>
          </table:table-cell>
          <table:table-cell table:style-name="Таблица17.A2" office:value-type="string">
            <text:p text:style-name="P181">TotalReplenished</text:p>
          </table:table-cell>
          <table:table-cell table:style-name="Таблица17.A2" office:value-type="string">
            <text:p text:style-name="P108">decimal(18, 5)</text:p>
          </table:table-cell>
          <table:table-cell table:style-name="Таблица17.A2" office:value-type="string">
            <text:p text:style-name="P108">True</text:p>
          </table:table-cell>
          <table:table-cell table:style-name="Таблица17.E2" office:value-type="string">
            <text:p text:style-name="P253">-</text:p>
          </table:table-cell>
        </table:table-row>
        <table:table-row>
          <table:table-cell table:style-name="Таблица17.A2" office:value-type="string">
            <text:p text:style-name="P238"/>
          </table:table-cell>
          <table:table-cell table:style-name="Таблица17.A2" office:value-type="string">
            <text:p text:style-name="P181">SentSites</text:p>
          </table:table-cell>
          <table:table-cell table:style-name="Таблица17.A2" office:value-type="string">
            <text:p text:style-name="P108">decimal(18, 5)</text:p>
          </table:table-cell>
          <table:table-cell table:style-name="Таблица17.A2" office:value-type="string">
            <text:p text:style-name="P108">True</text:p>
          </table:table-cell>
          <table:table-cell table:style-name="Таблица17.E2" office:value-type="string">
            <text:p text:style-name="P253">-</text:p>
          </table:table-cell>
        </table:table-row>
      </table:table>
      <text:p text:style-name="P32"/>
      <text:p text:style-name="P32">SiteStatitics</text:p>
      <text:p text:style-name="P38"/>
      <text:p text:style-name="P68">Описание:</text:p>
      <text:list xml:id="list80827914931126" text:continue-numbering="true" text:style-name="L27">
        <text:list-item>
          <text:p text:style-name="P307">Таблица представляет из себя статистику сайта</text:p>
        </text:list-item>
      </text:list>
      <text:p text:style-name="P68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row>
          <table:table-cell table:style-name="Таблица18.A1" office:value-type="string">
            <text:p text:style-name="P108">Key</text:p>
          </table:table-cell>
          <table:table-cell table:style-name="Таблица18.A1" office:value-type="string">
            <text:p text:style-name="P108">Name</text:p>
          </table:table-cell>
          <table:table-cell table:style-name="Таблица18.A1" office:value-type="string">
            <text:p text:style-name="P108">Type</text:p>
          </table:table-cell>
          <table:table-cell table:style-name="Таблица18.A1" office:value-type="string">
            <text:p text:style-name="P108"><text:span text:style-name="T5">Is</text:span>Required</text:p>
          </table:table-cell>
          <table:table-cell table:style-name="Таблица18.E1" office:value-type="string">
            <text:p text:style-name="P108">Constrains</text:p>
          </table:table-cell>
        </table:table-row>
        <table:table-row>
          <table:table-cell table:style-name="Таблица18.A2" office:value-type="string">
            <text:p text:style-name="P108">PK</text:p>
          </table:table-cell>
          <table:table-cell table:style-name="Таблица18.A2" office:value-type="string">
            <text:p text:style-name="P108">Id</text:p>
          </table:table-cell>
          <table:table-cell table:style-name="Таблица18.A2" office:value-type="string">
            <text:p text:style-name="P108">uniqueidentifier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134">NEWID(), UNIQUE</text:p>
          </table:table-cell>
        </table:table-row>
        <table:table-row>
          <table:table-cell table:style-name="Таблица18.A2" office:value-type="string">
            <text:p text:style-name="P238"/>
          </table:table-cell>
          <table:table-cell table:style-name="Таблица18.A2" office:value-type="string">
            <text:p text:style-name="P182">Users</text:p>
          </table:table-cell>
          <table:table-cell table:style-name="Таблица18.A2" office:value-type="string">
            <text:p text:style-name="P182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3">-</text:p>
          </table:table-cell>
        </table:table-row>
        <table:table-row>
          <table:table-cell table:style-name="Таблица18.A2" office:value-type="string">
            <text:p text:style-name="P238"/>
          </table:table-cell>
          <table:table-cell table:style-name="Таблица18.A2" office:value-type="string">
            <text:p text:style-name="P182">Reviews</text:p>
          </table:table-cell>
          <table:table-cell table:style-name="Таблица18.A2" office:value-type="string">
            <text:p text:style-name="P182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3">-</text:p>
          </table:table-cell>
        </table:table-row>
        <table:table-row>
          <table:table-cell table:style-name="Таблица18.A2" office:value-type="string">
            <text:p text:style-name="P238"/>
          </table:table-cell>
          <table:table-cell table:style-name="Таблица18.A2" office:value-type="string">
            <text:p text:style-name="P182">LootBoxes</text:p>
          </table:table-cell>
          <table:table-cell table:style-name="Таблица18.A2" office:value-type="string">
            <text:p text:style-name="P182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3">-</text:p>
          </table:table-cell>
        </table:table-row>
        <table:table-row>
          <table:table-cell table:style-name="Таблица18.A2" office:value-type="string">
            <text:p text:style-name="P238"/>
          </table:table-cell>
          <table:table-cell table:style-name="Таблица18.A2" office:value-type="string">
            <text:p text:style-name="P183">WithdrawnItems</text:p>
          </table:table-cell>
          <table:table-cell table:style-name="Таблица18.A2" office:value-type="string">
            <text:p text:style-name="P182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3">-</text:p>
          </table:table-cell>
        </table:table-row>
        <table:table-row>
          <table:table-cell table:style-name="Таблица18.A2" office:value-type="string">
            <text:p text:style-name="P238"/>
          </table:table-cell>
          <table:table-cell table:style-name="Таблица18.A2" office:value-type="string">
            <text:p text:style-name="P183">WithdrawnFunds</text:p>
          </table:table-cell>
          <table:table-cell table:style-name="Таблица18.A2" office:value-type="string">
            <text:p text:style-name="P182">int</text:p>
          </table:table-cell>
          <table:table-cell table:style-name="Таблица18.A2" office:value-type="string">
            <text:p text:style-name="P108">True</text:p>
          </table:table-cell>
          <table:table-cell table:style-name="Таблица18.E2" office:value-type="string">
            <text:p text:style-name="P253">-</text:p>
          </table:table-cell>
        </table:table-row>
      </table:table>
      <text:p text:style-name="P259"/>
      <text:p text:style-name="P12">GroupLootBox</text:p>
      <text:p text:style-name="P5"/>
      <text:p text:style-name="P50">Описание:</text:p>
      <text:list xml:id="list80827091359886" text:continue-list="list1554370970" text:style-name="L18">
        <text:list-item>
          <text:p text:style-name="P294">Таблица представляет из себя <text:span text:style-name="T23">группу кейсов</text:span></text:p>
        </text:list-item>
      </text:list>
      <text:p text:style-name="P80"/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column table:style-name="Таблица19.E"/>
        <table:table-row>
          <table:table-cell table:style-name="Таблица19.A1" office:value-type="string">
            <text:p text:style-name="P109">Key</text:p>
          </table:table-cell>
          <table:table-cell table:style-name="Таблица19.A1" office:value-type="string">
            <text:p text:style-name="P109">Name</text:p>
          </table:table-cell>
          <table:table-cell table:style-name="Таблица19.A1" office:value-type="string">
            <text:p text:style-name="P109">Type</text:p>
          </table:table-cell>
          <table:table-cell table:style-name="Таблица19.A1" office:value-type="string">
            <text:p text:style-name="P109"><text:span text:style-name="T5">Is</text:span>Required</text:p>
          </table:table-cell>
          <table:table-cell table:style-name="Таблица19.E1" office:value-type="string">
            <text:p text:style-name="P109">Constrains</text:p>
          </table:table-cell>
        </table:table-row>
        <table:table-row>
          <table:table-cell table:style-name="Таблица19.A2" office:value-type="string">
            <text:p text:style-name="P109">PK</text:p>
          </table:table-cell>
          <table:table-cell table:style-name="Таблица19.A2" office:value-type="string">
            <text:p text:style-name="P109">Id</text:p>
          </table:table-cell>
          <table:table-cell table:style-name="Таблица19.A2" office:value-type="string">
            <text:p text:style-name="P109">uniqueidentifier</text:p>
          </table:table-cell>
          <table:table-cell table:style-name="Таблица19.A2" office:value-type="string">
            <text:p text:style-name="P109">True</text:p>
          </table:table-cell>
          <table:table-cell table:style-name="Таблица19.E2" office:value-type="string">
            <text:p text:style-name="P135">NEWID(), UNIQUE</text:p>
          </table:table-cell>
        </table:table-row>
        <table:table-row>
          <table:table-cell table:style-name="Таблица19.A2" office:value-type="string">
            <text:p text:style-name="P239"/>
          </table:table-cell>
          <table:table-cell table:style-name="Таблица19.A2" office:value-type="string">
            <text:p text:style-name="P183">Name</text:p>
          </table:table-cell>
          <table:table-cell table:style-name="Таблица19.A2" office:value-type="string">
            <text:p text:style-name="P109"><text:span text:style-name="T5">n</text:span>varchar(<text:span text:style-name="T24">50</text:span>)</text:p>
          </table:table-cell>
          <table:table-cell table:style-name="Таблица19.A2" office:value-type="string">
            <text:p text:style-name="P109">True</text:p>
          </table:table-cell>
          <table:table-cell table:style-name="Таблица19.E2" office:value-type="string">
            <text:p text:style-name="P189">UNIQUE</text:p>
          </table:table-cell>
        </table:table-row>
      </table:table>
      <text:p text:style-name="P214"/>
      <text:p text:style-name="P13">LootBox<text:span text:style-name="T25">Group</text:span></text:p>
      <text:p text:style-name="P6"/>
      <text:p text:style-name="P51">Описание:</text:p>
      <text:list xml:id="list80828950927434" text:continue-numbering="true" text:style-name="L18">
        <text:list-item>
          <text:p text:style-name="P295">Таблица представляет из себя <text:span text:style-name="T25">коллекцию</text:span> <text:span text:style-name="T23">групп</text:span><text:span text:style-name="T25">ы</text:span><text:span text:style-name="T23"> кейсов</text:span></text:p>
        </text:list-item>
      </text:list>
      <text:p text:style-name="P69">Связи:</text:p>
      <text:list text:style-name="L28">
        <text:list-item>
          <text:p text:style-name="P276">GroupLootBox:Group(<text:span text:style-name="T2">Один к одному</text:span>)</text:p>
        </text:list-item>
        <text:list-item>
          <text:p text:style-name="P276">Game(<text:span text:style-name="T2">Многие к одному</text:span>)</text:p>
        </text:list-item>
        <text:list-item>
          <text:p text:style-name="P276">LootBox:Box(<text:span text:style-name="T2">Многие к одному</text:span>)</text:p>
        </text:list-item>
      </text:list>
      <text:p text:style-name="P81"><text:soft-page-break/>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row>
          <table:table-cell table:style-name="Таблица20.A1" office:value-type="string">
            <text:p text:style-name="P110">Key</text:p>
          </table:table-cell>
          <table:table-cell table:style-name="Таблица20.A1" office:value-type="string">
            <text:p text:style-name="P110">Name</text:p>
          </table:table-cell>
          <table:table-cell table:style-name="Таблица20.A1" office:value-type="string">
            <text:p text:style-name="P110">Type</text:p>
          </table:table-cell>
          <table:table-cell table:style-name="Таблица20.A1" office:value-type="string">
            <text:p text:style-name="P110"><text:span text:style-name="T5">Is</text:span>Required</text:p>
          </table:table-cell>
          <table:table-cell table:style-name="Таблица20.E1" office:value-type="string">
            <text:p text:style-name="P110">Constrains</text:p>
          </table:table-cell>
        </table:table-row>
        <table:table-row>
          <table:table-cell table:style-name="Таблица20.A2" office:value-type="string">
            <text:p text:style-name="P110">PK</text:p>
          </table:table-cell>
          <table:table-cell table:style-name="Таблица20.A2" office:value-type="string">
            <text:p text:style-name="P110">Id</text:p>
          </table:table-cell>
          <table:table-cell table:style-name="Таблица20.A2" office:value-type="string">
            <text:p text:style-name="P110">uniqueidentifier</text:p>
          </table:table-cell>
          <table:table-cell table:style-name="Таблица20.A2" office:value-type="string">
            <text:p text:style-name="P110">True</text:p>
          </table:table-cell>
          <table:table-cell table:style-name="Таблица20.E2" office:value-type="string">
            <text:p text:style-name="P136">NEWID(), UNIQUE</text:p>
          </table:table-cell>
        </table:table-row>
        <table:table-row>
          <table:table-cell table:style-name="Таблица20.A2" office:value-type="string">
            <text:p text:style-name="P106">FK</text:p>
          </table:table-cell>
          <table:table-cell table:style-name="Таблица20.A2" office:value-type="string">
            <text:p text:style-name="P106"><text:span text:style-name="T25">Box</text:span>Id</text:p>
          </table:table-cell>
          <table:table-cell table:style-name="Таблица20.A2" office:value-type="string">
            <text:p text:style-name="P106">uniqueidentifier</text:p>
          </table:table-cell>
          <table:table-cell table:style-name="Таблица20.A2" office:value-type="string">
            <text:p text:style-name="P106">True</text:p>
          </table:table-cell>
          <table:table-cell table:style-name="Таблица20.E2" office:value-type="string">
            <text:p text:style-name="P132">-</text:p>
          </table:table-cell>
        </table:table-row>
        <table:table-row>
          <table:table-cell table:style-name="Таблица20.A2" office:value-type="string">
            <text:p text:style-name="P106">FK</text:p>
          </table:table-cell>
          <table:table-cell table:style-name="Таблица20.A2" office:value-type="string">
            <text:p text:style-name="P106"><text:span text:style-name="T25">Group</text:span>Id</text:p>
          </table:table-cell>
          <table:table-cell table:style-name="Таблица20.A2" office:value-type="string">
            <text:p text:style-name="P106">uniqueidentifier</text:p>
          </table:table-cell>
          <table:table-cell table:style-name="Таблица20.A2" office:value-type="string">
            <text:p text:style-name="P106">True</text:p>
          </table:table-cell>
          <table:table-cell table:style-name="Таблица20.E2" office:value-type="string">
            <text:p text:style-name="P132">-</text:p>
          </table:table-cell>
        </table:table-row>
        <table:table-row>
          <table:table-cell table:style-name="Таблица20.A2" office:value-type="string">
            <text:p text:style-name="P106">FK</text:p>
          </table:table-cell>
          <table:table-cell table:style-name="Таблица20.A2" office:value-type="string">
            <text:p text:style-name="P106"><text:span text:style-name="T25">Game</text:span>Id</text:p>
          </table:table-cell>
          <table:table-cell table:style-name="Таблица20.A2" office:value-type="string">
            <text:p text:style-name="P106">uniqueidentifier</text:p>
          </table:table-cell>
          <table:table-cell table:style-name="Таблица20.A2" office:value-type="string">
            <text:p text:style-name="P106">True</text:p>
          </table:table-cell>
          <table:table-cell table:style-name="Таблица20.E2" office:value-type="string">
            <text:p text:style-name="P132">-</text:p>
          </table:table-cell>
        </table:table-row>
      </table:table>
      <text:p text:style-name="P215"/>
      <text:p text:style-name="P13">LootBox<text:span text:style-name="T25">Banner</text:span></text:p>
      <text:p text:style-name="P6"/>
      <text:p text:style-name="P51">Описание:</text:p>
      <text:list xml:id="list80828824074050" text:continue-list="list80828950927434" text:style-name="L18">
        <text:list-item>
          <text:p text:style-name="P295">Таблица представляет из себя <text:span text:style-name="T25">ивентовый баннер для кейса</text:span></text:p>
        </text:list-item>
      </text:list>
      <text:p text:style-name="P69">Связи:</text:p>
      <text:list text:style-name="L29">
        <text:list-item>
          <text:p text:style-name="P277">LootBox:Box(<text:span text:style-name="T26">О</text:span><text:span text:style-name="T3">дин</text:span><text:span text:style-name="T2"> к одному</text:span>)</text:p>
        </text:list-item>
      </text:list>
      <text:p text:style-name="P81"/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row>
          <table:table-cell table:style-name="Таблица21.A1" office:value-type="string">
            <text:p text:style-name="P110">Key</text:p>
          </table:table-cell>
          <table:table-cell table:style-name="Таблица21.A1" office:value-type="string">
            <text:p text:style-name="P110">Name</text:p>
          </table:table-cell>
          <table:table-cell table:style-name="Таблица21.A1" office:value-type="string">
            <text:p text:style-name="P110">Type</text:p>
          </table:table-cell>
          <table:table-cell table:style-name="Таблица21.A1" office:value-type="string">
            <text:p text:style-name="P110"><text:span text:style-name="T5">Is</text:span>Required</text:p>
          </table:table-cell>
          <table:table-cell table:style-name="Таблица21.E1" office:value-type="string">
            <text:p text:style-name="P110">Constrains</text:p>
          </table:table-cell>
        </table:table-row>
        <table:table-row>
          <table:table-cell table:style-name="Таблица21.A2" office:value-type="string">
            <text:p text:style-name="P110">PK</text:p>
          </table:table-cell>
          <table:table-cell table:style-name="Таблица21.A2" office:value-type="string">
            <text:p text:style-name="P110">Id</text:p>
          </table:table-cell>
          <table:table-cell table:style-name="Таблица21.A2" office:value-type="string">
            <text:p text:style-name="P110">uniqueidentifier</text:p>
          </table:table-cell>
          <table:table-cell table:style-name="Таблица21.A2" office:value-type="string">
            <text:p text:style-name="P110">True</text:p>
          </table:table-cell>
          <table:table-cell table:style-name="Таблица21.E2" office:value-type="string">
            <text:p text:style-name="P136">NEWID(), UNIQUE</text:p>
          </table:table-cell>
        </table:table-row>
        <table:table-row>
          <table:table-cell table:style-name="Таблица21.A2" office:value-type="string">
            <text:p text:style-name="P234"/>
          </table:table-cell>
          <table:table-cell table:style-name="Таблица21.A2" office:value-type="string">
            <text:p text:style-name="P175">IsA<text:span text:style-name="T27">ctive</text:span></text:p>
          </table:table-cell>
          <table:table-cell table:style-name="Таблица21.A2" office:value-type="string">
            <text:p text:style-name="P175">bit</text:p>
          </table:table-cell>
          <table:table-cell table:style-name="Таблица21.A2" office:value-type="string">
            <text:p text:style-name="P175">True</text:p>
          </table:table-cell>
          <table:table-cell table:style-name="Таблица21.E2" office:value-type="string">
            <text:p text:style-name="P249">-</text:p>
          </table:table-cell>
        </table:table-row>
        <table:table-row>
          <table:table-cell table:style-name="Таблица21.A2" office:value-type="string">
            <text:p text:style-name="P231"/>
          </table:table-cell>
          <table:table-cell table:style-name="Таблица21.A2" office:value-type="string">
            <text:p text:style-name="P162"><text:span text:style-name="T27">Creation</text:span>Date</text:p>
          </table:table-cell>
          <table:table-cell table:style-name="Таблица21.A2" office:value-type="string">
            <text:p text:style-name="P101">datetime2(7)</text:p>
          </table:table-cell>
          <table:table-cell table:style-name="Таблица21.A2" office:value-type="string">
            <text:p text:style-name="P162">True</text:p>
          </table:table-cell>
          <table:table-cell table:style-name="Таблица21.E2" office:value-type="string">
            <text:p text:style-name="P156">-</text:p>
          </table:table-cell>
        </table:table-row>
        <table:table-row>
          <table:table-cell table:style-name="Таблица21.A2" office:value-type="string">
            <text:p text:style-name="P110"/>
          </table:table-cell>
          <table:table-cell table:style-name="Таблица21.A2" office:value-type="string">
            <text:p text:style-name="P186"><text:span text:style-name="T34">Image</text:span>Uri</text:p>
          </table:table-cell>
          <table:table-cell table:style-name="Таблица21.A2" office:value-type="string">
            <text:p text:style-name="P186">nvarchar(MAX)</text:p>
          </table:table-cell>
          <table:table-cell table:style-name="Таблица21.A2" office:value-type="string">
            <text:p text:style-name="P186">True</text:p>
          </table:table-cell>
          <table:table-cell table:style-name="Таблица21.E2" office:value-type="string">
            <text:p text:style-name="P136">-</text:p>
          </table:table-cell>
        </table:table-row>
        <table:table-row>
          <table:table-cell table:style-name="Таблица21.A2" office:value-type="string">
            <text:p text:style-name="P110"/>
          </table:table-cell>
          <table:table-cell table:style-name="Таблица21.A2" office:value-type="string">
            <text:p text:style-name="P186">ExpirationDate</text:p>
          </table:table-cell>
          <table:table-cell table:style-name="Таблица21.A2" office:value-type="string">
            <text:p text:style-name="P111">datetime2(7)</text:p>
          </table:table-cell>
          <table:table-cell table:style-name="Таблица21.A2" office:value-type="string">
            <text:p text:style-name="P186">False</text:p>
          </table:table-cell>
          <table:table-cell table:style-name="Таблица21.E2" office:value-type="string">
            <text:p text:style-name="P136">-</text:p>
          </table:table-cell>
        </table:table-row>
        <table:table-row>
          <table:table-cell table:style-name="Таблица21.A2" office:value-type="string">
            <text:p text:style-name="P110">FK</text:p>
          </table:table-cell>
          <table:table-cell table:style-name="Таблица21.A2" office:value-type="string">
            <text:p text:style-name="P110"><text:span text:style-name="T25">Box</text:span>Id</text:p>
          </table:table-cell>
          <table:table-cell table:style-name="Таблица21.A2" office:value-type="string">
            <text:p text:style-name="P110">uniqueidentifier</text:p>
          </table:table-cell>
          <table:table-cell table:style-name="Таблица21.A2" office:value-type="string">
            <text:p text:style-name="P110">True</text:p>
          </table:table-cell>
          <table:table-cell table:style-name="Таблица21.E2" office:value-type="string">
            <text:p text:style-name="P136">-</text:p>
          </table:table-cell>
        </table:table-row>
      </table:table>
      <text:p text:style-name="P215"/>
      <text:p text:style-name="P14">LootBox</text:p>
      <text:p text:style-name="P7"/>
      <text:p text:style-name="P52">Описание:</text:p>
      <text:list xml:id="list80827683929176" text:continue-list="list80828824074050" text:style-name="L18">
        <text:list-item>
          <text:p text:style-name="P296">Таблица представляет из себя <text:span text:style-name="T28">кейс</text:span></text:p>
        </text:list-item>
      </text:list>
      <text:p text:style-name="P70">Связи:</text:p>
      <text:list text:style-name="L30">
        <text:list-item>
          <text:p text:style-name="P278">Game(<text:span text:style-name="T2">Многие к одному</text:span>)</text:p>
        </text:list-item>
      </text:list>
      <text:p text:style-name="P82"/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E"/>
        <table:table-row>
          <table:table-cell table:style-name="Таблица22.A1" office:value-type="string">
            <text:p text:style-name="P112">Key</text:p>
          </table:table-cell>
          <table:table-cell table:style-name="Таблица22.A1" office:value-type="string">
            <text:p text:style-name="P112">Name</text:p>
          </table:table-cell>
          <table:table-cell table:style-name="Таблица22.A1" office:value-type="string">
            <text:p text:style-name="P112">Type</text:p>
          </table:table-cell>
          <table:table-cell table:style-name="Таблица22.A1" office:value-type="string">
            <text:p text:style-name="P112"><text:span text:style-name="T5">Is</text:span>Required</text:p>
          </table:table-cell>
          <table:table-cell table:style-name="Таблица22.E1" office:value-type="string">
            <text:p text:style-name="P112">Constrains</text:p>
          </table:table-cell>
        </table:table-row>
        <table:table-row>
          <table:table-cell table:style-name="Таблица22.A2" office:value-type="string">
            <text:p text:style-name="P112">PK</text:p>
          </table:table-cell>
          <table:table-cell table:style-name="Таблица22.A2" office:value-type="string">
            <text:p text:style-name="P112">Id</text:p>
          </table:table-cell>
          <table:table-cell table:style-name="Таблица22.A2" office:value-type="string">
            <text:p text:style-name="P112">uniqueidentifier</text:p>
          </table:table-cell>
          <table:table-cell table:style-name="Таблица22.A2" office:value-type="string">
            <text:p text:style-name="P112">True</text:p>
          </table:table-cell>
          <table:table-cell table:style-name="Таблица22.E2" office:value-type="string">
            <text:p text:style-name="P137">NEWID(), UNIQUE</text:p>
          </table:table-cell>
        </table:table-row>
        <table:table-row>
          <table:table-cell table:style-name="Таблица22.A2" office:value-type="string">
            <text:p text:style-name="P240"/>
          </table:table-cell>
          <table:table-cell table:style-name="Таблица22.A2" office:value-type="string">
            <text:p text:style-name="P192">Name</text:p>
          </table:table-cell>
          <table:table-cell table:style-name="Таблица22.A2" office:value-type="string">
            <text:p text:style-name="P187">nvarchar(<text:span text:style-name="T29">50</text:span>)</text:p>
          </table:table-cell>
          <table:table-cell table:style-name="Таблица22.A2" office:value-type="string">
            <text:p text:style-name="P177">True</text:p>
          </table:table-cell>
          <table:table-cell table:style-name="Таблица22.E2" office:value-type="string">
            <text:p text:style-name="P254">-</text:p>
          </table:table-cell>
        </table:table-row>
        <table:table-row>
          <table:table-cell table:style-name="Таблица22.A2" office:value-type="string">
            <text:p text:style-name="P240"/>
          </table:table-cell>
          <table:table-cell table:style-name="Таблица22.A2" office:value-type="string">
            <text:p text:style-name="P192">Cost</text:p>
          </table:table-cell>
          <table:table-cell table:style-name="Таблица22.A2" office:value-type="string">
            <text:p text:style-name="P112">decimal(18, 5)</text:p>
          </table:table-cell>
          <table:table-cell table:style-name="Таблица22.A2" office:value-type="string">
            <text:p text:style-name="P163">True</text:p>
          </table:table-cell>
          <table:table-cell table:style-name="Таблица22.E2" office:value-type="string">
            <text:p text:style-name="P158">-</text:p>
          </table:table-cell>
        </table:table-row>
        <table:table-row>
          <table:table-cell table:style-name="Таблица22.A2" office:value-type="string">
            <text:p text:style-name="P112"/>
          </table:table-cell>
          <table:table-cell table:style-name="Таблица22.A2" office:value-type="string">
            <text:p text:style-name="P192">Balance</text:p>
          </table:table-cell>
          <table:table-cell table:style-name="Таблица22.A2" office:value-type="string">
            <text:p text:style-name="P112">decimal(18, 5)</text:p>
          </table:table-cell>
          <table:table-cell table:style-name="Таблица22.A2" office:value-type="string">
            <text:p text:style-name="P187">True</text:p>
          </table:table-cell>
          <table:table-cell table:style-name="Таблица22.E2" office:value-type="string">
            <text:p text:style-name="P137">-</text:p>
          </table:table-cell>
        </table:table-row>
        <table:table-row>
          <table:table-cell table:style-name="Таблица22.A2" office:value-type="string">
            <text:p text:style-name="P112"/>
          </table:table-cell>
          <table:table-cell table:style-name="Таблица22.A2" office:value-type="string">
            <text:p text:style-name="P192">VirtualBalance</text:p>
          </table:table-cell>
          <table:table-cell table:style-name="Таблица22.A2" office:value-type="string">
            <text:p text:style-name="P112">decimal(18, 5)</text:p>
          </table:table-cell>
          <table:table-cell table:style-name="Таблица22.A2" office:value-type="string">
            <text:p text:style-name="P192">True</text:p>
          </table:table-cell>
          <table:table-cell table:style-name="Таблица22.E2" office:value-type="string">
            <text:p text:style-name="P137">-</text:p>
          </table:table-cell>
        </table:table-row>
        <table:table-row>
          <table:table-cell table:style-name="Таблица22.A2" office:value-type="string">
            <text:p text:style-name="P112"/>
          </table:table-cell>
          <table:table-cell table:style-name="Таблица22.A2" office:value-type="string">
            <text:p text:style-name="P192"><text:span text:style-name="T33">Image</text:span>Uri</text:p>
          </table:table-cell>
          <table:table-cell table:style-name="Таблица22.A2" office:value-type="string">
            <text:p text:style-name="P187">nvarchar(MAX)</text:p>
          </table:table-cell>
          <table:table-cell table:style-name="Таблица22.A2" office:value-type="string">
            <text:p text:style-name="P192">True</text:p>
          </table:table-cell>
          <table:table-cell table:style-name="Таблица22.E2" office:value-type="string">
            <text:p text:style-name="P137">-</text:p>
          </table:table-cell>
        </table:table-row>
        <table:table-row>
          <table:table-cell table:style-name="Таблица22.A2" office:value-type="string">
            <text:p text:style-name="P112"/>
          </table:table-cell>
          <table:table-cell table:style-name="Таблица22.A2" office:value-type="string">
            <text:p text:style-name="P192">IsLocked</text:p>
          </table:table-cell>
          <table:table-cell table:style-name="Таблица22.A2" office:value-type="string">
            <text:p text:style-name="P177">bit</text:p>
          </table:table-cell>
          <table:table-cell table:style-name="Таблица22.A2" office:value-type="string">
            <text:p text:style-name="P192">True</text:p>
          </table:table-cell>
          <table:table-cell table:style-name="Таблица22.E2" office:value-type="string">
            <text:p text:style-name="P137">-</text:p>
          </table:table-cell>
        </table:table-row>
        <table:table-row>
          <table:table-cell table:style-name="Таблица22.A2" office:value-type="string">
            <text:p text:style-name="P112">FK</text:p>
          </table:table-cell>
          <table:table-cell table:style-name="Таблица22.A2" office:value-type="string">
            <text:p text:style-name="P112"><text:span text:style-name="T28">Game</text:span>Id</text:p>
          </table:table-cell>
          <table:table-cell table:style-name="Таблица22.A2" office:value-type="string">
            <text:p text:style-name="P112">uniqueidentifier</text:p>
          </table:table-cell>
          <table:table-cell table:style-name="Таблица22.A2" office:value-type="string">
            <text:p text:style-name="P112">True</text:p>
          </table:table-cell>
          <table:table-cell table:style-name="Таблица22.E2" office:value-type="string">
            <text:p text:style-name="P137">-</text:p>
          </table:table-cell>
        </table:table-row>
      </table:table>
      <text:p text:style-name="P216"/>
      <text:p text:style-name="P15">Game</text:p>
      <text:p text:style-name="P8"/>
      <text:p text:style-name="P53">Описание:</text:p>
      <text:list xml:id="list80829097800102" text:continue-list="list80827683929176" text:style-name="L18">
        <text:list-item>
          <text:p text:style-name="P297"><text:soft-page-break/>Таблица представляет из себя <text:span text:style-name="T30">игру</text:span></text:p>
        </text:list-item>
      </text:list>
      <text:p text:style-name="P83"/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row>
          <table:table-cell table:style-name="Таблица23.A1" office:value-type="string">
            <text:p text:style-name="P113">Key</text:p>
          </table:table-cell>
          <table:table-cell table:style-name="Таблица23.A1" office:value-type="string">
            <text:p text:style-name="P113">Name</text:p>
          </table:table-cell>
          <table:table-cell table:style-name="Таблица23.A1" office:value-type="string">
            <text:p text:style-name="P113">Type</text:p>
          </table:table-cell>
          <table:table-cell table:style-name="Таблица23.A1" office:value-type="string">
            <text:p text:style-name="P113"><text:span text:style-name="T5">Is</text:span>Required</text:p>
          </table:table-cell>
          <table:table-cell table:style-name="Таблица23.E1" office:value-type="string">
            <text:p text:style-name="P113">Constrains</text:p>
          </table:table-cell>
        </table:table-row>
        <table:table-row>
          <table:table-cell table:style-name="Таблица23.A2" office:value-type="string">
            <text:p text:style-name="P113">PK</text:p>
          </table:table-cell>
          <table:table-cell table:style-name="Таблица23.A2" office:value-type="string">
            <text:p text:style-name="P113">Id</text:p>
          </table:table-cell>
          <table:table-cell table:style-name="Таблица23.A2" office:value-type="string">
            <text:p text:style-name="P113">uniqueidentifier</text:p>
          </table:table-cell>
          <table:table-cell table:style-name="Таблица23.A2" office:value-type="string">
            <text:p text:style-name="P113">True</text:p>
          </table:table-cell>
          <table:table-cell table:style-name="Таблица23.E2" office:value-type="string">
            <text:p text:style-name="P138">NEWID(), UNIQUE</text:p>
          </table:table-cell>
        </table:table-row>
        <table:table-row>
          <table:table-cell table:style-name="Таблица23.A2" office:value-type="string">
            <text:p text:style-name="P241"/>
          </table:table-cell>
          <table:table-cell table:style-name="Таблица23.A2" office:value-type="string">
            <text:p text:style-name="P184">Name</text:p>
          </table:table-cell>
          <table:table-cell table:style-name="Таблица23.A2" office:value-type="string">
            <text:p text:style-name="P113"><text:span text:style-name="T5">n</text:span>varchar(<text:span text:style-name="T24">50</text:span>)</text:p>
          </table:table-cell>
          <table:table-cell table:style-name="Таблица23.A2" office:value-type="string">
            <text:p text:style-name="P113">True</text:p>
          </table:table-cell>
          <table:table-cell table:style-name="Таблица23.E2" office:value-type="string">
            <text:p text:style-name="P190">UNIQUE</text:p>
          </table:table-cell>
        </table:table-row>
      </table:table>
      <text:p text:style-name="P217"/>
      <text:p text:style-name="P17">GamePlatform</text:p>
      <text:p text:style-name="P9"/>
      <text:p text:style-name="P54">Описание:</text:p>
      <text:list xml:id="list80828802648662" text:continue-numbering="true" text:style-name="L18">
        <text:list-item>
          <text:p text:style-name="P298">Таблица представляет из себя <text:span text:style-name="T31">коллекцию платформ для игры</text:span></text:p>
        </text:list-item>
      </text:list>
      <text:p text:style-name="P71">Связи:</text:p>
      <text:list text:style-name="L31">
        <text:list-item>
          <text:p text:style-name="P279">Game(<text:span text:style-name="T2">Многие к одному</text:span>)</text:p>
        </text:list-item>
      </text:list>
      <text:p text:style-name="P84"/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E"/>
        <table:table-row>
          <table:table-cell table:style-name="Таблица24.A1" office:value-type="string">
            <text:p text:style-name="P114">Key</text:p>
          </table:table-cell>
          <table:table-cell table:style-name="Таблица24.A1" office:value-type="string">
            <text:p text:style-name="P114">Name</text:p>
          </table:table-cell>
          <table:table-cell table:style-name="Таблица24.A1" office:value-type="string">
            <text:p text:style-name="P114">Type</text:p>
          </table:table-cell>
          <table:table-cell table:style-name="Таблица24.A1" office:value-type="string">
            <text:p text:style-name="P114"><text:span text:style-name="T5">Is</text:span>Required</text:p>
          </table:table-cell>
          <table:table-cell table:style-name="Таблица24.E1" office:value-type="string">
            <text:p text:style-name="P114">Constrains</text:p>
          </table:table-cell>
        </table:table-row>
        <table:table-row>
          <table:table-cell table:style-name="Таблица24.A2" office:value-type="string">
            <text:p text:style-name="P114">PK</text:p>
          </table:table-cell>
          <table:table-cell table:style-name="Таблица24.A2" office:value-type="string">
            <text:p text:style-name="P114">Id</text:p>
          </table:table-cell>
          <table:table-cell table:style-name="Таблица24.A2" office:value-type="string">
            <text:p text:style-name="P114">uniqueidentifier</text:p>
          </table:table-cell>
          <table:table-cell table:style-name="Таблица24.A2" office:value-type="string">
            <text:p text:style-name="P114">True</text:p>
          </table:table-cell>
          <table:table-cell table:style-name="Таблица24.E2" office:value-type="string">
            <text:p text:style-name="P139">NEWID(), UNIQUE</text:p>
          </table:table-cell>
        </table:table-row>
        <table:table-row>
          <table:table-cell table:style-name="Таблица24.A2" office:value-type="string">
            <text:p text:style-name="P114"/>
          </table:table-cell>
          <table:table-cell table:style-name="Таблица24.A2" office:value-type="string">
            <text:p text:style-name="P193">Name</text:p>
          </table:table-cell>
          <table:table-cell table:style-name="Таблица24.A2" office:value-type="string">
            <text:p text:style-name="P188">nvarchar(<text:span text:style-name="T29">50</text:span>)</text:p>
          </table:table-cell>
          <table:table-cell table:style-name="Таблица24.A2" office:value-type="string">
            <text:p text:style-name="P193">True</text:p>
          </table:table-cell>
          <table:table-cell table:style-name="Таблица24.E2" office:value-type="string">
            <text:p text:style-name="P195">UNIQUE</text:p>
          </table:table-cell>
        </table:table-row>
        <table:table-row>
          <table:table-cell table:style-name="Таблица24.A2" office:value-type="string">
            <text:p text:style-name="P242"/>
          </table:table-cell>
          <table:table-cell table:style-name="Таблица24.A2" office:value-type="string">
            <text:p text:style-name="P196">Image<text:span text:style-name="T32">Uri</text:span></text:p>
          </table:table-cell>
          <table:table-cell table:style-name="Таблица24.A2" office:value-type="string">
            <text:p text:style-name="P188">nvarchar(<text:span text:style-name="T31">MAX</text:span>)</text:p>
          </table:table-cell>
          <table:table-cell table:style-name="Таблица24.A2" office:value-type="string">
            <text:p text:style-name="P178">True</text:p>
          </table:table-cell>
          <table:table-cell table:style-name="Таблица24.E2" office:value-type="string">
            <text:p text:style-name="P195">-</text:p>
          </table:table-cell>
        </table:table-row>
        <table:table-row>
          <table:table-cell table:style-name="Таблица24.A2" office:value-type="string">
            <text:p text:style-name="P114"/>
          </table:table-cell>
          <table:table-cell table:style-name="Таблица24.A2" office:value-type="string">
            <text:p text:style-name="P194">DomainUri</text:p>
          </table:table-cell>
          <table:table-cell table:style-name="Таблица24.A2" office:value-type="string">
            <text:p text:style-name="P188">nvarchar(<text:span text:style-name="T31">MAX</text:span>)</text:p>
          </table:table-cell>
          <table:table-cell table:style-name="Таблица24.A2" office:value-type="string">
            <text:p text:style-name="P193">True</text:p>
          </table:table-cell>
          <table:table-cell table:style-name="Таблица24.E2" office:value-type="string">
            <text:p text:style-name="P195">UNIQUE</text:p>
          </table:table-cell>
        </table:table-row>
        <table:table-row>
          <table:table-cell table:style-name="Таблица24.A2" office:value-type="string">
            <text:p text:style-name="P114">FK</text:p>
          </table:table-cell>
          <table:table-cell table:style-name="Таблица24.A2" office:value-type="string">
            <text:p text:style-name="P114"><text:span text:style-name="T28">Game</text:span>Id</text:p>
          </table:table-cell>
          <table:table-cell table:style-name="Таблица24.A2" office:value-type="string">
            <text:p text:style-name="P114">uniqueidentifier</text:p>
          </table:table-cell>
          <table:table-cell table:style-name="Таблица24.A2" office:value-type="string">
            <text:p text:style-name="P114">True</text:p>
          </table:table-cell>
          <table:table-cell table:style-name="Таблица24.E2" office:value-type="string">
            <text:p text:style-name="P139">-</text:p>
          </table:table-cell>
        </table:table-row>
      </table:table>
      <text:p text:style-name="P218"/>
      <text:p text:style-name="P17">LootBoxInventory</text:p>
      <text:p text:style-name="P9"/>
      <text:p text:style-name="P54">Описание:</text:p>
      <text:list xml:id="list80828285315634" text:continue-list="list80828802648662" text:style-name="L18">
        <text:list-item>
          <text:p text:style-name="P298">Таблица представляет из себя <text:span text:style-name="T31">коллекцию инвентаря кейсов</text:span></text:p>
        </text:list-item>
      </text:list>
      <text:p text:style-name="P71">Связи:</text:p>
      <text:list text:style-name="L32">
        <text:list-item>
          <text:p text:style-name="P280"><text:span text:style-name="T31">LootBox:Box</text:span>(<text:span text:style-name="T2">Многие к одному</text:span>)</text:p>
        </text:list-item>
        <text:list-item>
          <text:p text:style-name="P280"><text:span text:style-name="T31">GameItem:Item</text:span>(<text:span text:style-name="T2">Многие к одному</text:span>)</text:p>
        </text:list-item>
      </text:list>
      <text:p text:style-name="P84"/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column table:style-name="Таблица25.E"/>
        <table:table-row>
          <table:table-cell table:style-name="Таблица25.A1" office:value-type="string">
            <text:p text:style-name="P114">Key</text:p>
          </table:table-cell>
          <table:table-cell table:style-name="Таблица25.A1" office:value-type="string">
            <text:p text:style-name="P114">Name</text:p>
          </table:table-cell>
          <table:table-cell table:style-name="Таблица25.A1" office:value-type="string">
            <text:p text:style-name="P114">Type</text:p>
          </table:table-cell>
          <table:table-cell table:style-name="Таблица25.A1" office:value-type="string">
            <text:p text:style-name="P114"><text:span text:style-name="T5">Is</text:span>Required</text:p>
          </table:table-cell>
          <table:table-cell table:style-name="Таблица25.E1" office:value-type="string">
            <text:p text:style-name="P114">Constrains</text:p>
          </table:table-cell>
        </table:table-row>
        <table:table-row>
          <table:table-cell table:style-name="Таблица25.A2" office:value-type="string">
            <text:p text:style-name="P114">PK</text:p>
          </table:table-cell>
          <table:table-cell table:style-name="Таблица25.A2" office:value-type="string">
            <text:p text:style-name="P114">Id</text:p>
          </table:table-cell>
          <table:table-cell table:style-name="Таблица25.A2" office:value-type="string">
            <text:p text:style-name="P114">uniqueidentifier</text:p>
          </table:table-cell>
          <table:table-cell table:style-name="Таблица25.A2" office:value-type="string">
            <text:p text:style-name="P114">True</text:p>
          </table:table-cell>
          <table:table-cell table:style-name="Таблица25.E2" office:value-type="string">
            <text:p text:style-name="P139">NEWID(), UNIQUE</text:p>
          </table:table-cell>
        </table:table-row>
        <table:table-row>
          <table:table-cell table:style-name="Таблица25.A2" office:value-type="string">
            <text:p text:style-name="P242"/>
          </table:table-cell>
          <table:table-cell table:style-name="Таблица25.A2" office:value-type="string">
            <text:p text:style-name="P194">NumberItems</text:p>
          </table:table-cell>
          <table:table-cell table:style-name="Таблица25.A2" office:value-type="string">
            <text:p text:style-name="P194">int</text:p>
          </table:table-cell>
          <table:table-cell table:style-name="Таблица25.A2" office:value-type="string">
            <text:p text:style-name="P178">True</text:p>
          </table:table-cell>
          <table:table-cell table:style-name="Таблица25.E2" office:value-type="string">
            <text:p text:style-name="P195">-</text:p>
          </table:table-cell>
        </table:table-row>
        <table:table-row>
          <table:table-cell table:style-name="Таблица25.A2" office:value-type="string">
            <text:p text:style-name="P114"/>
          </table:table-cell>
          <table:table-cell table:style-name="Таблица25.A2" office:value-type="string">
            <text:p text:style-name="P194">ChanceWining</text:p>
          </table:table-cell>
          <table:table-cell table:style-name="Таблица25.A2" office:value-type="string">
            <text:p text:style-name="P194">int</text:p>
          </table:table-cell>
          <table:table-cell table:style-name="Таблица25.A2" office:value-type="string">
            <text:p text:style-name="P193">True</text:p>
          </table:table-cell>
          <table:table-cell table:style-name="Таблица25.E2" office:value-type="string">
            <text:p text:style-name="P195">-</text:p>
          </table:table-cell>
        </table:table-row>
        <table:table-row>
          <table:table-cell table:style-name="Таблица25.A2" office:value-type="string">
            <text:p text:style-name="P114">FK</text:p>
          </table:table-cell>
          <table:table-cell table:style-name="Таблица25.A2" office:value-type="string">
            <text:p text:style-name="P114"><text:span text:style-name="T31">Box</text:span>Id</text:p>
          </table:table-cell>
          <table:table-cell table:style-name="Таблица25.A2" office:value-type="string">
            <text:p text:style-name="P114">uniqueidentifier</text:p>
          </table:table-cell>
          <table:table-cell table:style-name="Таблица25.A2" office:value-type="string">
            <text:p text:style-name="P114">True</text:p>
          </table:table-cell>
          <table:table-cell table:style-name="Таблица25.E2" office:value-type="string">
            <text:p text:style-name="P139">-</text:p>
          </table:table-cell>
        </table:table-row>
        <table:table-row>
          <table:table-cell table:style-name="Таблица25.A2" office:value-type="string">
            <text:p text:style-name="P114">FK</text:p>
          </table:table-cell>
          <table:table-cell table:style-name="Таблица25.A2" office:value-type="string">
            <text:p text:style-name="P114"><text:span text:style-name="T31">Item</text:span>Id</text:p>
          </table:table-cell>
          <table:table-cell table:style-name="Таблица25.A2" office:value-type="string">
            <text:p text:style-name="P114">uniqueidentifier</text:p>
          </table:table-cell>
          <table:table-cell table:style-name="Таблица25.A2" office:value-type="string">
            <text:p text:style-name="P114">True</text:p>
          </table:table-cell>
          <table:table-cell table:style-name="Таблица25.E2" office:value-type="string">
            <text:p text:style-name="P139">-</text:p>
          </table:table-cell>
        </table:table-row>
      </table:table>
      <text:p text:style-name="P218"/>
      <text:p text:style-name="P17">GameItem</text:p>
      <text:p text:style-name="P9"/>
      <text:p text:style-name="P54">Описание:</text:p>
      <text:list xml:id="list80827993866103" text:continue-list="list80828285315634" text:style-name="L18">
        <text:list-item>
          <text:p text:style-name="P298">Таблица представляет из себя <text:span text:style-name="T31">игровой предмет</text:span></text:p>
        </text:list-item>
      </text:list>
      <text:p text:style-name="P71">Связи:</text:p>
      <text:list text:style-name="L33">
        <text:list-item>
          <text:p text:style-name="P281">Game(<text:span text:style-name="T2">Многие к одному</text:span>)</text:p>
        </text:list-item>
        <text:list-item>
          <text:p text:style-name="P281"><text:span text:style-name="T31">GameItemType:Type</text:span>(<text:span text:style-name="T31">О</text:span><text:span text:style-name="T4">дин</text:span><text:span text:style-name="T2"> к одному</text:span>)</text:p>
        </text:list-item>
        <text:list-item>
          <text:p text:style-name="P281"><text:span text:style-name="T31">GameItemRarity:Rarity</text:span>(<text:span text:style-name="T31">О</text:span><text:span text:style-name="T4">дин</text:span><text:span text:style-name="T2"> к одному</text:span>)</text:p>
        </text:list-item>
        <text:list-item>
          <text:p text:style-name="P281"><text:span text:style-name="T31">GameItemQuality:Quality</text:span>(<text:span text:style-name="T31">О</text:span><text:span text:style-name="T4">дин</text:span><text:span text:style-name="T2"> к одному</text:span>)</text:p>
        </text:list-item>
      </text:list>
      <text:p text:style-name="P84"><text:soft-page-break/>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E"/>
        <table:table-row>
          <table:table-cell table:style-name="Таблица26.A1" office:value-type="string">
            <text:p text:style-name="P114">Key</text:p>
          </table:table-cell>
          <table:table-cell table:style-name="Таблица26.A1" office:value-type="string">
            <text:p text:style-name="P114">Name</text:p>
          </table:table-cell>
          <table:table-cell table:style-name="Таблица26.A1" office:value-type="string">
            <text:p text:style-name="P114">Type</text:p>
          </table:table-cell>
          <table:table-cell table:style-name="Таблица26.A1" office:value-type="string">
            <text:p text:style-name="P114"><text:span text:style-name="T5">Is</text:span>Required</text:p>
          </table:table-cell>
          <table:table-cell table:style-name="Таблица26.E1" office:value-type="string">
            <text:p text:style-name="P114">Constrains</text:p>
          </table:table-cell>
        </table:table-row>
        <table:table-row>
          <table:table-cell table:style-name="Таблица26.A2" office:value-type="string">
            <text:p text:style-name="P114">PK</text:p>
          </table:table-cell>
          <table:table-cell table:style-name="Таблица26.A2" office:value-type="string">
            <text:p text:style-name="P114"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114">True</text:p>
          </table:table-cell>
          <table:table-cell table:style-name="Таблица26.E2" office:value-type="string">
            <text:p text:style-name="P139">NEWID(), UNIQUE</text:p>
          </table:table-cell>
        </table:table-row>
        <table:table-row>
          <table:table-cell table:style-name="Таблица26.A2" office:value-type="string">
            <text:p text:style-name="P242"/>
          </table:table-cell>
          <table:table-cell table:style-name="Таблица26.A2" office:value-type="string">
            <text:p text:style-name="P193">Name</text:p>
          </table:table-cell>
          <table:table-cell table:style-name="Таблица26.A2" office:value-type="string">
            <text:p text:style-name="P188">nvarchar(<text:span text:style-name="T29">50</text:span>)</text:p>
          </table:table-cell>
          <table:table-cell table:style-name="Таблица26.A2" office:value-type="string">
            <text:p text:style-name="P178">True</text:p>
          </table:table-cell>
          <table:table-cell table:style-name="Таблица26.E2" office:value-type="string">
            <text:p text:style-name="P255">-</text:p>
          </table:table-cell>
        </table:table-row>
        <table:table-row>
          <table:table-cell table:style-name="Таблица26.A2" office:value-type="string">
            <text:p text:style-name="P242"/>
          </table:table-cell>
          <table:table-cell table:style-name="Таблица26.A2" office:value-type="string">
            <text:p text:style-name="P193">Cost</text:p>
          </table:table-cell>
          <table:table-cell table:style-name="Таблица26.A2" office:value-type="string">
            <text:p text:style-name="P114">decimal(18, 5)</text:p>
          </table:table-cell>
          <table:table-cell table:style-name="Таблица26.A2" office:value-type="string">
            <text:p text:style-name="P164">True</text:p>
          </table:table-cell>
          <table:table-cell table:style-name="Таблица26.E2" office:value-type="string">
            <text:p text:style-name="P159">-</text:p>
          </table:table-cell>
        </table:table-row>
        <table:table-row>
          <table:table-cell table:style-name="Таблица26.A2" office:value-type="string">
            <text:p text:style-name="P114"/>
          </table:table-cell>
          <table:table-cell table:style-name="Таблица26.A2" office:value-type="string">
            <text:p text:style-name="P194">Image<text:span text:style-name="T32">Uri</text:span></text:p>
          </table:table-cell>
          <table:table-cell table:style-name="Таблица26.A2" office:value-type="string">
            <text:p text:style-name="P188">nvarchar(MAX)</text:p>
          </table:table-cell>
          <table:table-cell table:style-name="Таблица26.A2" office:value-type="string">
            <text:p text:style-name="P188">True</text:p>
          </table:table-cell>
          <table:table-cell table:style-name="Таблица26.E2" office:value-type="string">
            <text:p text:style-name="P139">-</text:p>
          </table:table-cell>
        </table:table-row>
        <table:table-row>
          <table:table-cell table:style-name="Таблица26.A2" office:value-type="string">
            <text:p text:style-name="P114"/>
          </table:table-cell>
          <table:table-cell table:style-name="Таблица26.A2" office:value-type="string">
            <text:p text:style-name="P194">IdForPlatform</text:p>
          </table:table-cell>
          <table:table-cell table:style-name="Таблица26.A2" office:value-type="string">
            <text:p text:style-name="P188">nvarchar(MAX)</text:p>
          </table:table-cell>
          <table:table-cell table:style-name="Таблица26.A2" office:value-type="string">
            <text:p text:style-name="P194">False</text:p>
          </table:table-cell>
          <table:table-cell table:style-name="Таблица26.E2" office:value-type="string">
            <text:p text:style-name="P139">-</text:p>
          </table:table-cell>
        </table:table-row>
        <table:table-row>
          <table:table-cell table:style-name="Таблица26.A2" office:value-type="string">
            <text:p text:style-name="P114">FK</text:p>
          </table:table-cell>
          <table:table-cell table:style-name="Таблица26.A2" office:value-type="string">
            <text:p text:style-name="P114"><text:span text:style-name="T28">Game</text:span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114">True</text:p>
          </table:table-cell>
          <table:table-cell table:style-name="Таблица26.E2" office:value-type="string">
            <text:p text:style-name="P139">-</text:p>
          </table:table-cell>
        </table:table-row>
        <table:table-row>
          <table:table-cell table:style-name="Таблица26.A2" office:value-type="string">
            <text:p text:style-name="P114">FK</text:p>
          </table:table-cell>
          <table:table-cell table:style-name="Таблица26.A2" office:value-type="string">
            <text:p text:style-name="P114"><text:span text:style-name="T31">Type</text:span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203">False</text:p>
          </table:table-cell>
          <table:table-cell table:style-name="Таблица26.E2" office:value-type="string">
            <text:p text:style-name="P139">-</text:p>
          </table:table-cell>
        </table:table-row>
        <table:table-row>
          <table:table-cell table:style-name="Таблица26.A2" office:value-type="string">
            <text:p text:style-name="P114">FK</text:p>
          </table:table-cell>
          <table:table-cell table:style-name="Таблица26.A2" office:value-type="string">
            <text:p text:style-name="P114"><text:span text:style-name="T31">Rarity</text:span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203">False</text:p>
          </table:table-cell>
          <table:table-cell table:style-name="Таблица26.E2" office:value-type="string">
            <text:p text:style-name="P139">-</text:p>
          </table:table-cell>
        </table:table-row>
        <table:table-row>
          <table:table-cell table:style-name="Таблица26.A2" office:value-type="string">
            <text:p text:style-name="P114">FK</text:p>
          </table:table-cell>
          <table:table-cell table:style-name="Таблица26.A2" office:value-type="string">
            <text:p text:style-name="P114"><text:span text:style-name="T31">Quality</text:span>Id</text:p>
          </table:table-cell>
          <table:table-cell table:style-name="Таблица26.A2" office:value-type="string">
            <text:p text:style-name="P114">uniqueidentifier</text:p>
          </table:table-cell>
          <table:table-cell table:style-name="Таблица26.A2" office:value-type="string">
            <text:p text:style-name="P203">False</text:p>
          </table:table-cell>
          <table:table-cell table:style-name="Таблица26.E2" office:value-type="string">
            <text:p text:style-name="P139">-</text:p>
          </table:table-cell>
        </table:table-row>
      </table:table>
      <text:p text:style-name="P218"/>
      <text:p text:style-name="P16">Game<text:span text:style-name="T38">ItemRarity</text:span></text:p>
      <text:p text:style-name="P10"/>
      <text:p text:style-name="P55">Описание:</text:p>
      <text:list xml:id="list80827464900950" text:continue-list="list80827993866103" text:style-name="L18">
        <text:list-item>
          <text:p text:style-name="P299">Таблица представляет из себя <text:span text:style-name="T38">редкость предмета</text:span></text:p>
        </text:list-item>
      </text:list>
      <text:p text:style-name="P85"/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column table:style-name="Таблица27.E"/>
        <table:table-row>
          <table:table-cell table:style-name="Таблица27.A1" office:value-type="string">
            <text:p text:style-name="P115">Key</text:p>
          </table:table-cell>
          <table:table-cell table:style-name="Таблица27.A1" office:value-type="string">
            <text:p text:style-name="P115">Name</text:p>
          </table:table-cell>
          <table:table-cell table:style-name="Таблица27.A1" office:value-type="string">
            <text:p text:style-name="P115">Type</text:p>
          </table:table-cell>
          <table:table-cell table:style-name="Таблица27.A1" office:value-type="string">
            <text:p text:style-name="P115"><text:span text:style-name="T5">Is</text:span>Required</text:p>
          </table:table-cell>
          <table:table-cell table:style-name="Таблица27.E1" office:value-type="string">
            <text:p text:style-name="P115">Constrains</text:p>
          </table:table-cell>
        </table:table-row>
        <table:table-row>
          <table:table-cell table:style-name="Таблица27.A2" office:value-type="string">
            <text:p text:style-name="P115">PK</text:p>
          </table:table-cell>
          <table:table-cell table:style-name="Таблица27.A2" office:value-type="string">
            <text:p text:style-name="P115">Id</text:p>
          </table:table-cell>
          <table:table-cell table:style-name="Таблица27.A2" office:value-type="string">
            <text:p text:style-name="P115">uniqueidentifier</text:p>
          </table:table-cell>
          <table:table-cell table:style-name="Таблица27.A2" office:value-type="string">
            <text:p text:style-name="P115">True</text:p>
          </table:table-cell>
          <table:table-cell table:style-name="Таблица27.E2" office:value-type="string">
            <text:p text:style-name="P140">NEWID(), UNIQUE</text:p>
          </table:table-cell>
        </table:table-row>
        <table:table-row>
          <table:table-cell table:style-name="Таблица27.A2" office:value-type="string">
            <text:p text:style-name="P243"/>
          </table:table-cell>
          <table:table-cell table:style-name="Таблица27.A2" office:value-type="string">
            <text:p text:style-name="P185">Name</text:p>
          </table:table-cell>
          <table:table-cell table:style-name="Таблица27.A2" office:value-type="string">
            <text:p text:style-name="P115"><text:span text:style-name="T5">n</text:span>varchar(<text:span text:style-name="T24">50</text:span>)</text:p>
          </table:table-cell>
          <table:table-cell table:style-name="Таблица27.A2" office:value-type="string">
            <text:p text:style-name="P115">True</text:p>
          </table:table-cell>
          <table:table-cell table:style-name="Таблица27.E2" office:value-type="string">
            <text:p text:style-name="P191">UNIQUE</text:p>
          </table:table-cell>
        </table:table-row>
      </table:table>
      <text:p text:style-name="P219"/>
      <text:p text:style-name="P16">Game<text:span text:style-name="T38">ItemQuality</text:span></text:p>
      <text:p text:style-name="P10"/>
      <text:p text:style-name="P55">Описание:</text:p>
      <text:list xml:id="list80827402057536" text:continue-numbering="true" text:style-name="L18">
        <text:list-item>
          <text:p text:style-name="P299">Таблица представляет из себя <text:span text:style-name="T38">качество предмета</text:span></text:p>
        </text:list-item>
      </text:list>
      <text:p text:style-name="P85"/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column table:style-name="Таблица28.E"/>
        <table:table-row>
          <table:table-cell table:style-name="Таблица28.A1" office:value-type="string">
            <text:p text:style-name="P115">Key</text:p>
          </table:table-cell>
          <table:table-cell table:style-name="Таблица28.A1" office:value-type="string">
            <text:p text:style-name="P115">Name</text:p>
          </table:table-cell>
          <table:table-cell table:style-name="Таблица28.A1" office:value-type="string">
            <text:p text:style-name="P115">Type</text:p>
          </table:table-cell>
          <table:table-cell table:style-name="Таблица28.A1" office:value-type="string">
            <text:p text:style-name="P115"><text:span text:style-name="T5">Is</text:span>Required</text:p>
          </table:table-cell>
          <table:table-cell table:style-name="Таблица28.E1" office:value-type="string">
            <text:p text:style-name="P115">Constrains</text:p>
          </table:table-cell>
        </table:table-row>
        <table:table-row>
          <table:table-cell table:style-name="Таблица28.A2" office:value-type="string">
            <text:p text:style-name="P115">PK</text:p>
          </table:table-cell>
          <table:table-cell table:style-name="Таблица28.A2" office:value-type="string">
            <text:p text:style-name="P115">Id</text:p>
          </table:table-cell>
          <table:table-cell table:style-name="Таблица28.A2" office:value-type="string">
            <text:p text:style-name="P115">uniqueidentifier</text:p>
          </table:table-cell>
          <table:table-cell table:style-name="Таблица28.A2" office:value-type="string">
            <text:p text:style-name="P115">True</text:p>
          </table:table-cell>
          <table:table-cell table:style-name="Таблица28.E2" office:value-type="string">
            <text:p text:style-name="P140">NEWID(), UNIQUE</text:p>
          </table:table-cell>
        </table:table-row>
        <table:table-row>
          <table:table-cell table:style-name="Таблица28.A2" office:value-type="string">
            <text:p text:style-name="P243"/>
          </table:table-cell>
          <table:table-cell table:style-name="Таблица28.A2" office:value-type="string">
            <text:p text:style-name="P185">Name</text:p>
          </table:table-cell>
          <table:table-cell table:style-name="Таблица28.A2" office:value-type="string">
            <text:p text:style-name="P115"><text:span text:style-name="T5">n</text:span>varchar(<text:span text:style-name="T24">50</text:span>)</text:p>
          </table:table-cell>
          <table:table-cell table:style-name="Таблица28.A2" office:value-type="string">
            <text:p text:style-name="P115">True</text:p>
          </table:table-cell>
          <table:table-cell table:style-name="Таблица28.E2" office:value-type="string">
            <text:p text:style-name="P191">UNIQUE</text:p>
          </table:table-cell>
        </table:table-row>
      </table:table>
      <text:p text:style-name="P219"/>
      <text:p text:style-name="P16">Game<text:span text:style-name="T38">ItemType</text:span></text:p>
      <text:p text:style-name="P10"/>
      <text:p text:style-name="P55">Описание:</text:p>
      <text:list xml:id="list80827282376039" text:continue-numbering="true" text:style-name="L18">
        <text:list-item>
          <text:p text:style-name="P299">Таблица представляет из себя <text:span text:style-name="T38">тип предмета</text:span></text:p>
        </text:list-item>
      </text:list>
      <text:p text:style-name="P85"/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column table:style-name="Таблица29.E"/>
        <table:table-row>
          <table:table-cell table:style-name="Таблица29.A1" office:value-type="string">
            <text:p text:style-name="P115">Key</text:p>
          </table:table-cell>
          <table:table-cell table:style-name="Таблица29.A1" office:value-type="string">
            <text:p text:style-name="P115">Name</text:p>
          </table:table-cell>
          <table:table-cell table:style-name="Таблица29.A1" office:value-type="string">
            <text:p text:style-name="P115">Type</text:p>
          </table:table-cell>
          <table:table-cell table:style-name="Таблица29.A1" office:value-type="string">
            <text:p text:style-name="P115"><text:span text:style-name="T5">Is</text:span>Required</text:p>
          </table:table-cell>
          <table:table-cell table:style-name="Таблица29.E1" office:value-type="string">
            <text:p text:style-name="P115">Constrains</text:p>
          </table:table-cell>
        </table:table-row>
        <table:table-row>
          <table:table-cell table:style-name="Таблица29.A2" office:value-type="string">
            <text:p text:style-name="P115">PK</text:p>
          </table:table-cell>
          <table:table-cell table:style-name="Таблица29.A2" office:value-type="string">
            <text:p text:style-name="P115">Id</text:p>
          </table:table-cell>
          <table:table-cell table:style-name="Таблица29.A2" office:value-type="string">
            <text:p text:style-name="P115">uniqueidentifier</text:p>
          </table:table-cell>
          <table:table-cell table:style-name="Таблица29.A2" office:value-type="string">
            <text:p text:style-name="P115">True</text:p>
          </table:table-cell>
          <table:table-cell table:style-name="Таблица29.E2" office:value-type="string">
            <text:p text:style-name="P140">NEWID(), UNIQUE</text:p>
          </table:table-cell>
        </table:table-row>
        <table:table-row>
          <table:table-cell table:style-name="Таблица29.A2" office:value-type="string">
            <text:p text:style-name="P243"/>
          </table:table-cell>
          <table:table-cell table:style-name="Таблица29.A2" office:value-type="string">
            <text:p text:style-name="P185">Name</text:p>
          </table:table-cell>
          <table:table-cell table:style-name="Таблица29.A2" office:value-type="string">
            <text:p text:style-name="P115"><text:span text:style-name="T5">n</text:span>varchar(<text:span text:style-name="T24">50</text:span>)</text:p>
          </table:table-cell>
          <table:table-cell table:style-name="Таблица29.A2" office:value-type="string">
            <text:p text:style-name="P115">True</text:p>
          </table:table-cell>
          <table:table-cell table:style-name="Таблица29.E2" office:value-type="string">
            <text:p text:style-name="P191">UNIQUE</text:p>
          </table:table-cell>
        </table:table-row>
      </table:table>
      <text:p text:style-name="P219"/>
      <text:p text:style-name="P28">User<text:span text:style-name="T39">History</text:span><text:span text:style-name="T40">Withdrawn</text:span></text:p>
      <text:p text:style-name="P28"/>
      <text:p text:style-name="P59">Описание:</text:p>
      <text:list xml:id="list80829069798840" text:continue-list="list80828935904586" text:style-name="L20">
        <text:list-item>
          <text:p text:style-name="P302"><text:soft-page-break/>Таблица представляет из себя коллекцию <text:span text:style-name="T39">истории </text:span><text:span text:style-name="T40">вывода</text:span></text:p>
        </text:list-item>
      </text:list>
      <text:p text:style-name="P63">Связи:</text:p>
      <text:list text:style-name="L34">
        <text:list-item>
          <text:p text:style-name="P271">User(<text:span text:style-name="T2">Многие к одному</text:span>)</text:p>
        </text:list-item>
        <text:list-item>
          <text:p text:style-name="P282">GameItem:Item(<text:span text:style-name="T2">Многие к одному</text:span>)</text:p>
        </text:list-item>
      </text:list>
      <text:p text:style-name="P88"/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column table:style-name="Таблица31.E"/>
        <table:table-row>
          <table:table-cell table:style-name="Таблица31.A1" office:value-type="string">
            <text:p text:style-name="P117">Key</text:p>
          </table:table-cell>
          <table:table-cell table:style-name="Таблица31.A1" office:value-type="string">
            <text:p text:style-name="P117">Name</text:p>
          </table:table-cell>
          <table:table-cell table:style-name="Таблица31.A1" office:value-type="string">
            <text:p text:style-name="P117">Type</text:p>
          </table:table-cell>
          <table:table-cell table:style-name="Таблица31.A1" office:value-type="string">
            <text:p text:style-name="P117"><text:span text:style-name="T5">Is</text:span>Required</text:p>
          </table:table-cell>
          <table:table-cell table:style-name="Таблица31.E1" office:value-type="string">
            <text:p text:style-name="P117">Constrains</text:p>
          </table:table-cell>
        </table:table-row>
        <table:table-row>
          <table:table-cell table:style-name="Таблица31.A2" office:value-type="string">
            <text:p text:style-name="P117">PK</text:p>
          </table:table-cell>
          <table:table-cell table:style-name="Таблица31.A2" office:value-type="string">
            <text:p text:style-name="P117">Id</text:p>
          </table:table-cell>
          <table:table-cell table:style-name="Таблица31.A2" office:value-type="string">
            <text:p text:style-name="P117">uniqueidentifier</text:p>
          </table:table-cell>
          <table:table-cell table:style-name="Таблица31.A2" office:value-type="string">
            <text:p text:style-name="P117">True</text:p>
          </table:table-cell>
          <table:table-cell table:style-name="Таблица31.E2" office:value-type="string">
            <text:p text:style-name="P142">NEWID(), UNIQUE</text:p>
          </table:table-cell>
        </table:table-row>
        <table:table-row>
          <table:table-cell table:style-name="Таблица31.A2" office:value-type="string">
            <text:p text:style-name="P117"/>
          </table:table-cell>
          <table:table-cell table:style-name="Таблица31.A2" office:value-type="string">
            <text:p text:style-name="P198">Date</text:p>
          </table:table-cell>
          <table:table-cell table:style-name="Таблица31.A2" office:value-type="string">
            <text:p text:style-name="P117">datetime2(7)</text:p>
          </table:table-cell>
          <table:table-cell table:style-name="Таблица31.A2" office:value-type="string">
            <text:p text:style-name="P198">True</text:p>
          </table:table-cell>
          <table:table-cell table:style-name="Таблица31.E2" office:value-type="string">
            <text:p text:style-name="P142">-</text:p>
          </table:table-cell>
        </table:table-row>
        <table:table-row>
          <table:table-cell table:style-name="Таблица31.A2" office:value-type="string">
            <text:p text:style-name="P117">FK</text:p>
          </table:table-cell>
          <table:table-cell table:style-name="Таблица31.A2" office:value-type="string">
            <text:p text:style-name="P117"><text:span text:style-name="T39">User</text:span>Id</text:p>
          </table:table-cell>
          <table:table-cell table:style-name="Таблица31.A2" office:value-type="string">
            <text:p text:style-name="P117">uniqueidentifier</text:p>
          </table:table-cell>
          <table:table-cell table:style-name="Таблица31.A2" office:value-type="string">
            <text:p text:style-name="P117">True</text:p>
          </table:table-cell>
          <table:table-cell table:style-name="Таблица31.E2" office:value-type="string">
            <text:p text:style-name="P142">-</text:p>
          </table:table-cell>
        </table:table-row>
        <table:table-row>
          <table:table-cell table:style-name="Таблица31.A2" office:value-type="string">
            <text:p text:style-name="P117">FK</text:p>
          </table:table-cell>
          <table:table-cell table:style-name="Таблица31.A2" office:value-type="string">
            <text:p text:style-name="P117"><text:span text:style-name="T40">Item</text:span>Id</text:p>
          </table:table-cell>
          <table:table-cell table:style-name="Таблица31.A2" office:value-type="string">
            <text:p text:style-name="P117">uniqueidentifier</text:p>
          </table:table-cell>
          <table:table-cell table:style-name="Таблица31.A2" office:value-type="string">
            <text:p text:style-name="P117">True</text:p>
          </table:table-cell>
          <table:table-cell table:style-name="Таблица31.E2" office:value-type="string">
            <text:p text:style-name="P142">-</text:p>
          </table:table-cell>
        </table:table-row>
      </table:table>
      <text:p text:style-name="P221"/>
      <text:p text:style-name="P28">User<text:span text:style-name="T40">Inventory</text:span></text:p>
      <text:p text:style-name="P28"/>
      <text:p text:style-name="P59">Описание:</text:p>
      <text:list xml:id="list80827461103111" text:continue-list="list80829069798840" text:style-name="L20">
        <text:list-item>
          <text:p text:style-name="P302">Таблица представляет из себя коллекцию инвентаря пользователя</text:p>
        </text:list-item>
      </text:list>
      <text:p text:style-name="P63">Связи:</text:p>
      <text:list text:style-name="L35">
        <text:list-item>
          <text:p text:style-name="P272">User(<text:span text:style-name="T2">Многие к одному</text:span>)</text:p>
        </text:list-item>
        <text:list-item>
          <text:p text:style-name="P283">GameItem:Item(<text:span text:style-name="T2">Многие к одному</text:span>)</text:p>
        </text:list-item>
      </text:list>
      <text:p text:style-name="P88"/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E"/>
        <table:table-row>
          <table:table-cell table:style-name="Таблица32.A1" office:value-type="string">
            <text:p text:style-name="P117">Key</text:p>
          </table:table-cell>
          <table:table-cell table:style-name="Таблица32.A1" office:value-type="string">
            <text:p text:style-name="P117">Name</text:p>
          </table:table-cell>
          <table:table-cell table:style-name="Таблица32.A1" office:value-type="string">
            <text:p text:style-name="P117">Type</text:p>
          </table:table-cell>
          <table:table-cell table:style-name="Таблица32.A1" office:value-type="string">
            <text:p text:style-name="P117"><text:span text:style-name="T5">Is</text:span>Required</text:p>
          </table:table-cell>
          <table:table-cell table:style-name="Таблица32.E1" office:value-type="string">
            <text:p text:style-name="P117">Constrains</text:p>
          </table:table-cell>
        </table:table-row>
        <table:table-row>
          <table:table-cell table:style-name="Таблица32.A2" office:value-type="string">
            <text:p text:style-name="P117">PK</text:p>
          </table:table-cell>
          <table:table-cell table:style-name="Таблица32.A2" office:value-type="string">
            <text:p text:style-name="P117">Id</text:p>
          </table:table-cell>
          <table:table-cell table:style-name="Таблица32.A2" office:value-type="string">
            <text:p text:style-name="P117">uniqueidentifier</text:p>
          </table:table-cell>
          <table:table-cell table:style-name="Таблица32.A2" office:value-type="string">
            <text:p text:style-name="P117">True</text:p>
          </table:table-cell>
          <table:table-cell table:style-name="Таблица32.E2" office:value-type="string">
            <text:p text:style-name="P142">NEWID(), UNIQUE</text:p>
          </table:table-cell>
        </table:table-row>
        <table:table-row>
          <table:table-cell table:style-name="Таблица32.A2" office:value-type="string">
            <text:p text:style-name="P117"/>
          </table:table-cell>
          <table:table-cell table:style-name="Таблица32.A2" office:value-type="string">
            <text:p text:style-name="P198">Date</text:p>
          </table:table-cell>
          <table:table-cell table:style-name="Таблица32.A2" office:value-type="string">
            <text:p text:style-name="P117">datetime2(7)</text:p>
          </table:table-cell>
          <table:table-cell table:style-name="Таблица32.A2" office:value-type="string">
            <text:p text:style-name="P198">True</text:p>
          </table:table-cell>
          <table:table-cell table:style-name="Таблица32.E2" office:value-type="string">
            <text:p text:style-name="P142">-</text:p>
          </table:table-cell>
        </table:table-row>
        <table:table-row>
          <table:table-cell table:style-name="Таблица32.A2" office:value-type="string">
            <text:p text:style-name="P242"/>
          </table:table-cell>
          <table:table-cell table:style-name="Таблица32.A2" office:value-type="string">
            <text:p text:style-name="P193">FixedCost</text:p>
          </table:table-cell>
          <table:table-cell table:style-name="Таблица32.A2" office:value-type="string">
            <text:p text:style-name="P114">decimal(18, 5)</text:p>
          </table:table-cell>
          <table:table-cell table:style-name="Таблица32.A2" office:value-type="string">
            <text:p text:style-name="P164">True</text:p>
          </table:table-cell>
          <table:table-cell table:style-name="Таблица32.E2" office:value-type="string">
            <text:p text:style-name="P159">-</text:p>
          </table:table-cell>
        </table:table-row>
        <table:table-row>
          <table:table-cell table:style-name="Таблица32.A2" office:value-type="string">
            <text:p text:style-name="P117">FK</text:p>
          </table:table-cell>
          <table:table-cell table:style-name="Таблица32.A2" office:value-type="string">
            <text:p text:style-name="P117"><text:span text:style-name="T39">User</text:span>Id</text:p>
          </table:table-cell>
          <table:table-cell table:style-name="Таблица32.A2" office:value-type="string">
            <text:p text:style-name="P117">uniqueidentifier</text:p>
          </table:table-cell>
          <table:table-cell table:style-name="Таблица32.A2" office:value-type="string">
            <text:p text:style-name="P117">True</text:p>
          </table:table-cell>
          <table:table-cell table:style-name="Таблица32.E2" office:value-type="string">
            <text:p text:style-name="P142">-</text:p>
          </table:table-cell>
        </table:table-row>
        <table:table-row>
          <table:table-cell table:style-name="Таблица32.A2" office:value-type="string">
            <text:p text:style-name="P117">FK</text:p>
          </table:table-cell>
          <table:table-cell table:style-name="Таблица32.A2" office:value-type="string">
            <text:p text:style-name="P117"><text:span text:style-name="T40">Item</text:span>Id</text:p>
          </table:table-cell>
          <table:table-cell table:style-name="Таблица32.A2" office:value-type="string">
            <text:p text:style-name="P117">uniqueidentifier</text:p>
          </table:table-cell>
          <table:table-cell table:style-name="Таблица32.A2" office:value-type="string">
            <text:p text:style-name="P117">True</text:p>
          </table:table-cell>
          <table:table-cell table:style-name="Таблица32.E2" office:value-type="string">
            <text:p text:style-name="P142">-</text:p>
          </table:table-cell>
        </table:table-row>
      </table:table>
      <text:p text:style-name="P221"/>
      <text:p text:style-name="P28">UserHistoryOpening</text:p>
      <text:p text:style-name="P28"/>
      <text:p text:style-name="P59">Описание:</text:p>
      <text:list xml:id="list80827580813957" text:continue-list="list80827461103111" text:style-name="L20">
        <text:list-item>
          <text:p text:style-name="P302">Таблица представляет из себя коллекцию истории открытия кейсов</text:p>
        </text:list-item>
      </text:list>
      <text:p text:style-name="P63">Связи:</text:p>
      <text:list text:style-name="L36">
        <text:list-item>
          <text:p text:style-name="P273">User(<text:span text:style-name="T2">Многие к одному</text:span>)</text:p>
        </text:list-item>
        <text:list-item>
          <text:p text:style-name="P284">GameItem:Item(<text:span text:style-name="T2">Многие к одному</text:span>)</text:p>
        </text:list-item>
        <text:list-item>
          <text:p text:style-name="P284">LootBox:Box(<text:span text:style-name="T2">Многие к одному</text:span>)</text:p>
        </text:list-item>
      </text:list>
      <text:p text:style-name="P88"/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column table:style-name="Таблица33.D"/>
        <table:table-column table:style-name="Таблица33.E"/>
        <table:table-row>
          <table:table-cell table:style-name="Таблица33.A1" office:value-type="string">
            <text:p text:style-name="P117">Key</text:p>
          </table:table-cell>
          <table:table-cell table:style-name="Таблица33.A1" office:value-type="string">
            <text:p text:style-name="P117">Name</text:p>
          </table:table-cell>
          <table:table-cell table:style-name="Таблица33.A1" office:value-type="string">
            <text:p text:style-name="P117">Type</text:p>
          </table:table-cell>
          <table:table-cell table:style-name="Таблица33.A1" office:value-type="string">
            <text:p text:style-name="P117"><text:span text:style-name="T5">Is</text:span>Required</text:p>
          </table:table-cell>
          <table:table-cell table:style-name="Таблица33.E1" office:value-type="string">
            <text:p text:style-name="P117">Constrains</text:p>
          </table:table-cell>
        </table:table-row>
        <table:table-row>
          <table:table-cell table:style-name="Таблица33.A2" office:value-type="string">
            <text:p text:style-name="P117">PK</text:p>
          </table:table-cell>
          <table:table-cell table:style-name="Таблица33.A2" office:value-type="string">
            <text:p text:style-name="P117">Id</text:p>
          </table:table-cell>
          <table:table-cell table:style-name="Таблица33.A2" office:value-type="string">
            <text:p text:style-name="P117">uniqueidentifier</text:p>
          </table:table-cell>
          <table:table-cell table:style-name="Таблица33.A2" office:value-type="string">
            <text:p text:style-name="P117">True</text:p>
          </table:table-cell>
          <table:table-cell table:style-name="Таблица33.E2" office:value-type="string">
            <text:p text:style-name="P142">NEWID(), UNIQUE</text:p>
          </table:table-cell>
        </table:table-row>
        <table:table-row>
          <table:table-cell table:style-name="Таблица33.A2" office:value-type="string">
            <text:p text:style-name="P117"/>
          </table:table-cell>
          <table:table-cell table:style-name="Таблица33.A2" office:value-type="string">
            <text:p text:style-name="P198">Date</text:p>
          </table:table-cell>
          <table:table-cell table:style-name="Таблица33.A2" office:value-type="string">
            <text:p text:style-name="P117">datetime2(7)</text:p>
          </table:table-cell>
          <table:table-cell table:style-name="Таблица33.A2" office:value-type="string">
            <text:p text:style-name="P198">True</text:p>
          </table:table-cell>
          <table:table-cell table:style-name="Таблица33.E2" office:value-type="string">
            <text:p text:style-name="P142">-</text:p>
          </table:table-cell>
        </table:table-row>
        <table:table-row>
          <table:table-cell table:style-name="Таблица33.A2" office:value-type="string">
            <text:p text:style-name="P117">FK</text:p>
          </table:table-cell>
          <table:table-cell table:style-name="Таблица33.A2" office:value-type="string">
            <text:p text:style-name="P117"><text:span text:style-name="T39">User</text:span>Id</text:p>
          </table:table-cell>
          <table:table-cell table:style-name="Таблица33.A2" office:value-type="string">
            <text:p text:style-name="P117">uniqueidentifier</text:p>
          </table:table-cell>
          <table:table-cell table:style-name="Таблица33.A2" office:value-type="string">
            <text:p text:style-name="P117">True</text:p>
          </table:table-cell>
          <table:table-cell table:style-name="Таблица33.E2" office:value-type="string">
            <text:p text:style-name="P142">-</text:p>
          </table:table-cell>
        </table:table-row>
        <table:table-row>
          <table:table-cell table:style-name="Таблица33.A2" office:value-type="string">
            <text:p text:style-name="P117">FK</text:p>
          </table:table-cell>
          <table:table-cell table:style-name="Таблица33.A2" office:value-type="string">
            <text:p text:style-name="P117"><text:span text:style-name="T40">Box</text:span>Id</text:p>
          </table:table-cell>
          <table:table-cell table:style-name="Таблица33.A2" office:value-type="string">
            <text:p text:style-name="P117">uniqueidentifier</text:p>
          </table:table-cell>
          <table:table-cell table:style-name="Таблица33.A2" office:value-type="string">
            <text:p text:style-name="P117">True</text:p>
          </table:table-cell>
          <table:table-cell table:style-name="Таблица33.E2" office:value-type="string">
            <text:p text:style-name="P142">-</text:p>
          </table:table-cell>
        </table:table-row>
        <table:table-row>
          <table:table-cell table:style-name="Таблица33.A2" office:value-type="string">
            <text:p text:style-name="P117">FK</text:p>
          </table:table-cell>
          <table:table-cell table:style-name="Таблица33.A2" office:value-type="string">
            <text:p text:style-name="P117"><text:span text:style-name="T40">Item</text:span>Id</text:p>
          </table:table-cell>
          <table:table-cell table:style-name="Таблица33.A2" office:value-type="string">
            <text:p text:style-name="P117">uniqueidentifier</text:p>
          </table:table-cell>
          <table:table-cell table:style-name="Таблица33.A2" office:value-type="string">
            <text:p text:style-name="P117">True</text:p>
          </table:table-cell>
          <table:table-cell table:style-name="Таблица33.E2" office:value-type="string">
            <text:p text:style-name="P142">-</text:p>
          </table:table-cell>
        </table:table-row>
      </table:table>
      <text:p text:style-name="P221"/>
      <text:p text:style-name="P29">User<text:span text:style-name="T41">PathBanner</text:span></text:p>
      <text:p text:style-name="P29"><text:soft-page-break/></text:p>
      <text:p text:style-name="P60">Описание:</text:p>
      <text:list xml:id="list80828704211383" text:continue-list="list80827580813957" text:style-name="L20">
        <text:list-item>
          <text:p text:style-name="P303">Таблица представляет из себя коллекцию <text:span text:style-name="T41">путей до ивентовых баннеров</text:span></text:p>
        </text:list-item>
      </text:list>
      <text:p text:style-name="P64">Связи:</text:p>
      <text:list text:style-name="L37">
        <text:list-item>
          <text:p text:style-name="P274">User(<text:span text:style-name="T2">Многие к одному</text:span>)</text:p>
        </text:list-item>
        <text:list-item>
          <text:p text:style-name="P285">GameItem:Item(<text:span text:style-name="T2">Многие к одному</text:span>)</text:p>
        </text:list-item>
        <text:list-item>
          <text:p text:style-name="P285">LootBox<text:span text:style-name="T41">Banner</text:span>:<text:span text:style-name="T41">Banner</text:span>(<text:span text:style-name="T2">Многие к одному</text:span>)</text:p>
        </text:list-item>
      </text:list>
      <text:p text:style-name="P89"/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column table:style-name="Таблица34.E"/>
        <table:table-row>
          <table:table-cell table:style-name="Таблица34.A1" office:value-type="string">
            <text:p text:style-name="P118">Key</text:p>
          </table:table-cell>
          <table:table-cell table:style-name="Таблица34.A1" office:value-type="string">
            <text:p text:style-name="P118">Name</text:p>
          </table:table-cell>
          <table:table-cell table:style-name="Таблица34.A1" office:value-type="string">
            <text:p text:style-name="P118">Type</text:p>
          </table:table-cell>
          <table:table-cell table:style-name="Таблица34.A1" office:value-type="string">
            <text:p text:style-name="P118"><text:span text:style-name="T5">Is</text:span>Required</text:p>
          </table:table-cell>
          <table:table-cell table:style-name="Таблица34.E1" office:value-type="string">
            <text:p text:style-name="P118">Constrains</text:p>
          </table:table-cell>
        </table:table-row>
        <table:table-row>
          <table:table-cell table:style-name="Таблица34.A2" office:value-type="string">
            <text:p text:style-name="P118">PK</text:p>
          </table:table-cell>
          <table:table-cell table:style-name="Таблица34.A2" office:value-type="string">
            <text:p text:style-name="P118">Id</text:p>
          </table:table-cell>
          <table:table-cell table:style-name="Таблица34.A2" office:value-type="string">
            <text:p text:style-name="P118">uniqueidentifier</text:p>
          </table:table-cell>
          <table:table-cell table:style-name="Таблица34.A2" office:value-type="string">
            <text:p text:style-name="P118">True</text:p>
          </table:table-cell>
          <table:table-cell table:style-name="Таблица34.E2" office:value-type="string">
            <text:p text:style-name="P143">NEWID(), UNIQUE</text:p>
          </table:table-cell>
        </table:table-row>
        <table:table-row>
          <table:table-cell table:style-name="Таблица34.A2" office:value-type="string">
            <text:p text:style-name="P118"/>
          </table:table-cell>
          <table:table-cell table:style-name="Таблица34.A2" office:value-type="string">
            <text:p text:style-name="P199">Date</text:p>
          </table:table-cell>
          <table:table-cell table:style-name="Таблица34.A2" office:value-type="string">
            <text:p text:style-name="P118">datetime2(7)</text:p>
          </table:table-cell>
          <table:table-cell table:style-name="Таблица34.A2" office:value-type="string">
            <text:p text:style-name="P199">True</text:p>
          </table:table-cell>
          <table:table-cell table:style-name="Таблица34.E2" office:value-type="string">
            <text:p text:style-name="P143">-</text:p>
          </table:table-cell>
        </table:table-row>
        <table:table-row>
          <table:table-cell table:style-name="Таблица34.A2" office:value-type="string">
            <text:p text:style-name="P242"/>
          </table:table-cell>
          <table:table-cell table:style-name="Таблица34.A2" office:value-type="string">
            <text:p text:style-name="P200">NumberSteps</text:p>
          </table:table-cell>
          <table:table-cell table:style-name="Таблица34.A2" office:value-type="string">
            <text:p text:style-name="P200">int</text:p>
          </table:table-cell>
          <table:table-cell table:style-name="Таблица34.A2" office:value-type="string">
            <text:p text:style-name="P164">True</text:p>
          </table:table-cell>
          <table:table-cell table:style-name="Таблица34.E2" office:value-type="string">
            <text:p text:style-name="P159">-</text:p>
          </table:table-cell>
        </table:table-row>
        <table:table-row>
          <table:table-cell table:style-name="Таблица34.A2" office:value-type="string">
            <text:p text:style-name="P118">FK</text:p>
          </table:table-cell>
          <table:table-cell table:style-name="Таблица34.A2" office:value-type="string">
            <text:p text:style-name="P118"><text:span text:style-name="T39">User</text:span>Id</text:p>
          </table:table-cell>
          <table:table-cell table:style-name="Таблица34.A2" office:value-type="string">
            <text:p text:style-name="P118">uniqueidentifier</text:p>
          </table:table-cell>
          <table:table-cell table:style-name="Таблица34.A2" office:value-type="string">
            <text:p text:style-name="P118">True</text:p>
          </table:table-cell>
          <table:table-cell table:style-name="Таблица34.E2" office:value-type="string">
            <text:p text:style-name="P143">-</text:p>
          </table:table-cell>
        </table:table-row>
        <table:table-row>
          <table:table-cell table:style-name="Таблица34.A2" office:value-type="string">
            <text:p text:style-name="P118">FK</text:p>
          </table:table-cell>
          <table:table-cell table:style-name="Таблица34.A2" office:value-type="string">
            <text:p text:style-name="P118"><text:span text:style-name="T40">Item</text:span>Id</text:p>
          </table:table-cell>
          <table:table-cell table:style-name="Таблица34.A2" office:value-type="string">
            <text:p text:style-name="P118">uniqueidentifier</text:p>
          </table:table-cell>
          <table:table-cell table:style-name="Таблица34.A2" office:value-type="string">
            <text:p text:style-name="P118">True</text:p>
          </table:table-cell>
          <table:table-cell table:style-name="Таблица34.E2" office:value-type="string">
            <text:p text:style-name="P143">-</text:p>
          </table:table-cell>
        </table:table-row>
        <table:table-row>
          <table:table-cell table:style-name="Таблица34.A2" office:value-type="string">
            <text:p text:style-name="P118">FK</text:p>
          </table:table-cell>
          <table:table-cell table:style-name="Таблица34.A2" office:value-type="string">
            <text:p text:style-name="P118"><text:span text:style-name="T41">Banner</text:span>Id</text:p>
          </table:table-cell>
          <table:table-cell table:style-name="Таблица34.A2" office:value-type="string">
            <text:p text:style-name="P118">uniqueidentifier</text:p>
          </table:table-cell>
          <table:table-cell table:style-name="Таблица34.A2" office:value-type="string">
            <text:p text:style-name="P118">True</text:p>
          </table:table-cell>
          <table:table-cell table:style-name="Таблица34.E2" office:value-type="string">
            <text:p text:style-name="P143">-</text:p>
          </table:table-cell>
        </table:table-row>
      </table:table>
      <text:p text:style-name="P2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9T15:41:47.714000000</meta:creation-date>
    <dc:date>2023-03-31T08:08:26.667000000</dc:date>
    <meta:editing-duration>PT2H52M11S</meta:editing-duration>
    <meta:editing-cycles>65</meta:editing-cycles>
    <meta:generator>LibreOffice/7.4.3.2$Windows_X86_64 LibreOffice_project/1048a8393ae2eeec98dff31b5c133c5f1d08b890</meta:generator>
    <meta:document-statistic meta:table-count="33" meta:image-count="0" meta:object-count="0" meta:page-count="12" meta:paragraph-count="993" meta:word-count="1392" meta:character-count="9117" meta:non-whitespace-character-count="8787"/>
  </office:meta>
</office:document-meta>
</file>